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3.212cm"/>
    </style:style>
    <style:style style:name="co25" style:family="table-column">
      <style:table-column-properties fo:break-before="auto" style:column-width="2.492cm"/>
    </style:style>
    <style:style style:name="co26" style:family="table-column">
      <style:table-column-properties fo:break-before="auto" style:column-width="2.824cm"/>
    </style:style>
    <style:style style:name="co27" style:family="table-column">
      <style:table-column-properties fo:break-before="auto" style:column-width="0.718cm"/>
    </style:style>
    <style:style style:name="co28" style:family="table-column">
      <style:table-column-properties fo:break-before="auto" style:column-width="8.763cm"/>
    </style:style>
    <style:style style:name="co29" style:family="table-column">
      <style:table-column-properties fo:break-before="auto" style:column-width="6.248cm"/>
    </style:style>
    <style:style style:name="co30" style:family="table-column">
      <style:table-column-properties fo:break-before="auto" style:column-width="1.381cm"/>
    </style:style>
    <style:style style:name="co31" style:family="table-column">
      <style:table-column-properties fo:break-before="auto" style:column-width="2.044cm"/>
    </style:style>
    <style:style style:name="co32" style:family="table-column">
      <style:table-column-properties fo:break-before="auto" style:column-width="0.967cm"/>
    </style:style>
    <style:style style:name="co33" style:family="table-column">
      <style:table-column-properties fo:break-before="auto" style:column-width="1.464cm"/>
    </style:style>
    <style:style style:name="co34" style:family="table-column">
      <style:table-column-properties fo:break-before="auto" style:column-width="6.108cm"/>
    </style:style>
    <style:style style:name="co35" style:family="table-column">
      <style:table-column-properties fo:break-before="auto" style:column-width="2.293cm"/>
    </style:style>
    <style:style style:name="co36" style:family="table-column">
      <style:table-column-properties fo:break-before="auto" style:column-width="3.316cm"/>
    </style:style>
    <style:style style:name="co37" style:family="table-column">
      <style:table-column-properties fo:break-before="auto" style:column-width="1.244cm"/>
    </style:style>
    <style:style style:name="co38" style:family="table-column">
      <style:table-column-properties fo:break-before="auto" style:column-width="0.829cm"/>
    </style:style>
    <style:style style:name="co39" style:family="table-column">
      <style:table-column-properties fo:break-before="auto" style:column-width="1.166cm"/>
    </style:style>
    <style:style style:name="co40" style:family="table-column">
      <style:table-column-properties fo:break-before="auto" style:column-width="1.907cm"/>
    </style:style>
    <style:style style:name="co41" style:family="table-column">
      <style:table-column-properties fo:break-before="auto" style:column-width="3.373cm"/>
    </style:style>
    <style:style style:name="co42" style:family="table-column">
      <style:table-column-properties fo:break-before="auto" style:column-width="2.708cm"/>
    </style:style>
    <style:style style:name="co43" style:family="table-column">
      <style:table-column-properties fo:break-before="auto" style:column-width="2.073cm"/>
    </style:style>
    <style:style style:name="co44" style:family="table-column">
      <style:table-column-properties fo:break-before="auto" style:column-width="1.879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8.569cm"/>
    </style:style>
    <style:style style:name="co47" style:family="table-column">
      <style:table-column-properties fo:break-before="auto" style:column-width="6.496cm"/>
    </style:style>
    <style:style style:name="co48" style:family="table-column">
      <style:table-column-properties fo:break-before="auto" style:column-width="3.814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 style:data-style-name="N1">
      <style:text-properties style:text-position=""/>
    </style:style>
    <style:style style:name="ce12" style:family="table-cell" style:parent-style-name="Default">
      <style:text-properties style:text-position="" fo:font-weight="normal" style:font-weight-asian="normal" style:font-weight-complex="normal"/>
    </style:style>
    <style:style style:name="ce13" style:family="table-cell" style:parent-style-name="Default">
      <style:text-properties fo:color="#0047ff" style:text-position=""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"/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0047ff" fo:font-weight="bold" style:font-weight-asian="bold" style:font-weight-complex="bold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6" table:number-columns-repeated="2" table:default-cell-style-name="Default"/>
        <table:table-column table:style-name="co43" table:default-cell-style-name="Default"/>
        <table:table-column table:style-name="co44" table:number-columns-repeated="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8">
          <table:table-cell table:style-name="ce16" office:value-type="string" calcext:value-type="string">
            <text:p>TIPOLOGICHE GENERALI</text:p>
          </table:table-cell>
          <table:table-cell table:number-columns-repeated="15"/>
        </table:table-row>
        <table:table-row table:style-name="ro3">
          <table:table-cell table:number-columns-repeated="13"/>
          <table:table-cell table:style-name="ce18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</table:table-row>
        <table:table-row table:style-name="ro4">
          <table:table-cell table:style-name="ce17" office:value-type="string" calcext:value-type="string">
            <text:p>day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text:line-break/>-- Dump dei dati per la tabella day_types<text:line-break/>-- </text:p>
          </table:table-cell>
          <table:table-cell table:style-name="ce21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21" table:formula="of:=&quot;  &quot;&amp;[.$A3]&amp;&quot;:&quot;" office:value-type="string" office:string-value="  day_types:" calcext:value-type="string">
            <text:p><text:s text:c="2"/>day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week_order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G5]&amp;CHAR(34)&amp;CHAR(13)&amp;CHAR(10)&amp;&quot;    i18n_description_&quot;&amp;[.$B5]&amp;&quot;: &quot;&amp;CHAR(34)&amp;[.E5]&amp;CHAR(34)" office:value-type="string" office:string-value="    i18n_short_LU: &quot;Lun&quot;&#13;&#10;    i18n_description_LU: &quot;Lunedì&quot;" calcext:value-type="string">
            <text:p><text:s text:c="4"/>i18n_short_LU: "Lun"<text:line-break/> <text:s text:c="3"/>i18n_description_LU: "Lunedì"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Mon&quot;&#13;&#10;    i18n_description_LU: &quot;Monday&quot;" calcext:value-type="string">
            <text:p><text:s text:c="4"/>i18n_short_LU: "Mon"<text:line-break/> <text:s text:c="3"/>i18n_description_LU: "Monday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G6]&amp;CHAR(34)&amp;CHAR(13)&amp;CHAR(10)&amp;&quot;    i18n_description_&quot;&amp;[.$B6]&amp;&quot;: &quot;&amp;CHAR(34)&amp;[.E6]&amp;CHAR(34)" office:value-type="string" office:string-value="    i18n_short_MA: &quot;Mar&quot;&#13;&#10;    i18n_description_MA: &quot;Martedì&quot;" calcext:value-type="string">
            <text:p><text:s text:c="4"/>i18n_short_MA: "Mar"<text:line-break/> <text:s text:c="3"/>i18n_description_MA: "Martedì"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Thu&quot;&#13;&#10;    i18n_description_MA: &quot;Thursday&quot;" calcext:value-type="string">
            <text:p><text:s text:c="4"/>i18n_short_MA: "Thu"<text:line-break/> <text:s text:c="3"/>i18n_description_MA: "Thursday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G7]&amp;CHAR(34)&amp;CHAR(13)&amp;CHAR(10)&amp;&quot;    i18n_description_&quot;&amp;[.$B7]&amp;&quot;: &quot;&amp;CHAR(34)&amp;[.E7]&amp;CHAR(34)" office:value-type="string" office:string-value="    i18n_short_ME: &quot;Mer&quot;&#13;&#10;    i18n_description_ME: &quot;Mercoledì&quot;" calcext:value-type="string">
            <text:p><text:s text:c="4"/>i18n_short_ME: "Mer"<text:line-break/> <text:s text:c="3"/>i18n_description_ME: "Mercoledì"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Wed&quot;&#13;&#10;    i18n_description_ME: &quot;Wednsday&quot;" calcext:value-type="string">
            <text:p><text:s text:c="4"/>i18n_short_ME: "Wed"<text:line-break/> <text:s text:c="3"/>i18n_description_ME: "Wednsda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G8]&amp;CHAR(34)&amp;CHAR(13)&amp;CHAR(10)&amp;&quot;    i18n_description_&quot;&amp;[.$B8]&amp;&quot;: &quot;&amp;CHAR(34)&amp;[.E8]&amp;CHAR(34)" office:value-type="string" office:string-value="    i18n_short_GI: &quot;Gio&quot;&#13;&#10;    i18n_description_GI: &quot;Giovedì&quot;" calcext:value-type="string">
            <text:p><text:s text:c="4"/>i18n_short_GI: "Gio"<text:line-break/> <text:s text:c="3"/>i18n_description_GI: "Giovedì"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Tue&quot;&#13;&#10;    i18n_description_GI: &quot;Tuesday&quot;" calcext:value-type="string">
            <text:p><text:s text:c="4"/>i18n_short_GI: "Tue"<text:line-break/> <text:s text:c="3"/>i18n_description_GI: "Tuesday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G9]&amp;CHAR(34)&amp;CHAR(13)&amp;CHAR(10)&amp;&quot;    i18n_description_&quot;&amp;[.$B9]&amp;&quot;: &quot;&amp;CHAR(34)&amp;[.E9]&amp;CHAR(34)" office:value-type="string" office:string-value="    i18n_short_VE: &quot;Ven&quot;&#13;&#10;    i18n_description_VE: &quot;Venerdì&quot;" calcext:value-type="string">
            <text:p><text:s text:c="4"/>i18n_short_VE: "Ven"<text:line-break/> <text:s text:c="3"/>i18n_description_VE: "Venerdì"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Fri&quot;&#13;&#10;    i18n_description_VE: &quot;Friday&quot;" calcext:value-type="string">
            <text:p><text:s text:c="4"/>i18n_short_VE: "Fri"<text:line-break/> <text:s text:c="3"/>i18n_description_VE: "Friday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G10]&amp;CHAR(34)&amp;CHAR(13)&amp;CHAR(10)&amp;&quot;    i18n_description_&quot;&amp;[.$B10]&amp;&quot;: &quot;&amp;CHAR(34)&amp;[.E10]&amp;CHAR(34)" office:value-type="string" office:string-value="    i18n_short_SA: &quot;Sab&quot;&#13;&#10;    i18n_description_SA: &quot;Sabato&quot;" calcext:value-type="string">
            <text:p><text:s text:c="4"/>i18n_short_SA: "Sab"<text:line-break/> <text:s text:c="3"/>i18n_description_SA: "Sabato"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t&quot;&#13;&#10;    i18n_description_SA: &quot;Saturday&quot;" calcext:value-type="string">
            <text:p><text:s text:c="4"/>i18n_short_SA: "Sat"<text:line-break/> <text:s text:c="3"/>i18n_description_SA: "Saturday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G11]&amp;CHAR(34)&amp;CHAR(13)&amp;CHAR(10)&amp;&quot;    i18n_description_&quot;&amp;[.$B11]&amp;&quot;: &quot;&amp;CHAR(34)&amp;[.E11]&amp;CHAR(34)" office:value-type="string" office:string-value="    i18n_short_DO: &quot;Dom&quot;&#13;&#10;    i18n_description_DO: &quot;Domenica&quot;" calcext:value-type="string">
            <text:p><text:s text:c="4"/>i18n_short_DO: "Dom"<text:line-break/> <text:s text:c="3"/>i18n_description_DO: "Domenica"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Sun&quot;&#13;&#10;    i18n_description_DO: &quot;Sunday&quot;" calcext:value-type="string">
            <text:p><text:s text:c="4"/>i18n_short_DO: "Sun"<text:line-break/> <text:s text:c="3"/>i18n_description_DO: "Sunday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gender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text:line-break/>-- Dump dei dati per la tabella gender_types<text:line-break/>-- </text:p>
          </table:table-cell>
          <table:table-cell table:style-name="ce21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21" table:formula="of:=&quot;  &quot;&amp;[.$A13]&amp;&quot;:&quot;" office:value-type="string" office:string-value="  gender_types:" calcext:value-type="string">
            <text:p><text:s text:c="2"/>gender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sex_en</text:p>
          </table:table-cell>
          <table:table-cell table:style-name="ce18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G15]&amp;CHAR(34)&amp;CHAR(13)&amp;CHAR(10)&amp;&quot;    i18n_description_&quot;&amp;[.$B15]&amp;&quot;: &quot;&amp;CHAR(34)&amp;[.E15]&amp;CHAR(34)&amp;CHAR(13)&amp;CHAR(10)&amp;&quot;    i18n_alternate_&quot;&amp;[.$B15]&amp;&quot;: &quot;&amp;CHAR(34)&amp;[.I15]&amp;CHAR(34)&amp;CHAR(13)&amp;CHAR(10)&amp;&quot;    i18n_sex_&quot;&amp;[.$B15]&amp;&quot;: &quot;&amp;CHAR(34)&amp;[.K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<text:s text:c="4"/>i18n_short_M: "MAS"<text:line-break/> <text:s text:c="3"/>i18n_description_M: "MASCHILE"<text:line-break/> <text:s text:c="3"/>i18n_alternate_M: "MASCHI"<text:line-break/> <text:s text:c="3"/>i18n_sex_M: "UOMINI"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<text:s text:c="4"/>i18n_short_M: "MAL"<text:line-break/> <text:s text:c="3"/>i18n_description_M: "MALE"<text:line-break/> <text:s text:c="3"/>i18n_alternate_M: "MALE"<text:line-break/> <text:s text:c="3"/>i18n_sex_M: "MEN"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G16]&amp;CHAR(34)&amp;CHAR(13)&amp;CHAR(10)&amp;&quot;    i18n_description_&quot;&amp;[.$B16]&amp;&quot;: &quot;&amp;CHAR(34)&amp;[.E16]&amp;CHAR(34)&amp;CHAR(13)&amp;CHAR(10)&amp;&quot;    i18n_alternate_&quot;&amp;[.$B16]&amp;&quot;: &quot;&amp;CHAR(34)&amp;[.I16]&amp;CHAR(34)&amp;CHAR(13)&amp;CHAR(10)&amp;&quot;    i18n_sex_&quot;&amp;[.$B16]&amp;&quot;: &quot;&amp;CHAR(34)&amp;[.K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<text:s text:c="4"/>i18n_short_F: "FEM"<text:line-break/> <text:s text:c="3"/>i18n_description_F: "FEMMINILE"<text:line-break/> <text:s text:c="3"/>i18n_alternate_F: "FEMMINE"<text:line-break/> <text:s text:c="3"/>i18n_sex_F: "DONNE"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<text:s text:c="4"/>i18n_short_F: "FEM"<text:line-break/> <text:s text:c="3"/>i18n_description_F: "FEMALE"<text:line-break/> <text:s text:c="3"/>i18n_alternate_F: "FEMALE"<text:line-break/> <text:s text:c="3"/>i18n_sex_F: "WOMEN"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G17]&amp;CHAR(34)&amp;CHAR(13)&amp;CHAR(10)&amp;&quot;    i18n_description_&quot;&amp;[.$B17]&amp;&quot;: &quot;&amp;CHAR(34)&amp;[.E17]&amp;CHAR(34)&amp;CHAR(13)&amp;CHAR(10)&amp;&quot;    i18n_alternate_&quot;&amp;[.$B17]&amp;&quot;: &quot;&amp;CHAR(34)&amp;[.I17]&amp;CHAR(34)&amp;CHAR(13)&amp;CHAR(10)&amp;&quot;    i18n_sex_&quot;&amp;[.$B17]&amp;&quot;: &quot;&amp;CHAR(34)&amp;[.K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<text:s text:c="4"/>i18n_short_X: "MIX"<text:line-break/> <text:s text:c="3"/>i18n_description_X: "MISTO"<text:line-break/> <text:s text:c="3"/>i18n_alternate_X: "MISTI"<text:line-break/> <text:s text:c="3"/>i18n_sex_X: "MISTI"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<text:s text:c="4"/>i18n_short_X: "MIX"<text:line-break/> <text:s text:c="3"/>i18n_description_X: "MIXED"<text:line-break/> <text:s text:c="3"/>i18n_alternate_X: "MIXED"<text:line-break/> <text:s text:c="3"/>i18n_sex_X: "MIXE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strok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text:line-break/>-- Dump dei dati per la tabella stroke_types<text:line-break/>-- </text:p>
          </table:table-cell>
          <table:table-cell table:style-name="ce21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21" table:formula="of:=&quot;  &quot;&amp;[.$A19]&amp;&quot;:&quot;" office:value-type="string" office:string-value="  stroke_types:" calcext:value-type="string">
            <text:p><text:s text:c="2"/>strok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is_eventable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/>
          <table:table-cell table:style-name="ce18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G21]&amp;CHAR(34)&amp;CHAR(13)&amp;CHAR(10)&amp;&quot;    i18n_description_&quot;&amp;[.$B21]&amp;&quot;: &quot;&amp;CHAR(34)&amp;[.E21]&amp;CHAR(34)&amp;CHAR(13)&amp;CHAR(10)&amp;&quot;    i18n_alternate_&quot;&amp;[.$B21]&amp;&quot;: &quot;&amp;CHAR(34)&amp;[.I21]&amp;CHAR(34)" office:value-type="string" office:string-value="    i18n_short_SL: &quot;SL&quot;&#13;&#10;    i18n_description_SL: &quot;STILE LIBERO&quot;&#13;&#10;    i18n_alternate_SL: &quot;CR&quot;" calcext:value-type="string">
            <text:p><text:s text:c="4"/>i18n_short_SL: "SL"<text:line-break/> <text:s text:c="3"/>i18n_description_SL: "STILE LIBERO"<text:line-break/> <text:s text:c="3"/>i18n_alternate_SL: "CR"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FS&quot;&#13;&#10;    i18n_description_SL: &quot;FREESTYLE&quot;&#13;&#10;    i18n_alternate_SL: &quot;CR&quot;" calcext:value-type="string">
            <text:p><text:s text:c="4"/>i18n_short_SL: "FS"<text:line-break/> <text:s text:c="3"/>i18n_description_SL: "FREESTYLE"<text:line-break/> <text:s text:c="3"/>i18n_alternate_SL: "CR"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G22]&amp;CHAR(34)&amp;CHAR(13)&amp;CHAR(10)&amp;&quot;    i18n_description_&quot;&amp;[.$B22]&amp;&quot;: &quot;&amp;CHAR(34)&amp;[.E22]&amp;CHAR(34)&amp;CHAR(13)&amp;CHAR(10)&amp;&quot;    i18n_alternate_&quot;&amp;[.$B22]&amp;&quot;: &quot;&amp;CHAR(34)&amp;[.I22]&amp;CHAR(34)" office:value-type="string" office:string-value="    i18n_short_FA: &quot;FA&quot;&#13;&#10;    i18n_description_FA: &quot;FARFALLA&quot;&#13;&#10;    i18n_alternate_FA: &quot;DF&quot;" calcext:value-type="string">
            <text:p><text:s text:c="4"/>i18n_short_FA: "FA"<text:line-break/> <text:s text:c="3"/>i18n_description_FA: "FARFALLA"<text:line-break/> <text:s text:c="3"/>i18n_alternate_FA: "DF"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BT&quot;&#13;&#10;    i18n_description_FA: &quot;BUTTERFLY&quot;&#13;&#10;    i18n_alternate_FA: &quot;BU&quot;" calcext:value-type="string">
            <text:p><text:s text:c="4"/>i18n_short_FA: "BT"<text:line-break/> <text:s text:c="3"/>i18n_description_FA: "BUTTERFLY"<text:line-break/> <text:s text:c="3"/>i18n_alternate_FA: "BU"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G23]&amp;CHAR(34)&amp;CHAR(13)&amp;CHAR(10)&amp;&quot;    i18n_description_&quot;&amp;[.$B23]&amp;&quot;: &quot;&amp;CHAR(34)&amp;[.E23]&amp;CHAR(34)&amp;CHAR(13)&amp;CHAR(10)&amp;&quot;    i18n_alternate_&quot;&amp;[.$B23]&amp;&quot;: &quot;&amp;CHAR(34)&amp;[.I23]&amp;CHAR(34)" office:value-type="string" office:string-value="    i18n_short_DO: &quot;DO&quot;&#13;&#10;    i18n_description_DO: &quot;DORSO&quot;&#13;&#10;    i18n_alternate_DO: &quot;DS&quot;" calcext:value-type="string">
            <text:p><text:s text:c="4"/>i18n_short_DO: "DO"<text:line-break/> <text:s text:c="3"/>i18n_description_DO: "DORSO"<text:line-break/> <text:s text:c="3"/>i18n_alternate_DO: "DS"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BK&quot;&#13;&#10;    i18n_description_DO: &quot;BACKSTROKE&quot;&#13;&#10;    i18n_alternate_DO: &quot;BA&quot;" calcext:value-type="string">
            <text:p><text:s text:c="4"/>i18n_short_DO: "BK"<text:line-break/> <text:s text:c="3"/>i18n_description_DO: "BACKSTROKE"<text:line-break/> <text:s text:c="3"/>i18n_alternate_DO: "BA"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G24]&amp;CHAR(34)&amp;CHAR(13)&amp;CHAR(10)&amp;&quot;    i18n_description_&quot;&amp;[.$B24]&amp;&quot;: &quot;&amp;CHAR(34)&amp;[.E24]&amp;CHAR(34)&amp;CHAR(13)&amp;CHAR(10)&amp;&quot;    i18n_alternate_&quot;&amp;[.$B24]&amp;&quot;: &quot;&amp;CHAR(34)&amp;[.I24]&amp;CHAR(34)" office:value-type="string" office:string-value="    i18n_short_RA: &quot;RA&quot;&#13;&#10;    i18n_description_RA: &quot;RANA&quot;&#13;&#10;    i18n_alternate_RA: &quot;RA&quot;" calcext:value-type="string">
            <text:p><text:s text:c="4"/>i18n_short_RA: "RA"<text:line-break/> <text:s text:c="3"/>i18n_description_RA: "RANA"<text:line-break/> <text:s text:c="3"/>i18n_alternate_RA: "RA"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BR&quot;&#13;&#10;    i18n_description_RA: &quot;BREASTROKE&quot;&#13;&#10;    i18n_alternate_RA: &quot;BS&quot;" calcext:value-type="string">
            <text:p><text:s text:c="4"/>i18n_short_RA: "BR"<text:line-break/> <text:s text:c="3"/>i18n_description_RA: "BREASTROKE"<text:line-break/> <text:s text:c="3"/>i18n_alternate_RA: "BS"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G25]&amp;CHAR(34)&amp;CHAR(13)&amp;CHAR(10)&amp;&quot;    i18n_description_&quot;&amp;[.$B25]&amp;&quot;: &quot;&amp;CHAR(34)&amp;[.E25]&amp;CHAR(34)&amp;CHAR(13)&amp;CHAR(10)&amp;&quot;    i18n_alternate_&quot;&amp;[.$B25]&amp;&quot;: &quot;&amp;CHAR(34)&amp;[.I25]&amp;CHAR(34)" office:value-type="string" office:string-value="    i18n_short_MI: &quot;MI&quot;&#13;&#10;    i18n_description_MI: &quot;MISTI&quot;&#13;&#10;    i18n_alternate_MI: &quot;MX&quot;" calcext:value-type="string">
            <text:p><text:s text:c="4"/>i18n_short_MI: "MI"<text:line-break/> <text:s text:c="3"/>i18n_description_MI: "MISTI"<text:line-break/> <text:s text:c="3"/>i18n_alternate_MI: "MX"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IM&quot;&#13;&#10;    i18n_description_MI: &quot;INDIVIDUAL MEDLEY&quot;&#13;&#10;    i18n_alternate_MI: &quot;MI&quot;" calcext:value-type="string">
            <text:p><text:s text:c="4"/>i18n_short_MI: "IM"<text:line-break/> <text:s text:c="3"/>i18n_description_MI: "INDIVIDUAL MEDLEY"<text:line-break/> <text:s text:c="3"/>i18n_alternate_MI: "MI"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G26]&amp;CHAR(34)&amp;CHAR(13)&amp;CHAR(10)&amp;&quot;    i18n_description_&quot;&amp;[.$B26]&amp;&quot;: &quot;&amp;CHAR(34)&amp;[.E26]&amp;CHAR(34)&amp;CHAR(13)&amp;CHAR(10)&amp;&quot;    i18n_alternate_&quot;&amp;[.$B26]&amp;&quot;: &quot;&amp;CHAR(34)&amp;[.I26]&amp;CHAR(34)" office:value-type="string" office:string-value="    i18n_short_PA: &quot;PA&quot;&#13;&#10;    i18n_description_PA: &quot;PARTENZE&quot;&#13;&#10;    i18n_alternate_PA: &quot;TU&quot;" calcext:value-type="string">
            <text:p><text:s text:c="4"/>i18n_short_PA: "PA"<text:line-break/> <text:s text:c="3"/>i18n_description_PA: "PARTENZE"<text:line-break/> <text:s text:c="3"/>i18n_alternate_PA: "TU"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ST&quot;&#13;&#10;    i18n_description_PA: &quot;STARTS&quot;&#13;&#10;    i18n_alternate_PA: &quot;DV&quot;" calcext:value-type="string">
            <text:p><text:s text:c="4"/>i18n_short_PA: "ST"<text:line-break/> <text:s text:c="3"/>i18n_description_PA: "STARTS"<text:line-break/> <text:s text:c="3"/>i18n_alternate_PA: "DV"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G27]&amp;CHAR(34)&amp;CHAR(13)&amp;CHAR(10)&amp;&quot;    i18n_description_&quot;&amp;[.$B27]&amp;&quot;: &quot;&amp;CHAR(34)&amp;[.E27]&amp;CHAR(34)&amp;CHAR(13)&amp;CHAR(10)&amp;&quot;    i18n_alternate_&quot;&amp;[.$B27]&amp;&quot;: &quot;&amp;CHAR(34)&amp;[.I27]&amp;CHAR(34)" office:value-type="string" office:string-value="    i18n_short_VI: &quot;VI&quot;&#13;&#10;    i18n_description_VI: &quot;VIRATE&quot;&#13;&#10;    i18n_alternate_VI: &quot;VI&quot;" calcext:value-type="string">
            <text:p><text:s text:c="4"/>i18n_short_VI: "VI"<text:line-break/> <text:s text:c="3"/>i18n_description_VI: "VIRATE"<text:line-break/> <text:s text:c="3"/>i18n_alternate_VI: "VI"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TU&quot;&#13;&#10;    i18n_description_VI: &quot;TURNS&quot;&#13;&#10;    i18n_alternate_VI: &quot;TU&quot;" calcext:value-type="string">
            <text:p><text:s text:c="4"/>i18n_short_VI: "TU"<text:line-break/> <text:s text:c="3"/>i18n_description_VI: "TURNS"<text:line-break/> <text:s text:c="3"/>i18n_alternate_VI: "TU"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G28]&amp;CHAR(34)&amp;CHAR(13)&amp;CHAR(10)&amp;&quot;    i18n_description_&quot;&amp;[.$B28]&amp;&quot;: &quot;&amp;CHAR(34)&amp;[.E28]&amp;CHAR(34)&amp;CHAR(13)&amp;CHAR(10)&amp;&quot;    i18n_alternate_&quot;&amp;[.$B28]&amp;&quot;: &quot;&amp;CHAR(34)&amp;[.I28]&amp;CHAR(34)" office:value-type="string" office:string-value="    i18n_short_PO: &quot;PT&quot;&#13;&#10;    i18n_description_PO: &quot;POTENZA&quot;&#13;&#10;    i18n_alternate_PO: &quot;ST&quot;" calcext:value-type="string">
            <text:p><text:s text:c="4"/>i18n_short_PO: "PT"<text:line-break/> <text:s text:c="3"/>i18n_description_PO: "POTENZA"<text:line-break/> <text:s text:c="3"/>i18n_alternate_PO: "ST"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W&quot;&#13;&#10;    i18n_description_PO: &quot;POWER&quot;&#13;&#10;    i18n_alternate_PO: &quot;ST&quot;" calcext:value-type="string">
            <text:p><text:s text:c="4"/>i18n_short_PO: "PW"<text:line-break/> <text:s text:c="3"/>i18n_description_PO: "POWER"<text:line-break/> <text:s text:c="3"/>i18n_alternate_PO: "ST"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1]&gt;0;&quot;,&quot;;&quot;;&quot;)" office:value-type="string" office:string-value="(9,'GE',0,0,CURDATE(),CURDATE());" calcext:value-type="string">
            <text:p>(9,'GE',0,0,CURDATE(),CURDATE());</text:p>
          </table:table-cell>
          <table:table-cell table:formula="of:=&quot;    i18n_short_&quot;&amp;[.$B29]&amp;&quot;: &quot;&amp;CHAR(34)&amp;[.G29]&amp;CHAR(34)&amp;CHAR(13)&amp;CHAR(10)&amp;&quot;    i18n_description_&quot;&amp;[.$B29]&amp;&quot;: &quot;&amp;CHAR(34)&amp;[.E29]&amp;CHAR(34)&amp;CHAR(13)&amp;CHAR(10)&amp;&quot;    i18n_alternate_&quot;&amp;[.$B29]&amp;&quot;: &quot;&amp;CHAR(34)&amp;[.I29]&amp;CHAR(34)" office:value-type="string" office:string-value="    i18n_short_GE: &quot;GE&quot;&#13;&#10;    i18n_description_GE: &quot;GENERICO&quot;&#13;&#10;    i18n_alternate_GE: &quot;NO&quot;" calcext:value-type="string">
            <text:p><text:s text:c="4"/>i18n_short_GE: "GE"<text:line-break/> <text:s text:c="3"/>i18n_description_GE: "GENERICO"<text:line-break/> <text:s text:c="3"/>i18n_alternate_GE: "NO"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&quot;&#13;&#10;    i18n_alternate_GE: &quot;NO&quot;" calcext:value-type="string">
            <text:p><text:s text:c="4"/>i18n_short_GE: "GE"<text:line-break/> <text:s text:c="3"/>i18n_description_GE: "GENERIC"<text:line-break/> <text:s text:c="3"/>i18n_alternate_GE: "NO"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G30]&amp;CHAR(34)&amp;CHAR(13)&amp;CHAR(10)&amp;&quot;    i18n_description_&quot;&amp;[.$B30]&amp;&quot;: &quot;&amp;CHAR(34)&amp;[.E30]&amp;CHAR(34)&amp;CHAR(13)&amp;CHAR(10)&amp;&quot;    i18n_alternate_&quot;&amp;[.$B30]&amp;&quot;: &quot;&amp;CHAR(34)&amp;[.I30]&amp;CHAR(34)" office:value-type="string" office:string-value="    i18n_short_MX: &quot;MX&quot;&#13;&#10;    i18n_description_MX: &quot;MISTA&quot;&#13;&#10;    i18n_alternate_MX: &quot;MS&quot;" calcext:value-type="string">
            <text:p><text:s text:c="4"/>i18n_short_MX: "MX"<text:line-break/> <text:s text:c="3"/>i18n_description_MX: "MISTA"<text:line-break/> <text:s text:c="3"/>i18n_alternate_MX: "MS"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XED&quot;&#13;&#10;    i18n_alternate_MX: &quot;MR&quot;" calcext:value-type="string">
            <text:p><text:s text:c="4"/>i18n_short_MX: "MX"<text:line-break/> <text:s text:c="3"/>i18n_description_MX: "MIXED"<text:line-break/> <text:s text:c="3"/>i18n_alternate_MX: "MR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presenc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text:line-break/>-- Dump dei dati per la tabella presence_types<text:line-break/>-- </text:p>
          </table:table-cell>
          <table:table-cell table:style-name="ce21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21" table:formula="of:=&quot;  &quot;&amp;[.$A32]&amp;&quot;:&quot;" office:value-type="string" office:string-value="  presence_types:" calcext:value-type="string">
            <text:p><text:s text:c="2"/>presenc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value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G34]&amp;CHAR(34)&amp;CHAR(13)&amp;CHAR(10)&amp;&quot;    i18n_description_&quot;&amp;[.$B34]&amp;&quot;: &quot;&amp;CHAR(34)&amp;[.E34]&amp;CHAR(34)" office:value-type="string" office:string-value="    i18n_short_P: &quot;PRE&quot;&#13;&#10;    i18n_description_P: &quot;PRESENTE&quot;" calcext:value-type="string">
            <text:p><text:s text:c="4"/>i18n_short_P: "PRE"<text:line-break/> <text:s text:c="3"/>i18n_description_P: "PRESENTE"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&quot;" calcext:value-type="string">
            <text:p><text:s text:c="4"/>i18n_short_P: "PRE"<text:line-break/> <text:s text:c="3"/>i18n_description_P: "PRESENT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G35]&amp;CHAR(34)&amp;CHAR(13)&amp;CHAR(10)&amp;&quot;    i18n_description_&quot;&amp;[.$B35]&amp;&quot;: &quot;&amp;CHAR(34)&amp;[.E35]&amp;CHAR(34)" office:value-type="string" office:string-value="    i18n_short_R: &quot;RIT&quot;&#13;&#10;    i18n_description_R: &quot;INGRESSO IN RITARDO&quot;" calcext:value-type="string">
            <text:p><text:s text:c="4"/>i18n_short_R: "RIT"<text:line-break/> <text:s text:c="3"/>i18n_description_R: "INGRESSO IN RITARDO"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DEL&quot;&#13;&#10;    i18n_description_R: &quot;DELAYED&quot;" calcext:value-type="string">
            <text:p><text:s text:c="4"/>i18n_short_R: "DEL"<text:line-break/> <text:s text:c="3"/>i18n_description_R: "DELAYED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G36]&amp;CHAR(34)&amp;CHAR(13)&amp;CHAR(10)&amp;&quot;    i18n_description_&quot;&amp;[.$B36]&amp;&quot;: &quot;&amp;CHAR(34)&amp;[.E36]&amp;CHAR(34)" office:value-type="string" office:string-value="    i18n_short_U: &quot;DNF&quot;&#13;&#10;    i18n_description_U: &quot;USCITA ANTICIPATA&quot;" calcext:value-type="string">
            <text:p><text:s text:c="4"/>i18n_short_U: "DNF"<text:line-break/> <text:s text:c="3"/>i18n_description_U: "USCITA ANTICIPATA"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BK&quot;&#13;&#10;    i18n_description_U: &quot;DO NOT FINISHED&quot;" calcext:value-type="string">
            <text:p><text:s text:c="4"/>i18n_short_U: "BK"<text:line-break/> <text:s text:c="3"/>i18n_description_U: "DO NOT FINISHED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G37]&amp;CHAR(34)&amp;CHAR(13)&amp;CHAR(10)&amp;&quot;    i18n_description_&quot;&amp;[.$B37]&amp;&quot;: &quot;&amp;CHAR(34)&amp;[.E37]&amp;CHAR(34)" office:value-type="string" office:string-value="    i18n_short_A: &quot;ASS&quot;&#13;&#10;    i18n_description_A: &quot;ASSENTE&quot;" calcext:value-type="string">
            <text:p><text:s text:c="4"/>i18n_short_A: "ASS"<text:line-break/> <text:s text:c="3"/>i18n_description_A: "ASSENTE"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NPR&quot;&#13;&#10;    i18n_description_A: &quot;NOT PRESENT&quot;" calcext:value-type="string">
            <text:p><text:s text:c="4"/>i18n_short_A: "NPR"<text:line-break/> <text:s text:c="3"/>i18n_description_A: "NOT PRESEN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entry_tim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text:line-break/>-- Dump dei dati per la tabella entry_time_types<text:line-break/>-- </text:p>
          </table:table-cell>
          <table:table-cell table:style-name="ce21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21" table:formula="of:=&quot;  &quot;&amp;[.$A39]&amp;&quot;:&quot;" office:value-type="string" office:string-value="  entry_time_types:" calcext:value-type="string">
            <text:p><text:s text:c="2"/>entry_tim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G41]&amp;CHAR(34)&amp;CHAR(13)&amp;CHAR(10)&amp;&quot;    i18n_description_&quot;&amp;[.$B41]&amp;&quot;: &quot;&amp;CHAR(34)&amp;[.E41]&amp;CHAR(34)" office:value-type="string" office:string-value="    i18n_short_M: &quot;MAN&quot;&#13;&#10;    i18n_description_M: &quot;MANUALE&quot;" calcext:value-type="string">
            <text:p><text:s text:c="4"/>i18n_short_M: "MAN"<text:line-break/> <text:s text:c="3"/>i18n_description_M: "MANUALE"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&quot;" calcext:value-type="string">
            <text:p><text:s text:c="4"/>i18n_short_M: "MAN"<text:line-break/> <text:s text:c="3"/>i18n_description_M: "MANU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G42]&amp;CHAR(34)&amp;CHAR(13)&amp;CHAR(10)&amp;&quot;    i18n_description_&quot;&amp;[.$B42]&amp;&quot;: &quot;&amp;CHAR(34)&amp;[.E42]&amp;CHAR(34)" office:value-type="string" office:string-value="    i18n_short_P: &quot;MPA&quot;&#13;&#10;    i18n_description_P: &quot;MIGLIOR PRESTAZIONE ASSOLUTA&quot;" calcext:value-type="string">
            <text:p><text:s text:c="4"/>i18n_short_P: "MPA"<text:line-break/> <text:s text:c="3"/>i18n_description_P: "MIGLIOR PRESTAZIONE ASSOLUTA"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PB&quot;&#13;&#10;    i18n_description_P: &quot;PERSONAL BEST&quot;" calcext:value-type="string">
            <text:p><text:s text:c="4"/>i18n_short_P: "PB"<text:line-break/> <text:s text:c="3"/>i18n_description_P: "PERSONAL BEST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G43]&amp;CHAR(34)&amp;CHAR(13)&amp;CHAR(10)&amp;&quot;    i18n_description_&quot;&amp;[.$B43]&amp;&quot;: &quot;&amp;CHAR(34)&amp;[.E43]&amp;CHAR(34)" office:value-type="string" office:string-value="    i18n_short_G: &quot;GOG&quot;&#13;&#10;    i18n_description_G: &quot;GOGGLE CUP&quot;" calcext:value-type="string">
            <text:p><text:s text:c="4"/>i18n_short_G: "GOG"<text:line-break/> <text:s text:c="3"/>i18n_description_G: "GOGGLE CUP"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C&quot;&#13;&#10;    i18n_description_G: &quot;GOGGLE CUP&quot;" calcext:value-type="string">
            <text:p><text:s text:c="4"/>i18n_short_G: "GC"<text:line-break/> <text:s text:c="3"/>i18n_description_G: "GOGGLE CUP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G44]&amp;CHAR(34)&amp;CHAR(13)&amp;CHAR(10)&amp;&quot;    i18n_description_&quot;&amp;[.$B44]&amp;&quot;: &quot;&amp;CHAR(34)&amp;[.E44]&amp;CHAR(34)" office:value-type="string" office:string-value="    i18n_short_A: &quot;GAR&quot;&#13;&#10;    i18n_description_A: &quot;ANALOGA GARA ANNO PRECEDENTE&quot;" calcext:value-type="string">
            <text:p><text:s text:c="4"/>i18n_short_A: "GAR"<text:line-break/> <text:s text:c="3"/>i18n_description_A: "ANALOGA GARA ANNO PRECEDENTE"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PE&quot;&#13;&#10;    i18n_description_A: &quot;PREVIOUS EDITION&quot;" calcext:value-type="string">
            <text:p><text:s text:c="4"/>i18n_short_A: "PE"<text:line-break/> <text:s text:c="3"/>i18n_description_A: "PREVIOUS EDITIO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G45]&amp;CHAR(34)&amp;CHAR(13)&amp;CHAR(10)&amp;&quot;    i18n_description_&quot;&amp;[.$B45]&amp;&quot;: &quot;&amp;CHAR(34)&amp;[.E45]&amp;CHAR(34)" office:value-type="string" office:string-value="    i18n_short_U: &quot;ULT&quot;&#13;&#10;    i18n_description_U: &quot;ULTIMA PRESTAZIONE&quot;" calcext:value-type="string">
            <text:p><text:s text:c="4"/>i18n_short_U: "ULT"<text:line-break/> <text:s text:c="3"/>i18n_description_U: "ULTIMA PRESTAZIONE"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LR&quot;&#13;&#10;    i18n_description_U: &quot;LAST RESULT&quot;" calcext:value-type="string">
            <text:p><text:s text:c="4"/>i18n_short_U: "LR"<text:line-break/> <text:s text:c="3"/>i18n_description_U: "LAST RESUL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passag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text:line-break/>-- Dump dei dati per la tabella passage_types<text:line-break/>-- </text:p>
          </table:table-cell>
          <table:table-cell table:style-name="ce21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21" table:formula="of:=&quot;  &quot;&amp;[.$A47]&amp;&quot;:&quot;" office:value-type="string" office:string-value="  passage_types:" calcext:value-type="string">
            <text:p><text:s text:c="2"/>passag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ength_in_meters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G49]&amp;CHAR(34)&amp;CHAR(13)&amp;CHAR(10)&amp;&quot;    i18n_description_&quot;&amp;[.$B49]&amp;&quot;: &quot;&amp;CHAR(34)&amp;[.E49]&amp;CHAR(34)" office:value-type="string" office:string-value="    i18n_short_P0025: &quot;25M&quot;&#13;&#10;    i18n_description_P0025: &quot;25 METRI&quot;" calcext:value-type="string">
            <text:p><text:s text:c="4"/>i18n_short_P0025: "25M"<text:line-break/> <text:s text:c="3"/>i18n_description_P0025: "25 METRI"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ERS&quot;" calcext:value-type="string">
            <text:p><text:s text:c="4"/>i18n_short_P0025: "25M"<text:line-break/> <text:s text:c="3"/>i18n_description_P0025: "25 METER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G50]&amp;CHAR(34)&amp;CHAR(13)&amp;CHAR(10)&amp;&quot;    i18n_description_&quot;&amp;[.$B50]&amp;&quot;: &quot;&amp;CHAR(34)&amp;[.E50]&amp;CHAR(34)" office:value-type="string" office:string-value="    i18n_short_P0050: &quot;50M&quot;&#13;&#10;    i18n_description_P0050: &quot;50 METRI&quot;" calcext:value-type="string">
            <text:p><text:s text:c="4"/>i18n_short_P0050: "50M"<text:line-break/> <text:s text:c="3"/>i18n_description_P0050: "50 METRI"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ERS&quot;" calcext:value-type="string">
            <text:p><text:s text:c="4"/>i18n_short_P0050: "50M"<text:line-break/> <text:s text:c="3"/>i18n_description_P0050: "50 METER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G51]&amp;CHAR(34)&amp;CHAR(13)&amp;CHAR(10)&amp;&quot;    i18n_description_&quot;&amp;[.$B51]&amp;&quot;: &quot;&amp;CHAR(34)&amp;[.E51]&amp;CHAR(34)" office:value-type="string" office:string-value="    i18n_short_P0075: &quot;75M&quot;&#13;&#10;    i18n_description_P0075: &quot;75 METRI&quot;" calcext:value-type="string">
            <text:p><text:s text:c="4"/>i18n_short_P0075: "75M"<text:line-break/> <text:s text:c="3"/>i18n_description_P0075: "75 METRI"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ERS&quot;" calcext:value-type="string">
            <text:p><text:s text:c="4"/>i18n_short_P0075: "75M"<text:line-break/> <text:s text:c="3"/>i18n_description_P0075: "75 METER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G52]&amp;CHAR(34)&amp;CHAR(13)&amp;CHAR(10)&amp;&quot;    i18n_description_&quot;&amp;[.$B52]&amp;&quot;: &quot;&amp;CHAR(34)&amp;[.E52]&amp;CHAR(34)" office:value-type="string" office:string-value="    i18n_short_P0100: &quot;100M&quot;&#13;&#10;    i18n_description_P0100: &quot;100 METRI&quot;" calcext:value-type="string">
            <text:p><text:s text:c="4"/>i18n_short_P0100: "100M"<text:line-break/> <text:s text:c="3"/>i18n_description_P0100: "100 METRI"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ERS&quot;" calcext:value-type="string">
            <text:p><text:s text:c="4"/>i18n_short_P0100: "100M"<text:line-break/> <text:s text:c="3"/>i18n_description_P0100: "100 METERS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G53]&amp;CHAR(34)&amp;CHAR(13)&amp;CHAR(10)&amp;&quot;    i18n_description_&quot;&amp;[.$B53]&amp;&quot;: &quot;&amp;CHAR(34)&amp;[.E53]&amp;CHAR(34)" office:value-type="string" office:string-value="    i18n_short_P0125: &quot;125M&quot;&#13;&#10;    i18n_description_P0125: &quot;125 METRI&quot;" calcext:value-type="string">
            <text:p><text:s text:c="4"/>i18n_short_P0125: "125M"<text:line-break/> <text:s text:c="3"/>i18n_description_P0125: "125 METRI"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ERS&quot;" calcext:value-type="string">
            <text:p><text:s text:c="4"/>i18n_short_P0125: "125M"<text:line-break/> <text:s text:c="3"/>i18n_description_P0125: "125 METERS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G54]&amp;CHAR(34)&amp;CHAR(13)&amp;CHAR(10)&amp;&quot;    i18n_description_&quot;&amp;[.$B54]&amp;&quot;: &quot;&amp;CHAR(34)&amp;[.E54]&amp;CHAR(34)" office:value-type="string" office:string-value="    i18n_short_P0150: &quot;150M&quot;&#13;&#10;    i18n_description_P0150: &quot;150 METRI&quot;" calcext:value-type="string">
            <text:p><text:s text:c="4"/>i18n_short_P0150: "150M"<text:line-break/> <text:s text:c="3"/>i18n_description_P0150: "150 METRI"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ERS&quot;" calcext:value-type="string">
            <text:p><text:s text:c="4"/>i18n_short_P0150: "150M"<text:line-break/> <text:s text:c="3"/>i18n_description_P0150: "150 METERS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G55]&amp;CHAR(34)&amp;CHAR(13)&amp;CHAR(10)&amp;&quot;    i18n_description_&quot;&amp;[.$B55]&amp;&quot;: &quot;&amp;CHAR(34)&amp;[.E55]&amp;CHAR(34)" office:value-type="string" office:string-value="    i18n_short_P0175: &quot;175M&quot;&#13;&#10;    i18n_description_P0175: &quot;175 METRI&quot;" calcext:value-type="string">
            <text:p><text:s text:c="4"/>i18n_short_P0175: "175M"<text:line-break/> <text:s text:c="3"/>i18n_description_P0175: "175 METRI"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ERS&quot;" calcext:value-type="string">
            <text:p><text:s text:c="4"/>i18n_short_P0175: "175M"<text:line-break/> <text:s text:c="3"/>i18n_description_P0175: "175 METERS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G56]&amp;CHAR(34)&amp;CHAR(13)&amp;CHAR(10)&amp;&quot;    i18n_description_&quot;&amp;[.$B56]&amp;&quot;: &quot;&amp;CHAR(34)&amp;[.E56]&amp;CHAR(34)" office:value-type="string" office:string-value="    i18n_short_P0200: &quot;200M&quot;&#13;&#10;    i18n_description_P0200: &quot;200 METRI&quot;" calcext:value-type="string">
            <text:p><text:s text:c="4"/>i18n_short_P0200: "200M"<text:line-break/> <text:s text:c="3"/>i18n_description_P0200: "200 METRI"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ERS&quot;" calcext:value-type="string">
            <text:p><text:s text:c="4"/>i18n_short_P0200: "200M"<text:line-break/> <text:s text:c="3"/>i18n_description_P0200: "200 METERS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G57]&amp;CHAR(34)&amp;CHAR(13)&amp;CHAR(10)&amp;&quot;    i18n_description_&quot;&amp;[.$B57]&amp;&quot;: &quot;&amp;CHAR(34)&amp;[.E57]&amp;CHAR(34)" office:value-type="string" office:string-value="    i18n_short_P0225: &quot;225M&quot;&#13;&#10;    i18n_description_P0225: &quot;225 METRI&quot;" calcext:value-type="string">
            <text:p><text:s text:c="4"/>i18n_short_P0225: "225M"<text:line-break/> <text:s text:c="3"/>i18n_description_P0225: "225 METRI"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ERS&quot;" calcext:value-type="string">
            <text:p><text:s text:c="4"/>i18n_short_P0225: "225M"<text:line-break/> <text:s text:c="3"/>i18n_description_P0225: "225 METERS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G58]&amp;CHAR(34)&amp;CHAR(13)&amp;CHAR(10)&amp;&quot;    i18n_description_&quot;&amp;[.$B58]&amp;&quot;: &quot;&amp;CHAR(34)&amp;[.E58]&amp;CHAR(34)" office:value-type="string" office:string-value="    i18n_short_P0250: &quot;250M&quot;&#13;&#10;    i18n_description_P0250: &quot;250 METRI&quot;" calcext:value-type="string">
            <text:p><text:s text:c="4"/>i18n_short_P0250: "250M"<text:line-break/> <text:s text:c="3"/>i18n_description_P0250: "250 METRI"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ERS&quot;" calcext:value-type="string">
            <text:p><text:s text:c="4"/>i18n_short_P0250: "250M"<text:line-break/> <text:s text:c="3"/>i18n_description_P0250: "250 METERS"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20" office:value-type="float" office:value="275" calcext:value-type="float">
            <text:p>275</text:p>
          </table:table-cell>
          <table:table-cell table:style-name="ce20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G59]&amp;CHAR(34)&amp;CHAR(13)&amp;CHAR(10)&amp;&quot;    i18n_description_&quot;&amp;[.$B59]&amp;&quot;: &quot;&amp;CHAR(34)&amp;[.E59]&amp;CHAR(34)" office:value-type="string" office:string-value="    i18n_short_P0275: &quot;275M&quot;&#13;&#10;    i18n_description_P0275: &quot;275 METRI&quot;" calcext:value-type="string">
            <text:p><text:s text:c="4"/>i18n_short_P0275: "275M"<text:line-break/> <text:s text:c="3"/>i18n_description_P0275: "275 METRI"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ERS&quot;" calcext:value-type="string">
            <text:p><text:s text:c="4"/>i18n_short_P0275: "275M"<text:line-break/> <text:s text:c="3"/>i18n_description_P0275: "275 METERS"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G60]&amp;CHAR(34)&amp;CHAR(13)&amp;CHAR(10)&amp;&quot;    i18n_description_&quot;&amp;[.$B60]&amp;&quot;: &quot;&amp;CHAR(34)&amp;[.E60]&amp;CHAR(34)" office:value-type="string" office:string-value="    i18n_short_P0300: &quot;300M&quot;&#13;&#10;    i18n_description_P0300: &quot;300 METRI&quot;" calcext:value-type="string">
            <text:p><text:s text:c="4"/>i18n_short_P0300: "300M"<text:line-break/> <text:s text:c="3"/>i18n_description_P0300: "300 METRI"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ERS&quot;" calcext:value-type="string">
            <text:p><text:s text:c="4"/>i18n_short_P0300: "300M"<text:line-break/> <text:s text:c="3"/>i18n_description_P0300: "300 METERS"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20" office:value-type="float" office:value="325" calcext:value-type="float">
            <text:p>325</text:p>
          </table:table-cell>
          <table:table-cell table:style-name="ce20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G61]&amp;CHAR(34)&amp;CHAR(13)&amp;CHAR(10)&amp;&quot;    i18n_description_&quot;&amp;[.$B61]&amp;&quot;: &quot;&amp;CHAR(34)&amp;[.E61]&amp;CHAR(34)" office:value-type="string" office:string-value="    i18n_short_P0325: &quot;325M&quot;&#13;&#10;    i18n_description_P0325: &quot;325 METRI&quot;" calcext:value-type="string">
            <text:p><text:s text:c="4"/>i18n_short_P0325: "325M"<text:line-break/> <text:s text:c="3"/>i18n_description_P0325: "325 METRI"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ERS&quot;" calcext:value-type="string">
            <text:p><text:s text:c="4"/>i18n_short_P0325: "325M"<text:line-break/> <text:s text:c="3"/>i18n_description_P0325: "325 METERS"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20" office:value-type="float" office:value="350" calcext:value-type="float">
            <text:p>350</text:p>
          </table:table-cell>
          <table:table-cell table:style-name="ce20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G62]&amp;CHAR(34)&amp;CHAR(13)&amp;CHAR(10)&amp;&quot;    i18n_description_&quot;&amp;[.$B62]&amp;&quot;: &quot;&amp;CHAR(34)&amp;[.E62]&amp;CHAR(34)" office:value-type="string" office:string-value="    i18n_short_P0350: &quot;350M&quot;&#13;&#10;    i18n_description_P0350: &quot;350 METRI&quot;" calcext:value-type="string">
            <text:p><text:s text:c="4"/>i18n_short_P0350: "350M"<text:line-break/> <text:s text:c="3"/>i18n_description_P0350: "350 METRI"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ERS&quot;" calcext:value-type="string">
            <text:p><text:s text:c="4"/>i18n_short_P0350: "350M"<text:line-break/> <text:s text:c="3"/>i18n_description_P0350: "350 METERS"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20" office:value-type="float" office:value="375" calcext:value-type="float">
            <text:p>375</text:p>
          </table:table-cell>
          <table:table-cell table:style-name="ce20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G63]&amp;CHAR(34)&amp;CHAR(13)&amp;CHAR(10)&amp;&quot;    i18n_description_&quot;&amp;[.$B63]&amp;&quot;: &quot;&amp;CHAR(34)&amp;[.E63]&amp;CHAR(34)" office:value-type="string" office:string-value="    i18n_short_P0375: &quot;375M&quot;&#13;&#10;    i18n_description_P0375: &quot;375 METRI&quot;" calcext:value-type="string">
            <text:p><text:s text:c="4"/>i18n_short_P0375: "375M"<text:line-break/> <text:s text:c="3"/>i18n_description_P0375: "375 METRI"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ERS&quot;" calcext:value-type="string">
            <text:p><text:s text:c="4"/>i18n_short_P0375: "375M"<text:line-break/> <text:s text:c="3"/>i18n_description_P0375: "375 METERS"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G64]&amp;CHAR(34)&amp;CHAR(13)&amp;CHAR(10)&amp;&quot;    i18n_description_&quot;&amp;[.$B64]&amp;&quot;: &quot;&amp;CHAR(34)&amp;[.E64]&amp;CHAR(34)" office:value-type="string" office:string-value="    i18n_short_P0400: &quot;400M&quot;&#13;&#10;    i18n_description_P0400: &quot;400 METRI&quot;" calcext:value-type="string">
            <text:p><text:s text:c="4"/>i18n_short_P0400: "400M"<text:line-break/> <text:s text:c="3"/>i18n_description_P0400: "400 METRI"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ERS&quot;" calcext:value-type="string">
            <text:p><text:s text:c="4"/>i18n_short_P0400: "400M"<text:line-break/> <text:s text:c="3"/>i18n_description_P0400: "400 METERS"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20" office:value-type="float" office:value="425" calcext:value-type="float">
            <text:p>425</text:p>
          </table:table-cell>
          <table:table-cell table:style-name="ce20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G65]&amp;CHAR(34)&amp;CHAR(13)&amp;CHAR(10)&amp;&quot;    i18n_description_&quot;&amp;[.$B65]&amp;&quot;: &quot;&amp;CHAR(34)&amp;[.E65]&amp;CHAR(34)" office:value-type="string" office:string-value="    i18n_short_P0425: &quot;425M&quot;&#13;&#10;    i18n_description_P0425: &quot;425 METRI&quot;" calcext:value-type="string">
            <text:p><text:s text:c="4"/>i18n_short_P0425: "425M"<text:line-break/> <text:s text:c="3"/>i18n_description_P0425: "425 METRI"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ERS&quot;" calcext:value-type="string">
            <text:p><text:s text:c="4"/>i18n_short_P0425: "425M"<text:line-break/> <text:s text:c="3"/>i18n_description_P0425: "425 METERS"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G66]&amp;CHAR(34)&amp;CHAR(13)&amp;CHAR(10)&amp;&quot;    i18n_description_&quot;&amp;[.$B66]&amp;&quot;: &quot;&amp;CHAR(34)&amp;[.E66]&amp;CHAR(34)" office:value-type="string" office:string-value="    i18n_short_P0450: &quot;450M&quot;&#13;&#10;    i18n_description_P0450: &quot;450 METRI&quot;" calcext:value-type="string">
            <text:p><text:s text:c="4"/>i18n_short_P0450: "450M"<text:line-break/> <text:s text:c="3"/>i18n_description_P0450: "450 METRI"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ERS&quot;" calcext:value-type="string">
            <text:p><text:s text:c="4"/>i18n_short_P0450: "450M"<text:line-break/> <text:s text:c="3"/>i18n_description_P0450: "450 METERS"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20" office:value-type="float" office:value="475" calcext:value-type="float">
            <text:p>475</text:p>
          </table:table-cell>
          <table:table-cell table:style-name="ce20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G67]&amp;CHAR(34)&amp;CHAR(13)&amp;CHAR(10)&amp;&quot;    i18n_description_&quot;&amp;[.$B67]&amp;&quot;: &quot;&amp;CHAR(34)&amp;[.E67]&amp;CHAR(34)" office:value-type="string" office:string-value="    i18n_short_P0475: &quot;475M&quot;&#13;&#10;    i18n_description_P0475: &quot;475 METRI&quot;" calcext:value-type="string">
            <text:p><text:s text:c="4"/>i18n_short_P0475: "475M"<text:line-break/> <text:s text:c="3"/>i18n_description_P0475: "475 METRI"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ERS&quot;" calcext:value-type="string">
            <text:p><text:s text:c="4"/>i18n_short_P0475: "475M"<text:line-break/> <text:s text:c="3"/>i18n_description_P0475: "475 METERS"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G68]&amp;CHAR(34)&amp;CHAR(13)&amp;CHAR(10)&amp;&quot;    i18n_description_&quot;&amp;[.$B68]&amp;&quot;: &quot;&amp;CHAR(34)&amp;[.E68]&amp;CHAR(34)" office:value-type="string" office:string-value="    i18n_short_P0500: &quot;500M&quot;&#13;&#10;    i18n_description_P0500: &quot;500 METRI&quot;" calcext:value-type="string">
            <text:p><text:s text:c="4"/>i18n_short_P0500: "500M"<text:line-break/> <text:s text:c="3"/>i18n_description_P0500: "500 METRI"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ERS&quot;" calcext:value-type="string">
            <text:p><text:s text:c="4"/>i18n_short_P0500: "500M"<text:line-break/> <text:s text:c="3"/>i18n_description_P0500: "500 METERS"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20" office:value-type="float" office:value="525" calcext:value-type="float">
            <text:p>525</text:p>
          </table:table-cell>
          <table:table-cell table:style-name="ce20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G69]&amp;CHAR(34)&amp;CHAR(13)&amp;CHAR(10)&amp;&quot;    i18n_description_&quot;&amp;[.$B69]&amp;&quot;: &quot;&amp;CHAR(34)&amp;[.E69]&amp;CHAR(34)" office:value-type="string" office:string-value="    i18n_short_P0525: &quot;525M&quot;&#13;&#10;    i18n_description_P0525: &quot;525 METRI&quot;" calcext:value-type="string">
            <text:p><text:s text:c="4"/>i18n_short_P0525: "525M"<text:line-break/> <text:s text:c="3"/>i18n_description_P0525: "525 METRI"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ERS&quot;" calcext:value-type="string">
            <text:p><text:s text:c="4"/>i18n_short_P0525: "525M"<text:line-break/> <text:s text:c="3"/>i18n_description_P0525: "525 METERS"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20" office:value-type="float" office:value="550" calcext:value-type="float">
            <text:p>550</text:p>
          </table:table-cell>
          <table:table-cell table:style-name="ce20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G70]&amp;CHAR(34)&amp;CHAR(13)&amp;CHAR(10)&amp;&quot;    i18n_description_&quot;&amp;[.$B70]&amp;&quot;: &quot;&amp;CHAR(34)&amp;[.E70]&amp;CHAR(34)" office:value-type="string" office:string-value="    i18n_short_P0550: &quot;550M&quot;&#13;&#10;    i18n_description_P0550: &quot;550 METRI&quot;" calcext:value-type="string">
            <text:p><text:s text:c="4"/>i18n_short_P0550: "550M"<text:line-break/> <text:s text:c="3"/>i18n_description_P0550: "550 METRI"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ERS&quot;" calcext:value-type="string">
            <text:p><text:s text:c="4"/>i18n_short_P0550: "550M"<text:line-break/> <text:s text:c="3"/>i18n_description_P0550: "550 METERS"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20" office:value-type="float" office:value="575" calcext:value-type="float">
            <text:p>575</text:p>
          </table:table-cell>
          <table:table-cell table:style-name="ce20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G71]&amp;CHAR(34)&amp;CHAR(13)&amp;CHAR(10)&amp;&quot;    i18n_description_&quot;&amp;[.$B71]&amp;&quot;: &quot;&amp;CHAR(34)&amp;[.E71]&amp;CHAR(34)" office:value-type="string" office:string-value="    i18n_short_P0575: &quot;575M&quot;&#13;&#10;    i18n_description_P0575: &quot;575 METRI&quot;" calcext:value-type="string">
            <text:p><text:s text:c="4"/>i18n_short_P0575: "575M"<text:line-break/> <text:s text:c="3"/>i18n_description_P0575: "575 METRI"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ERS&quot;" calcext:value-type="string">
            <text:p><text:s text:c="4"/>i18n_short_P0575: "575M"<text:line-break/> <text:s text:c="3"/>i18n_description_P0575: "575 METERS"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G72]&amp;CHAR(34)&amp;CHAR(13)&amp;CHAR(10)&amp;&quot;    i18n_description_&quot;&amp;[.$B72]&amp;&quot;: &quot;&amp;CHAR(34)&amp;[.E72]&amp;CHAR(34)" office:value-type="string" office:string-value="    i18n_short_P0600: &quot;600M&quot;&#13;&#10;    i18n_description_P0600: &quot;600 METRI&quot;" calcext:value-type="string">
            <text:p><text:s text:c="4"/>i18n_short_P0600: "600M"<text:line-break/> <text:s text:c="3"/>i18n_description_P0600: "600 METRI"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ERS&quot;" calcext:value-type="string">
            <text:p><text:s text:c="4"/>i18n_short_P0600: "600M"<text:line-break/> <text:s text:c="3"/>i18n_description_P0600: "600 METERS"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20" office:value-type="float" office:value="625" calcext:value-type="float">
            <text:p>625</text:p>
          </table:table-cell>
          <table:table-cell table:style-name="ce20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G73]&amp;CHAR(34)&amp;CHAR(13)&amp;CHAR(10)&amp;&quot;    i18n_description_&quot;&amp;[.$B73]&amp;&quot;: &quot;&amp;CHAR(34)&amp;[.E73]&amp;CHAR(34)" office:value-type="string" office:string-value="    i18n_short_P0625: &quot;625M&quot;&#13;&#10;    i18n_description_P0625: &quot;625 METRI&quot;" calcext:value-type="string">
            <text:p><text:s text:c="4"/>i18n_short_P0625: "625M"<text:line-break/> <text:s text:c="3"/>i18n_description_P0625: "625 METRI"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ERS&quot;" calcext:value-type="string">
            <text:p><text:s text:c="4"/>i18n_short_P0625: "625M"<text:line-break/> <text:s text:c="3"/>i18n_description_P0625: "625 METERS"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20" office:value-type="float" office:value="650" calcext:value-type="float">
            <text:p>650</text:p>
          </table:table-cell>
          <table:table-cell table:style-name="ce20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G74]&amp;CHAR(34)&amp;CHAR(13)&amp;CHAR(10)&amp;&quot;    i18n_description_&quot;&amp;[.$B74]&amp;&quot;: &quot;&amp;CHAR(34)&amp;[.E74]&amp;CHAR(34)" office:value-type="string" office:string-value="    i18n_short_P0650: &quot;650M&quot;&#13;&#10;    i18n_description_P0650: &quot;650 METRI&quot;" calcext:value-type="string">
            <text:p><text:s text:c="4"/>i18n_short_P0650: "650M"<text:line-break/> <text:s text:c="3"/>i18n_description_P0650: "650 METRI"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ERS&quot;" calcext:value-type="string">
            <text:p><text:s text:c="4"/>i18n_short_P0650: "650M"<text:line-break/> <text:s text:c="3"/>i18n_description_P0650: "650 METERS"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20" office:value-type="float" office:value="675" calcext:value-type="float">
            <text:p>675</text:p>
          </table:table-cell>
          <table:table-cell table:style-name="ce20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G75]&amp;CHAR(34)&amp;CHAR(13)&amp;CHAR(10)&amp;&quot;    i18n_description_&quot;&amp;[.$B75]&amp;&quot;: &quot;&amp;CHAR(34)&amp;[.E75]&amp;CHAR(34)" office:value-type="string" office:string-value="    i18n_short_P0675: &quot;675M&quot;&#13;&#10;    i18n_description_P0675: &quot;675 METRI&quot;" calcext:value-type="string">
            <text:p><text:s text:c="4"/>i18n_short_P0675: "675M"<text:line-break/> <text:s text:c="3"/>i18n_description_P0675: "675 METRI"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ERS&quot;" calcext:value-type="string">
            <text:p><text:s text:c="4"/>i18n_short_P0675: "675M"<text:line-break/> <text:s text:c="3"/>i18n_description_P0675: "675 METERS"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20" office:value-type="float" office:value="700" calcext:value-type="float">
            <text:p>700</text:p>
          </table:table-cell>
          <table:table-cell table:style-name="ce20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G76]&amp;CHAR(34)&amp;CHAR(13)&amp;CHAR(10)&amp;&quot;    i18n_description_&quot;&amp;[.$B76]&amp;&quot;: &quot;&amp;CHAR(34)&amp;[.E76]&amp;CHAR(34)" office:value-type="string" office:string-value="    i18n_short_P0700: &quot;700M&quot;&#13;&#10;    i18n_description_P0700: &quot;700 METRI&quot;" calcext:value-type="string">
            <text:p><text:s text:c="4"/>i18n_short_P0700: "700M"<text:line-break/> <text:s text:c="3"/>i18n_description_P0700: "700 METRI"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ERS&quot;" calcext:value-type="string">
            <text:p><text:s text:c="4"/>i18n_short_P0700: "700M"<text:line-break/> <text:s text:c="3"/>i18n_description_P0700: "700 METERS"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20" office:value-type="float" office:value="725" calcext:value-type="float">
            <text:p>725</text:p>
          </table:table-cell>
          <table:table-cell table:style-name="ce20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G77]&amp;CHAR(34)&amp;CHAR(13)&amp;CHAR(10)&amp;&quot;    i18n_description_&quot;&amp;[.$B77]&amp;&quot;: &quot;&amp;CHAR(34)&amp;[.E77]&amp;CHAR(34)" office:value-type="string" office:string-value="    i18n_short_P0725: &quot;725M&quot;&#13;&#10;    i18n_description_P0725: &quot;725 METRI&quot;" calcext:value-type="string">
            <text:p><text:s text:c="4"/>i18n_short_P0725: "725M"<text:line-break/> <text:s text:c="3"/>i18n_description_P0725: "725 METRI"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ERS&quot;" calcext:value-type="string">
            <text:p><text:s text:c="4"/>i18n_short_P0725: "725M"<text:line-break/> <text:s text:c="3"/>i18n_description_P0725: "725 METERS"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20" office:value-type="float" office:value="750" calcext:value-type="float">
            <text:p>750</text:p>
          </table:table-cell>
          <table:table-cell table:style-name="ce20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G78]&amp;CHAR(34)&amp;CHAR(13)&amp;CHAR(10)&amp;&quot;    i18n_description_&quot;&amp;[.$B78]&amp;&quot;: &quot;&amp;CHAR(34)&amp;[.E78]&amp;CHAR(34)" office:value-type="string" office:string-value="    i18n_short_P0750: &quot;750M&quot;&#13;&#10;    i18n_description_P0750: &quot;750 METRI&quot;" calcext:value-type="string">
            <text:p><text:s text:c="4"/>i18n_short_P0750: "750M"<text:line-break/> <text:s text:c="3"/>i18n_description_P0750: "750 METRI"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ERS&quot;" calcext:value-type="string">
            <text:p><text:s text:c="4"/>i18n_short_P0750: "750M"<text:line-break/> <text:s text:c="3"/>i18n_description_P0750: "750 METERS"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20" office:value-type="float" office:value="775" calcext:value-type="float">
            <text:p>775</text:p>
          </table:table-cell>
          <table:table-cell table:style-name="ce20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G79]&amp;CHAR(34)&amp;CHAR(13)&amp;CHAR(10)&amp;&quot;    i18n_description_&quot;&amp;[.$B79]&amp;&quot;: &quot;&amp;CHAR(34)&amp;[.E79]&amp;CHAR(34)" office:value-type="string" office:string-value="    i18n_short_P0775: &quot;775M&quot;&#13;&#10;    i18n_description_P0775: &quot;775 METRI&quot;" calcext:value-type="string">
            <text:p><text:s text:c="4"/>i18n_short_P0775: "775M"<text:line-break/> <text:s text:c="3"/>i18n_description_P0775: "775 METRI"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ERS&quot;" calcext:value-type="string">
            <text:p><text:s text:c="4"/>i18n_short_P0775: "775M"<text:line-break/> <text:s text:c="3"/>i18n_description_P0775: "775 METERS"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20" office:value-type="float" office:value="800" calcext:value-type="float">
            <text:p>800</text:p>
          </table:table-cell>
          <table:table-cell table:style-name="ce20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G80]&amp;CHAR(34)&amp;CHAR(13)&amp;CHAR(10)&amp;&quot;    i18n_description_&quot;&amp;[.$B80]&amp;&quot;: &quot;&amp;CHAR(34)&amp;[.E80]&amp;CHAR(34)" office:value-type="string" office:string-value="    i18n_short_P0800: &quot;800M&quot;&#13;&#10;    i18n_description_P0800: &quot;800 METRI&quot;" calcext:value-type="string">
            <text:p><text:s text:c="4"/>i18n_short_P0800: "800M"<text:line-break/> <text:s text:c="3"/>i18n_description_P0800: "800 METRI"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ERS&quot;" calcext:value-type="string">
            <text:p><text:s text:c="4"/>i18n_short_P0800: "800M"<text:line-break/> <text:s text:c="3"/>i18n_description_P0800: "800 METERS"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20" office:value-type="float" office:value="825" calcext:value-type="float">
            <text:p>825</text:p>
          </table:table-cell>
          <table:table-cell table:style-name="ce20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G81]&amp;CHAR(34)&amp;CHAR(13)&amp;CHAR(10)&amp;&quot;    i18n_description_&quot;&amp;[.$B81]&amp;&quot;: &quot;&amp;CHAR(34)&amp;[.E81]&amp;CHAR(34)" office:value-type="string" office:string-value="    i18n_short_P0825: &quot;825M&quot;&#13;&#10;    i18n_description_P0825: &quot;825 METRI&quot;" calcext:value-type="string">
            <text:p><text:s text:c="4"/>i18n_short_P0825: "825M"<text:line-break/> <text:s text:c="3"/>i18n_description_P0825: "825 METRI"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ERS&quot;" calcext:value-type="string">
            <text:p><text:s text:c="4"/>i18n_short_P0825: "825M"<text:line-break/> <text:s text:c="3"/>i18n_description_P0825: "825 METERS"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20"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G82]&amp;CHAR(34)&amp;CHAR(13)&amp;CHAR(10)&amp;&quot;    i18n_description_&quot;&amp;[.$B82]&amp;&quot;: &quot;&amp;CHAR(34)&amp;[.E82]&amp;CHAR(34)" office:value-type="string" office:string-value="    i18n_short_P0850: &quot;850M&quot;&#13;&#10;    i18n_description_P0850: &quot;850 METRI&quot;" calcext:value-type="string">
            <text:p><text:s text:c="4"/>i18n_short_P0850: "850M"<text:line-break/> <text:s text:c="3"/>i18n_description_P0850: "850 METRI"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ERS&quot;" calcext:value-type="string">
            <text:p><text:s text:c="4"/>i18n_short_P0850: "850M"<text:line-break/> <text:s text:c="3"/>i18n_description_P0850: "850 METERS"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20" office:value-type="float" office:value="875" calcext:value-type="float">
            <text:p>875</text:p>
          </table:table-cell>
          <table:table-cell table:style-name="ce20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G83]&amp;CHAR(34)&amp;CHAR(13)&amp;CHAR(10)&amp;&quot;    i18n_description_&quot;&amp;[.$B83]&amp;&quot;: &quot;&amp;CHAR(34)&amp;[.E83]&amp;CHAR(34)" office:value-type="string" office:string-value="    i18n_short_P0875: &quot;875M&quot;&#13;&#10;    i18n_description_P0875: &quot;875 METRI&quot;" calcext:value-type="string">
            <text:p><text:s text:c="4"/>i18n_short_P0875: "875M"<text:line-break/> <text:s text:c="3"/>i18n_description_P0875: "875 METRI"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ERS&quot;" calcext:value-type="string">
            <text:p><text:s text:c="4"/>i18n_short_P0875: "875M"<text:line-break/> <text:s text:c="3"/>i18n_description_P0875: "875 METERS"</text:p>
          </table:table-cell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20" office:value-type="float" office:value="900" calcext:value-type="float">
            <text:p>900</text:p>
          </table:table-cell>
          <table:table-cell table:style-name="ce20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G84]&amp;CHAR(34)&amp;CHAR(13)&amp;CHAR(10)&amp;&quot;    i18n_description_&quot;&amp;[.$B84]&amp;&quot;: &quot;&amp;CHAR(34)&amp;[.E84]&amp;CHAR(34)" office:value-type="string" office:string-value="    i18n_short_P0900: &quot;900M&quot;&#13;&#10;    i18n_description_P0900: &quot;900 METRI&quot;" calcext:value-type="string">
            <text:p><text:s text:c="4"/>i18n_short_P0900: "900M"<text:line-break/> <text:s text:c="3"/>i18n_description_P0900: "900 METRI"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ERS&quot;" calcext:value-type="string">
            <text:p><text:s text:c="4"/>i18n_short_P0900: "900M"<text:line-break/> <text:s text:c="3"/>i18n_description_P0900: "900 METERS"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20" office:value-type="float" office:value="925" calcext:value-type="float">
            <text:p>925</text:p>
          </table:table-cell>
          <table:table-cell table:style-name="ce20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G85]&amp;CHAR(34)&amp;CHAR(13)&amp;CHAR(10)&amp;&quot;    i18n_description_&quot;&amp;[.$B85]&amp;&quot;: &quot;&amp;CHAR(34)&amp;[.E85]&amp;CHAR(34)" office:value-type="string" office:string-value="    i18n_short_P0925: &quot;925M&quot;&#13;&#10;    i18n_description_P0925: &quot;925 METRI&quot;" calcext:value-type="string">
            <text:p><text:s text:c="4"/>i18n_short_P0925: "925M"<text:line-break/> <text:s text:c="3"/>i18n_description_P0925: "925 METRI"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ERS&quot;" calcext:value-type="string">
            <text:p><text:s text:c="4"/>i18n_short_P0925: "925M"<text:line-break/> <text:s text:c="3"/>i18n_description_P0925: "925 METERS"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20" office:value-type="float" office:value="950" calcext:value-type="float">
            <text:p>950</text:p>
          </table:table-cell>
          <table:table-cell table:style-name="ce20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G86]&amp;CHAR(34)&amp;CHAR(13)&amp;CHAR(10)&amp;&quot;    i18n_description_&quot;&amp;[.$B86]&amp;&quot;: &quot;&amp;CHAR(34)&amp;[.E86]&amp;CHAR(34)" office:value-type="string" office:string-value="    i18n_short_P0950: &quot;950M&quot;&#13;&#10;    i18n_description_P0950: &quot;950 METRI&quot;" calcext:value-type="string">
            <text:p><text:s text:c="4"/>i18n_short_P0950: "950M"<text:line-break/> <text:s text:c="3"/>i18n_description_P0950: "950 METRI"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ERS&quot;" calcext:value-type="string">
            <text:p><text:s text:c="4"/>i18n_short_P0950: "950M"<text:line-break/> <text:s text:c="3"/>i18n_description_P0950: "950 METERS"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20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G87]&amp;CHAR(34)&amp;CHAR(13)&amp;CHAR(10)&amp;&quot;    i18n_description_&quot;&amp;[.$B87]&amp;&quot;: &quot;&amp;CHAR(34)&amp;[.E87]&amp;CHAR(34)" office:value-type="string" office:string-value="    i18n_short_P0975: &quot;975M&quot;&#13;&#10;    i18n_description_P0975: &quot;975 METRI&quot;" calcext:value-type="string">
            <text:p><text:s text:c="4"/>i18n_short_P0975: "975M"<text:line-break/> <text:s text:c="3"/>i18n_description_P0975: "975 METRI"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ERS&quot;" calcext:value-type="string">
            <text:p><text:s text:c="4"/>i18n_short_P0975: "975M"<text:line-break/> <text:s text:c="3"/>i18n_description_P0975: "975 METERS"</text:p>
          </table:table-cell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G88]&amp;CHAR(34)&amp;CHAR(13)&amp;CHAR(10)&amp;&quot;    i18n_description_&quot;&amp;[.$B88]&amp;&quot;: &quot;&amp;CHAR(34)&amp;[.E88]&amp;CHAR(34)" office:value-type="string" office:string-value="    i18n_short_P1000: &quot;1000M&quot;&#13;&#10;    i18n_description_P1000: &quot;1000 METRI&quot;" calcext:value-type="string">
            <text:p><text:s text:c="4"/>i18n_short_P1000: "1000M"<text:line-break/> <text:s text:c="3"/>i18n_description_P1000: "1000 METRI"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ERS&quot;" calcext:value-type="string">
            <text:p><text:s text:c="4"/>i18n_short_P1000: "1000M"<text:line-break/> <text:s text:c="3"/>i18n_description_P1000: "1000 METERS"</text:p>
          </table:table-cell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20" office:value-type="float" office:value="1025" calcext:value-type="float">
            <text:p>1025</text:p>
          </table:table-cell>
          <table:table-cell table:style-name="ce20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G89]&amp;CHAR(34)&amp;CHAR(13)&amp;CHAR(10)&amp;&quot;    i18n_description_&quot;&amp;[.$B89]&amp;&quot;: &quot;&amp;CHAR(34)&amp;[.E89]&amp;CHAR(34)" office:value-type="string" office:string-value="    i18n_short_P1025: &quot;1025M&quot;&#13;&#10;    i18n_description_P1025: &quot;1025 METRI&quot;" calcext:value-type="string">
            <text:p><text:s text:c="4"/>i18n_short_P1025: "1025M"<text:line-break/> <text:s text:c="3"/>i18n_description_P1025: "1025 METRI"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ERS&quot;" calcext:value-type="string">
            <text:p><text:s text:c="4"/>i18n_short_P1025: "1025M"<text:line-break/> <text:s text:c="3"/>i18n_description_P1025: "1025 METERS"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20" office:value-type="float" office:value="1050" calcext:value-type="float">
            <text:p>1050</text:p>
          </table:table-cell>
          <table:table-cell table:style-name="ce20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G90]&amp;CHAR(34)&amp;CHAR(13)&amp;CHAR(10)&amp;&quot;    i18n_description_&quot;&amp;[.$B90]&amp;&quot;: &quot;&amp;CHAR(34)&amp;[.E90]&amp;CHAR(34)" office:value-type="string" office:string-value="    i18n_short_P1050: &quot;1050M&quot;&#13;&#10;    i18n_description_P1050: &quot;1050 METRI&quot;" calcext:value-type="string">
            <text:p><text:s text:c="4"/>i18n_short_P1050: "1050M"<text:line-break/> <text:s text:c="3"/>i18n_description_P1050: "1050 METRI"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ERS&quot;" calcext:value-type="string">
            <text:p><text:s text:c="4"/>i18n_short_P1050: "1050M"<text:line-break/> <text:s text:c="3"/>i18n_description_P1050: "1050 METERS"</text:p>
          </table:table-cell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20" office:value-type="float" office:value="1075" calcext:value-type="float">
            <text:p>1075</text:p>
          </table:table-cell>
          <table:table-cell table:style-name="ce20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G91]&amp;CHAR(34)&amp;CHAR(13)&amp;CHAR(10)&amp;&quot;    i18n_description_&quot;&amp;[.$B91]&amp;&quot;: &quot;&amp;CHAR(34)&amp;[.E91]&amp;CHAR(34)" office:value-type="string" office:string-value="    i18n_short_P1075: &quot;1075M&quot;&#13;&#10;    i18n_description_P1075: &quot;1075 METRI&quot;" calcext:value-type="string">
            <text:p><text:s text:c="4"/>i18n_short_P1075: "1075M"<text:line-break/> <text:s text:c="3"/>i18n_description_P1075: "1075 METRI"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ERS&quot;" calcext:value-type="string">
            <text:p><text:s text:c="4"/>i18n_short_P1075: "1075M"<text:line-break/> <text:s text:c="3"/>i18n_description_P1075: "1075 METERS"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G92]&amp;CHAR(34)&amp;CHAR(13)&amp;CHAR(10)&amp;&quot;    i18n_description_&quot;&amp;[.$B92]&amp;&quot;: &quot;&amp;CHAR(34)&amp;[.E92]&amp;CHAR(34)" office:value-type="string" office:string-value="    i18n_short_P1100: &quot;1100M&quot;&#13;&#10;    i18n_description_P1100: &quot;1100 METRI&quot;" calcext:value-type="string">
            <text:p><text:s text:c="4"/>i18n_short_P1100: "1100M"<text:line-break/> <text:s text:c="3"/>i18n_description_P1100: "1100 METRI"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ERS&quot;" calcext:value-type="string">
            <text:p><text:s text:c="4"/>i18n_short_P1100: "1100M"<text:line-break/> <text:s text:c="3"/>i18n_description_P1100: "1100 METERS"</text:p>
          </table:table-cell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20" office:value-type="float" office:value="1125" calcext:value-type="float">
            <text:p>1125</text:p>
          </table:table-cell>
          <table:table-cell table:style-name="ce20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G93]&amp;CHAR(34)&amp;CHAR(13)&amp;CHAR(10)&amp;&quot;    i18n_description_&quot;&amp;[.$B93]&amp;&quot;: &quot;&amp;CHAR(34)&amp;[.E93]&amp;CHAR(34)" office:value-type="string" office:string-value="    i18n_short_P1125: &quot;1125M&quot;&#13;&#10;    i18n_description_P1125: &quot;1125 METRI&quot;" calcext:value-type="string">
            <text:p><text:s text:c="4"/>i18n_short_P1125: "1125M"<text:line-break/> <text:s text:c="3"/>i18n_description_P1125: "1125 METRI"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ERS&quot;" calcext:value-type="string">
            <text:p><text:s text:c="4"/>i18n_short_P1125: "1125M"<text:line-break/> <text:s text:c="3"/>i18n_description_P1125: "1125 METERS"</text:p>
          </table:table-cell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20" office:value-type="float" office:value="1150" calcext:value-type="float">
            <text:p>1150</text:p>
          </table:table-cell>
          <table:table-cell table:style-name="ce20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G94]&amp;CHAR(34)&amp;CHAR(13)&amp;CHAR(10)&amp;&quot;    i18n_description_&quot;&amp;[.$B94]&amp;&quot;: &quot;&amp;CHAR(34)&amp;[.E94]&amp;CHAR(34)" office:value-type="string" office:string-value="    i18n_short_P1150: &quot;1150M&quot;&#13;&#10;    i18n_description_P1150: &quot;1150 METRI&quot;" calcext:value-type="string">
            <text:p><text:s text:c="4"/>i18n_short_P1150: "1150M"<text:line-break/> <text:s text:c="3"/>i18n_description_P1150: "1150 METRI"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ERS&quot;" calcext:value-type="string">
            <text:p><text:s text:c="4"/>i18n_short_P1150: "1150M"<text:line-break/> <text:s text:c="3"/>i18n_description_P1150: "1150 METERS"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20" office:value-type="float" office:value="1175" calcext:value-type="float">
            <text:p>1175</text:p>
          </table:table-cell>
          <table:table-cell table:style-name="ce20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G95]&amp;CHAR(34)&amp;CHAR(13)&amp;CHAR(10)&amp;&quot;    i18n_description_&quot;&amp;[.$B95]&amp;&quot;: &quot;&amp;CHAR(34)&amp;[.E95]&amp;CHAR(34)" office:value-type="string" office:string-value="    i18n_short_P1175: &quot;1175M&quot;&#13;&#10;    i18n_description_P1175: &quot;1175 METRI&quot;" calcext:value-type="string">
            <text:p><text:s text:c="4"/>i18n_short_P1175: "1175M"<text:line-break/> <text:s text:c="3"/>i18n_description_P1175: "1175 METRI"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ERS&quot;" calcext:value-type="string">
            <text:p><text:s text:c="4"/>i18n_short_P1175: "1175M"<text:line-break/> <text:s text:c="3"/>i18n_description_P1175: "1175 METERS"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G96]&amp;CHAR(34)&amp;CHAR(13)&amp;CHAR(10)&amp;&quot;    i18n_description_&quot;&amp;[.$B96]&amp;&quot;: &quot;&amp;CHAR(34)&amp;[.E96]&amp;CHAR(34)" office:value-type="string" office:string-value="    i18n_short_P1200: &quot;1200M&quot;&#13;&#10;    i18n_description_P1200: &quot;1200 METRI&quot;" calcext:value-type="string">
            <text:p><text:s text:c="4"/>i18n_short_P1200: "1200M"<text:line-break/> <text:s text:c="3"/>i18n_description_P1200: "1200 METRI"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ERS&quot;" calcext:value-type="string">
            <text:p><text:s text:c="4"/>i18n_short_P1200: "1200M"<text:line-break/> <text:s text:c="3"/>i18n_description_P1200: "1200 METERS"</text:p>
          </table:table-cell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20" office:value-type="float" office:value="1225" calcext:value-type="float">
            <text:p>1225</text:p>
          </table:table-cell>
          <table:table-cell table:style-name="ce20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G97]&amp;CHAR(34)&amp;CHAR(13)&amp;CHAR(10)&amp;&quot;    i18n_description_&quot;&amp;[.$B97]&amp;&quot;: &quot;&amp;CHAR(34)&amp;[.E97]&amp;CHAR(34)" office:value-type="string" office:string-value="    i18n_short_P1225: &quot;1225M&quot;&#13;&#10;    i18n_description_P1225: &quot;1225 METRI&quot;" calcext:value-type="string">
            <text:p><text:s text:c="4"/>i18n_short_P1225: "1225M"<text:line-break/> <text:s text:c="3"/>i18n_description_P1225: "1225 METRI"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ERS&quot;" calcext:value-type="string">
            <text:p><text:s text:c="4"/>i18n_short_P1225: "1225M"<text:line-break/> <text:s text:c="3"/>i18n_description_P1225: "1225 METERS"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G98]&amp;CHAR(34)&amp;CHAR(13)&amp;CHAR(10)&amp;&quot;    i18n_description_&quot;&amp;[.$B98]&amp;&quot;: &quot;&amp;CHAR(34)&amp;[.E98]&amp;CHAR(34)" office:value-type="string" office:string-value="    i18n_short_P1250: &quot;1250M&quot;&#13;&#10;    i18n_description_P1250: &quot;1250 METRI&quot;" calcext:value-type="string">
            <text:p><text:s text:c="4"/>i18n_short_P1250: "1250M"<text:line-break/> <text:s text:c="3"/>i18n_description_P1250: "1250 METRI"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ERS&quot;" calcext:value-type="string">
            <text:p><text:s text:c="4"/>i18n_short_P1250: "1250M"<text:line-break/> <text:s text:c="3"/>i18n_description_P1250: "1250 METERS"</text:p>
          </table:table-cell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20" office:value-type="float" office:value="1275" calcext:value-type="float">
            <text:p>1275</text:p>
          </table:table-cell>
          <table:table-cell table:style-name="ce20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G99]&amp;CHAR(34)&amp;CHAR(13)&amp;CHAR(10)&amp;&quot;    i18n_description_&quot;&amp;[.$B99]&amp;&quot;: &quot;&amp;CHAR(34)&amp;[.E99]&amp;CHAR(34)" office:value-type="string" office:string-value="    i18n_short_P1275: &quot;1275M&quot;&#13;&#10;    i18n_description_P1275: &quot;1275 METRI&quot;" calcext:value-type="string">
            <text:p><text:s text:c="4"/>i18n_short_P1275: "1275M"<text:line-break/> <text:s text:c="3"/>i18n_description_P1275: "1275 METRI"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ERS&quot;" calcext:value-type="string">
            <text:p><text:s text:c="4"/>i18n_short_P1275: "1275M"<text:line-break/> <text:s text:c="3"/>i18n_description_P1275: "1275 METERS"</text:p>
          </table:table-cell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G100]&amp;CHAR(34)&amp;CHAR(13)&amp;CHAR(10)&amp;&quot;    i18n_description_&quot;&amp;[.$B100]&amp;&quot;: &quot;&amp;CHAR(34)&amp;[.E100]&amp;CHAR(34)" office:value-type="string" office:string-value="    i18n_short_P1300: &quot;1300M&quot;&#13;&#10;    i18n_description_P1300: &quot;1300 METRI&quot;" calcext:value-type="string">
            <text:p><text:s text:c="4"/>i18n_short_P1300: "1300M"<text:line-break/> <text:s text:c="3"/>i18n_description_P1300: "1300 METRI"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ERS&quot;" calcext:value-type="string">
            <text:p><text:s text:c="4"/>i18n_short_P1300: "1300M"<text:line-break/> <text:s text:c="3"/>i18n_description_P1300: "1300 METERS"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20" office:value-type="float" office:value="1325" calcext:value-type="float">
            <text:p>1325</text:p>
          </table:table-cell>
          <table:table-cell table:style-name="ce20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G101]&amp;CHAR(34)&amp;CHAR(13)&amp;CHAR(10)&amp;&quot;    i18n_description_&quot;&amp;[.$B101]&amp;&quot;: &quot;&amp;CHAR(34)&amp;[.E101]&amp;CHAR(34)" office:value-type="string" office:string-value="    i18n_short_P1325: &quot;1325M&quot;&#13;&#10;    i18n_description_P1325: &quot;1325 METRI&quot;" calcext:value-type="string">
            <text:p><text:s text:c="4"/>i18n_short_P1325: "1325M"<text:line-break/> <text:s text:c="3"/>i18n_description_P1325: "1325 METRI"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ERS&quot;" calcext:value-type="string">
            <text:p><text:s text:c="4"/>i18n_short_P1325: "1325M"<text:line-break/> <text:s text:c="3"/>i18n_description_P1325: "1325 METERS"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20" office:value-type="float" office:value="1350" calcext:value-type="float">
            <text:p>1350</text:p>
          </table:table-cell>
          <table:table-cell table:style-name="ce20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G102]&amp;CHAR(34)&amp;CHAR(13)&amp;CHAR(10)&amp;&quot;    i18n_description_&quot;&amp;[.$B102]&amp;&quot;: &quot;&amp;CHAR(34)&amp;[.E102]&amp;CHAR(34)" office:value-type="string" office:string-value="    i18n_short_P1350: &quot;1350M&quot;&#13;&#10;    i18n_description_P1350: &quot;1350 METRI&quot;" calcext:value-type="string">
            <text:p><text:s text:c="4"/>i18n_short_P1350: "1350M"<text:line-break/> <text:s text:c="3"/>i18n_description_P1350: "1350 METRI"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ERS&quot;" calcext:value-type="string">
            <text:p><text:s text:c="4"/>i18n_short_P1350: "1350M"<text:line-break/> <text:s text:c="3"/>i18n_description_P1350: "1350 METERS"</text:p>
          </table:table-cell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20" office:value-type="float" office:value="1375" calcext:value-type="float">
            <text:p>1375</text:p>
          </table:table-cell>
          <table:table-cell table:style-name="ce20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G103]&amp;CHAR(34)&amp;CHAR(13)&amp;CHAR(10)&amp;&quot;    i18n_description_&quot;&amp;[.$B103]&amp;&quot;: &quot;&amp;CHAR(34)&amp;[.E103]&amp;CHAR(34)" office:value-type="string" office:string-value="    i18n_short_P1375: &quot;1375M&quot;&#13;&#10;    i18n_description_P1375: &quot;1375 METRI&quot;" calcext:value-type="string">
            <text:p><text:s text:c="4"/>i18n_short_P1375: "1375M"<text:line-break/> <text:s text:c="3"/>i18n_description_P1375: "1375 METRI"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ERS&quot;" calcext:value-type="string">
            <text:p><text:s text:c="4"/>i18n_short_P1375: "1375M"<text:line-break/> <text:s text:c="3"/>i18n_description_P1375: "1375 METERS"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G104]&amp;CHAR(34)&amp;CHAR(13)&amp;CHAR(10)&amp;&quot;    i18n_description_&quot;&amp;[.$B104]&amp;&quot;: &quot;&amp;CHAR(34)&amp;[.E104]&amp;CHAR(34)" office:value-type="string" office:string-value="    i18n_short_P1400: &quot;1400M&quot;&#13;&#10;    i18n_description_P1400: &quot;1400 METRI&quot;" calcext:value-type="string">
            <text:p><text:s text:c="4"/>i18n_short_P1400: "1400M"<text:line-break/> <text:s text:c="3"/>i18n_description_P1400: "1400 METRI"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ERS&quot;" calcext:value-type="string">
            <text:p><text:s text:c="4"/>i18n_short_P1400: "1400M"<text:line-break/> <text:s text:c="3"/>i18n_description_P1400: "1400 METERS"</text:p>
          </table:table-cell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20" office:value-type="float" office:value="1425" calcext:value-type="float">
            <text:p>1425</text:p>
          </table:table-cell>
          <table:table-cell table:style-name="ce20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G105]&amp;CHAR(34)&amp;CHAR(13)&amp;CHAR(10)&amp;&quot;    i18n_description_&quot;&amp;[.$B105]&amp;&quot;: &quot;&amp;CHAR(34)&amp;[.E105]&amp;CHAR(34)" office:value-type="string" office:string-value="    i18n_short_P1425: &quot;1425M&quot;&#13;&#10;    i18n_description_P1425: &quot;1425 METRI&quot;" calcext:value-type="string">
            <text:p><text:s text:c="4"/>i18n_short_P1425: "1425M"<text:line-break/> <text:s text:c="3"/>i18n_description_P1425: "1425 METRI"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ERS&quot;" calcext:value-type="string">
            <text:p><text:s text:c="4"/>i18n_short_P1425: "1425M"<text:line-break/> <text:s text:c="3"/>i18n_description_P1425: "1425 METERS"</text:p>
          </table:table-cell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20" office:value-type="float" office:value="1450" calcext:value-type="float">
            <text:p>1450</text:p>
          </table:table-cell>
          <table:table-cell table:style-name="ce20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G106]&amp;CHAR(34)&amp;CHAR(13)&amp;CHAR(10)&amp;&quot;    i18n_description_&quot;&amp;[.$B106]&amp;&quot;: &quot;&amp;CHAR(34)&amp;[.E106]&amp;CHAR(34)" office:value-type="string" office:string-value="    i18n_short_P1450: &quot;1450M&quot;&#13;&#10;    i18n_description_P1450: &quot;1450 METRI&quot;" calcext:value-type="string">
            <text:p><text:s text:c="4"/>i18n_short_P1450: "1450M"<text:line-break/> <text:s text:c="3"/>i18n_description_P1450: "1450 METRI"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ERS&quot;" calcext:value-type="string">
            <text:p><text:s text:c="4"/>i18n_short_P1450: "1450M"<text:line-break/> <text:s text:c="3"/>i18n_description_P1450: "1450 METERS"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20" office:value-type="float" office:value="1475" calcext:value-type="float">
            <text:p>1475</text:p>
          </table:table-cell>
          <table:table-cell table:style-name="ce20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G107]&amp;CHAR(34)&amp;CHAR(13)&amp;CHAR(10)&amp;&quot;    i18n_description_&quot;&amp;[.$B107]&amp;&quot;: &quot;&amp;CHAR(34)&amp;[.E107]&amp;CHAR(34)" office:value-type="string" office:string-value="    i18n_short_P1475: &quot;1475M&quot;&#13;&#10;    i18n_description_P1475: &quot;1475 METRI&quot;" calcext:value-type="string">
            <text:p><text:s text:c="4"/>i18n_short_P1475: "1475M"<text:line-break/> <text:s text:c="3"/>i18n_description_P1475: "1475 METRI"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ERS&quot;" calcext:value-type="string">
            <text:p><text:s text:c="4"/>i18n_short_P1475: "1475M"<text:line-break/> <text:s text:c="3"/>i18n_description_P1475: "1475 METERS"</text:p>
          </table:table-cell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G108]&amp;CHAR(34)&amp;CHAR(13)&amp;CHAR(10)&amp;&quot;    i18n_description_&quot;&amp;[.$B108]&amp;&quot;: &quot;&amp;CHAR(34)&amp;[.E108]&amp;CHAR(34)" office:value-type="string" office:string-value="    i18n_short_P1500: &quot;1500M&quot;&#13;&#10;    i18n_description_P1500: &quot;1500 METRI&quot;" calcext:value-type="string">
            <text:p><text:s text:c="4"/>i18n_short_P1500: "1500M"<text:line-break/> <text:s text:c="3"/>i18n_description_P1500: "1500 METRI"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ERS&quot;" calcext:value-type="string">
            <text:p><text:s text:c="4"/>i18n_short_P1500: "1500M"<text:line-break/> <text:s text:c="3"/>i18n_description_P1500: "1500 METERS"</text:p>
          </table:table-cell>
        </table:table-row>
        <table:table-row table:style-name="ro3">
          <table:table-cell table:number-columns-repeated="2"/>
          <table:table-cell table:style-name="ce20" table:number-columns-repeated="2"/>
          <table:table-cell table:number-columns-repeated="12"/>
        </table:table-row>
        <table:table-row table:style-name="ro4">
          <table:table-cell table:style-name="ce17" office:value-type="string" calcext:value-type="string">
            <text:p>pool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text:line-break/>-- Dump dei dati per la tabella pool_types<text:line-break/>-- </text:p>
          </table:table-cell>
          <table:table-cell table:style-name="ce21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21" table:formula="of:=&quot;  &quot;&amp;[.$A110]&amp;&quot;:&quot;" office:value-type="string" office:string-value="  pool_types:" calcext:value-type="string">
            <text:p><text:s text:c="2"/>pool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ength_in_meters</text:p>
          </table:table-cell>
          <table:table-cell table:style-name="ce18" office:value-type="string" calcext:value-type="string">
            <text:p>is_suitable_for_meeting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G112]&amp;CHAR(34)&amp;CHAR(13)&amp;CHAR(10)&amp;&quot;    i18n_description_&quot;&amp;[.$B112]&amp;&quot;: &quot;&amp;CHAR(34)&amp;[.E112]&amp;CHAR(34)" office:value-type="string" office:string-value="    i18n_short_25: &quot;25 M&quot;&#13;&#10;    i18n_description_25: &quot;25 METRI&quot;" calcext:value-type="string">
            <text:p><text:s text:c="4"/>i18n_short_25: "25 M"<text:line-break/> <text:s text:c="3"/>i18n_description_25: "25 METRI"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ERS&quot;" calcext:value-type="string">
            <text:p><text:s text:c="4"/>i18n_short_25: "25 M"<text:line-break/> <text:s text:c="3"/>i18n_description_25: "25 METER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G113]&amp;CHAR(34)&amp;CHAR(13)&amp;CHAR(10)&amp;&quot;    i18n_description_&quot;&amp;[.$B113]&amp;&quot;: &quot;&amp;CHAR(34)&amp;[.E113]&amp;CHAR(34)" office:value-type="string" office:string-value="    i18n_short_50: &quot;50 M&quot;&#13;&#10;    i18n_description_50: &quot;50 METRI&quot;" calcext:value-type="string">
            <text:p><text:s text:c="4"/>i18n_short_50: "50 M"<text:line-break/> <text:s text:c="3"/>i18n_description_50: "50 METRI"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ERS&quot;" calcext:value-type="string">
            <text:p><text:s text:c="4"/>i18n_short_50: "50 M"<text:line-break/> <text:s text:c="3"/>i18n_description_50: "50 METER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G114]&amp;CHAR(34)&amp;CHAR(13)&amp;CHAR(10)&amp;&quot;    i18n_description_&quot;&amp;[.$B114]&amp;&quot;: &quot;&amp;CHAR(34)&amp;[.E114]&amp;CHAR(34)" office:value-type="string" office:string-value="    i18n_short_33: &quot;33 M&quot;&#13;&#10;    i18n_description_33: &quot;33 METRI&quot;" calcext:value-type="string">
            <text:p><text:s text:c="4"/>i18n_short_33: "33 M"<text:line-break/> <text:s text:c="3"/>i18n_description_33: "33 METRI"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ERS&quot;" calcext:value-type="string">
            <text:p><text:s text:c="4"/>i18n_short_33: "33 M"<text:line-break/> <text:s text:c="3"/>i18n_description_33: "33 METERS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achievement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text:line-break/>-- Dump dei dati per la tabella achievement_types<text:line-break/>-- </text:p>
          </table:table-cell>
          <table:table-cell table:style-name="ce21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21" table:formula="of:=&quot;  &quot;&amp;[.$A116]&amp;&quot;:&quot;" office:value-type="string" office:string-value="  achievement_types:" calcext:value-type="string">
            <text:p><text:s text:c="2"/>achievement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2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G118]&amp;CHAR(34)&amp;CHAR(13)&amp;CHAR(10)&amp;&quot;    i18n_description_&quot;&amp;[.$B118]&amp;&quot;: &quot;&amp;CHAR(34)&amp;[.E118]&amp;CHAR(34)" office:value-type="string" office:string-value="    i18n_short_AAMG: &quot;GOGGLERS&quot;&#13;&#10;    i18n_description_AAMG: &quot;GOGGLERS AMICI&quot;" calcext:value-type="string">
            <text:p><text:s text:c="4"/>i18n_short_AAMG: "GOGGLERS"<text:line-break/> <text:s text:c="3"/>i18n_description_AAMG: "GOGGLERS AMICI"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FRIENDSHIP&quot;" calcext:value-type="string">
            <text:p><text:s text:c="4"/>i18n_short_AAMG: "GOGGLERS"<text:line-break/> <text:s text:c="3"/>i18n_description_AAMG: "GOGGLERS FRIENDSHIP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2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G119]&amp;CHAR(34)&amp;CHAR(13)&amp;CHAR(10)&amp;&quot;    i18n_description_&quot;&amp;[.$B119]&amp;&quot;: &quot;&amp;CHAR(34)&amp;[.E119]&amp;CHAR(34)" office:value-type="string" office:string-value="    i18n_short_ADNG: &quot;MT. GARA&quot;&#13;&#10;    i18n_description_ADNG: &quot;DISTANZA TOTALE NUOTATA IN GARA&quot;" calcext:value-type="string">
            <text:p><text:s text:c="4"/>i18n_short_ADNG: "MT. GARA"<text:line-break/> <text:s text:c="3"/>i18n_description_ADNG: "DISTANZA TOTALE NUOTATA IN GARA"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EETINGS DST&quot;&#13;&#10;    i18n_description_ADNG: &quot;MEETING TOTAL SWAM DISTANCE&quot;" calcext:value-type="string">
            <text:p><text:s text:c="4"/>i18n_short_ADNG: "MEETINGS DST"<text:line-break/> <text:s text:c="3"/>i18n_description_ADNG: "MEETING TOTAL SWAM DISTANCE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2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G120]&amp;CHAR(34)&amp;CHAR(13)&amp;CHAR(10)&amp;&quot;    i18n_description_&quot;&amp;[.$B120]&amp;&quot;: &quot;&amp;CHAR(34)&amp;[.E120]&amp;CHAR(34)" office:value-type="string" office:string-value="    i18n_short_AMPF: &quot;MAX FIN&quot;&#13;&#10;    i18n_description_AMPF: &quot;MASSIMO PUNTEGGIO FIN&quot;" calcext:value-type="string">
            <text:p><text:s text:c="4"/>i18n_short_AMPF: "MAX FIN"<text:line-break/> <text:s text:c="3"/>i18n_description_AMPF: "MASSIMO PUNTEGGIO FIN"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HIGH POINTS&quot;&#13;&#10;    i18n_description_AMPF: &quot;HIGHEST STANDARD POINTS&quot;" calcext:value-type="string">
            <text:p><text:s text:c="4"/>i18n_short_AMPF: "HIGH POINTS"<text:line-break/> <text:s text:c="3"/>i18n_description_AMPF: "HIGHEST STANDARD POINT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2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G121]&amp;CHAR(34)&amp;CHAR(13)&amp;CHAR(10)&amp;&quot;    i18n_description_&quot;&amp;[.$B121]&amp;&quot;: &quot;&amp;CHAR(34)&amp;[.E121]&amp;CHAR(34)" office:value-type="string" office:string-value="    i18n_short_ANGD: &quot;GARE&quot;&#13;&#10;    i18n_description_ANGD: &quot;NUMERO MEETING DISPUTATI&quot;" calcext:value-type="string">
            <text:p><text:s text:c="4"/>i18n_short_ANGD: "GARE"<text:line-break/> <text:s text:c="3"/>i18n_description_ANGD: "NUMERO MEETING DISPUTATI"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MEETINGS&quot;&#13;&#10;    i18n_description_ANGD: &quot;MEETING PARTECIPATION&quot;" calcext:value-type="string">
            <text:p><text:s text:c="4"/>i18n_short_ANGD: "MEETINGS"<text:line-break/> <text:s text:c="3"/>i18n_description_ANGD: "MEETING PARTECIPATIO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2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G122]&amp;CHAR(34)&amp;CHAR(13)&amp;CHAR(10)&amp;&quot;    i18n_description_&quot;&amp;[.$B122]&amp;&quot;: &quot;&amp;CHAR(34)&amp;[.E122]&amp;CHAR(34)" office:value-type="string" office:string-value="    i18n_short_ATNG: &quot;TEMPO GARA&quot;&#13;&#10;    i18n_description_ATNG: &quot;TEMPO TOTALE NUOTATO IN GARA&quot;" calcext:value-type="string">
            <text:p><text:s text:c="4"/>i18n_short_ATNG: "TEMPO GARA"<text:line-break/> <text:s text:c="3"/>i18n_description_ATNG: "TEMPO TOTALE NUOTATO IN GARA"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MEETING TIME&quot;&#13;&#10;    i18n_description_ATNG: &quot;MEETING TOTAL SWAM TIME&quot;" calcext:value-type="string">
            <text:p><text:s text:c="4"/>i18n_short_ATNG: "MEETING TIME"<text:line-break/> <text:s text:c="3"/>i18n_description_ATNG: "MEETING TOTAL SWAM TIME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2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G123]&amp;CHAR(34)&amp;CHAR(13)&amp;CHAR(10)&amp;&quot;    i18n_description_&quot;&amp;[.$B123]&amp;&quot;: &quot;&amp;CHAR(34)&amp;[.E123]&amp;CHAR(34)" office:value-type="string" office:string-value="    i18n_short_ATSV: &quot;TUTTO&quot;&#13;&#10;    i18n_description_ATSV: &quot;TUTTE LE SPECIALITA' IN CORTA E LUNGA&quot;" calcext:value-type="string">
            <text:p><text:s text:c="4"/>i18n_short_ATSV: "TUTTO"<text:line-break/> <text:s text:c="3"/>i18n_description_ATSV: "TUTTE LE SPECIALITA' IN CORTA E LUNGA"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ALL&quot;&#13;&#10;    i18n_description_ATSV: &quot;ALL STROKES&amp;DISTANCES PER POOL TYPES&quot;" calcext:value-type="string">
            <text:p><text:s text:c="4"/>i18n_short_ATSV: "ALL"<text:line-break/> <text:s text:c="3"/>i18n_description_ATSV: "ALL STROKES&amp;DISTANCES PER POOL TYPES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2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G124]&amp;CHAR(34)&amp;CHAR(13)&amp;CHAR(10)&amp;&quot;    i18n_description_&quot;&amp;[.$B124]&amp;&quot;: &quot;&amp;CHAR(34)&amp;[.E124]&amp;CHAR(34)" office:value-type="string" office:string-value="    i18n_short_ASTA: &quot;STAGIONI&quot;&#13;&#10;    i18n_description_ASTA: &quot;NUMERO STAGIONI&quot;" calcext:value-type="string">
            <text:p><text:s text:c="4"/>i18n_short_ASTA: "STAGIONI"<text:line-break/> <text:s text:c="3"/>i18n_description_ASTA: "NUMERO STAGIONI"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EASONS&quot;&#13;&#10;    i18n_description_ASTA: &quot;SEASONS COUNT&quot;" calcext:value-type="string">
            <text:p><text:s text:c="4"/>i18n_short_ASTA: "SEASONS"<text:line-break/> <text:s text:c="3"/>i18n_description_ASTA: "SEASONS COUNT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2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G125]&amp;CHAR(34)&amp;CHAR(13)&amp;CHAR(10)&amp;&quot;    i18n_description_&quot;&amp;[.$B125]&amp;&quot;: &quot;&amp;CHAR(34)&amp;[.E125]&amp;CHAR(34)" office:value-type="string" office:string-value="    i18n_short_ASQU: &quot;SQUALIFICHE&quot;&#13;&#10;    i18n_description_ASQU: &quot;NUMERO SQUALIFICHE&quot;" calcext:value-type="string">
            <text:p><text:s text:c="4"/>i18n_short_ASQU: "SQUALIFICHE"<text:line-break/> <text:s text:c="3"/>i18n_description_ASQU: "NUMERO SQUALIFICHE"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DISQUALIFIES&quot;&#13;&#10;    i18n_description_ASQU: &quot;DISQUALIFIES COUNT&quot;" calcext:value-type="string">
            <text:p><text:s text:c="4"/>i18n_short_ASQU: "DISQUALIFIES"<text:line-break/> <text:s text:c="3"/>i18n_description_ASQU: "DISQUALIFIES COUNT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2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G126]&amp;CHAR(34)&amp;CHAR(13)&amp;CHAR(10)&amp;&quot;    i18n_description_&quot;&amp;[.$B126]&amp;&quot;: &quot;&amp;CHAR(34)&amp;[.E126]&amp;CHAR(34)" office:value-type="string" office:string-value="    i18n_short_AORO: &quot;MEDAGLIE D'ORO&quot;&#13;&#10;    i18n_description_AORO: &quot;NUMERO MEDAGLIE D'ORO&quot;" calcext:value-type="string">
            <text:p><text:s text:c="4"/>i18n_short_AORO: "MEDAGLIE D'ORO"<text:line-break/> <text:s text:c="3"/>i18n_description_AORO: "NUMERO MEDAGLIE D'ORO"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GOLD MEDALS&quot;&#13;&#10;    i18n_description_AORO: &quot;GOLD MEDALS COUNT&quot;" calcext:value-type="string">
            <text:p><text:s text:c="4"/>i18n_short_AORO: "GOLD MEDALS"<text:line-break/> <text:s text:c="3"/>i18n_description_AORO: "GOLD MEDALS COUNT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2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G127]&amp;CHAR(34)&amp;CHAR(13)&amp;CHAR(10)&amp;&quot;    i18n_description_&quot;&amp;[.$B127]&amp;&quot;: &quot;&amp;CHAR(34)&amp;[.E127]&amp;CHAR(34)" office:value-type="string" office:string-value="    i18n_short_AMED: &quot;MEDAGLIE&quot;&#13;&#10;    i18n_description_AMED: &quot;NUMERO MEDAGLIE&quot;" calcext:value-type="string">
            <text:p><text:s text:c="4"/>i18n_short_AMED: "MEDAGLIE"<text:line-break/> <text:s text:c="3"/>i18n_description_AMED: "NUMERO MEDAGLIE"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LS&quot;&#13;&#10;    i18n_description_AMED: &quot;MEDALS COUNT&quot;" calcext:value-type="string">
            <text:p><text:s text:c="4"/>i18n_short_AMED: "MEDALS"<text:line-break/> <text:s text:c="3"/>i18n_description_AMED: "MEDALS COUNT"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2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G128]&amp;CHAR(34)&amp;CHAR(13)&amp;CHAR(10)&amp;&quot;    i18n_description_&quot;&amp;[.$B128]&amp;&quot;: &quot;&amp;CHAR(34)&amp;[.E128]&amp;CHAR(34)" office:value-type="string" office:string-value="    i18n_short_AKMA: &quot;ALLENAMENTI TOTALI&quot;&#13;&#10;    i18n_description_AKMA: &quot;KM ALLENAMENTO TOTALI&quot;" calcext:value-type="string">
            <text:p><text:s text:c="4"/>i18n_short_AKMA: "ALLENAMENTI TOTALI"<text:line-break/> <text:s text:c="3"/>i18n_description_AKMA: "KM ALLENAMENTO TOTALI"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OVERALL TRAINING&quot;&#13;&#10;    i18n_description_AKMA: &quot;OVERALL TRAINING DISTANCE SWAM&quot;" calcext:value-type="string">
            <text:p><text:s text:c="4"/>i18n_short_AKMA: "OVERALL TRAINING"<text:line-break/> <text:s text:c="3"/>i18n_description_AKMA: "OVERALL TRAINING DISTANCE SWAM"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2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G129]&amp;CHAR(34)&amp;CHAR(13)&amp;CHAR(10)&amp;&quot;    i18n_description_&quot;&amp;[.$B129]&amp;&quot;: &quot;&amp;CHAR(34)&amp;[.E129]&amp;CHAR(34)" office:value-type="string" office:string-value="    i18n_short_AKMF: &quot;DELFINO TOTALE&quot;&#13;&#10;    i18n_description_AKMF: &quot;KM DELFINO TOTALI&quot;" calcext:value-type="string">
            <text:p><text:s text:c="4"/>i18n_short_AKMF: "DELFINO TOTALE"<text:line-break/> <text:s text:c="3"/>i18n_description_AKMF: "KM DELFINO TOTALI"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OVERALL BUTTERFLY&quot;&#13;&#10;    i18n_description_AKMF: &quot;OVERALL TRAINING DISTANCE BUTTERFLY SWAM&quot;" calcext:value-type="string">
            <text:p><text:s text:c="4"/>i18n_short_AKMF: "OVERALL BUTTERFLY"<text:line-break/> <text:s text:c="3"/>i18n_description_AKMF: "OVERALL TRAINING DISTANCE BUTTERFLY SWAM"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2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G130]&amp;CHAR(34)&amp;CHAR(13)&amp;CHAR(10)&amp;&quot;    i18n_description_&quot;&amp;[.$B130]&amp;&quot;: &quot;&amp;CHAR(34)&amp;[.E130]&amp;CHAR(34)" office:value-type="string" office:string-value="    i18n_short_AKMG: &quot;GAMBE TOTALI&quot;&#13;&#10;    i18n_description_AKMG: &quot;KM GAMBE TOTALI&quot;" calcext:value-type="string">
            <text:p><text:s text:c="4"/>i18n_short_AKMG: "GAMBE TOTALI"<text:line-break/> <text:s text:c="3"/>i18n_description_AKMG: "KM GAMBE TOTALI"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OVERALL KICK&quot;&#13;&#10;    i18n_description_AKMG: &quot;OVERALL TRAINING DISTANCE KICK&quot;" calcext:value-type="string">
            <text:p><text:s text:c="4"/>i18n_short_AKMG: "OVERALL KICK"<text:line-break/> <text:s text:c="3"/>i18n_description_AKMG: "OVERALL TRAINING DISTANCE KICK"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2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G131]&amp;CHAR(34)&amp;CHAR(13)&amp;CHAR(10)&amp;&quot;    i18n_description_&quot;&amp;[.$B131]&amp;&quot;: &quot;&amp;CHAR(34)&amp;[.E131]&amp;CHAR(34)" office:value-type="string" office:string-value="    i18n_short_SIRN: &quot;IRONMASTER&quot;&#13;&#10;    i18n_description_SIRN: &quot;IRONMASTER COMPLETATO&quot;" calcext:value-type="string">
            <text:p><text:s text:c="4"/>i18n_short_SIRN: "IRONMASTER"<text:line-break/> <text:s text:c="3"/>i18n_description_SIRN: "IRONMASTER COMPLETATO"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ED&quot;" calcext:value-type="string">
            <text:p><text:s text:c="4"/>i18n_short_SIRN: "IRONMASTER"<text:line-break/> <text:s text:c="3"/>i18n_description_SIRN: "IRONMASTER COMPLETED"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2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G132]&amp;CHAR(34)&amp;CHAR(13)&amp;CHAR(10)&amp;&quot;    i18n_description_&quot;&amp;[.$B132]&amp;&quot;: &quot;&amp;CHAR(34)&amp;[.E132]&amp;CHAR(34)" office:value-type="string" office:string-value="    i18n_short_SKMA: &quot;ALLENAMENTI&quot;&#13;&#10;    i18n_description_SKMA: &quot;KM ALLENAMENTO STAGIONALI&quot;" calcext:value-type="string">
            <text:p><text:s text:c="4"/>i18n_short_SKMA: "ALLENAMENTI"<text:line-break/> <text:s text:c="3"/>i18n_description_SKMA: "KM ALLENAMENTO STAGIONALI"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TRAINING&quot;&#13;&#10;    i18n_description_SKMA: &quot;SEASONAL TRAINING DISTANCE SWAM&quot;" calcext:value-type="string">
            <text:p><text:s text:c="4"/>i18n_short_SKMA: "TRAINING"<text:line-break/> <text:s text:c="3"/>i18n_description_SKMA: "SEASONAL TRAINING DISTANCE SWAM"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2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G133]&amp;CHAR(34)&amp;CHAR(13)&amp;CHAR(10)&amp;&quot;    i18n_description_&quot;&amp;[.$B133]&amp;&quot;: &quot;&amp;CHAR(34)&amp;[.E133]&amp;CHAR(34)" office:value-type="string" office:string-value="    i18n_short_SKMF: &quot;DELFINO&quot;&#13;&#10;    i18n_description_SKMF: &quot;KM DELFINO STAGIONALI&quot;" calcext:value-type="string">
            <text:p><text:s text:c="4"/>i18n_short_SKMF: "DELFINO"<text:line-break/> <text:s text:c="3"/>i18n_description_SKMF: "KM DELFINO STAGIONALI"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BUTTERFLY&quot;&#13;&#10;    i18n_description_SKMF: &quot;SEASONAL TRAINING DISTANCE BUTTERFLY SWAM&quot;" calcext:value-type="string">
            <text:p><text:s text:c="4"/>i18n_short_SKMF: "BUTTERFLY"<text:line-break/> <text:s text:c="3"/>i18n_description_SKMF: "SEASONAL TRAINING DISTANCE BUTTERFLY SWAM"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2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G134]&amp;CHAR(34)&amp;CHAR(13)&amp;CHAR(10)&amp;&quot;    i18n_description_&quot;&amp;[.$B134]&amp;&quot;: &quot;&amp;CHAR(34)&amp;[.E134]&amp;CHAR(34)" office:value-type="string" office:string-value="    i18n_short_SKMG: &quot;GAMBE&quot;&#13;&#10;    i18n_description_SKMG: &quot;KM GAMBE STAGIONALI&quot;" calcext:value-type="string">
            <text:p><text:s text:c="4"/>i18n_short_SKMG: "GAMBE"<text:line-break/> <text:s text:c="3"/>i18n_description_SKMG: "KM GAMBE STAGIONALI"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KICK&quot;&#13;&#10;    i18n_description_SKMG: &quot;SEASONAL TRAINING DISTANCE KICK&quot;" calcext:value-type="string">
            <text:p><text:s text:c="4"/>i18n_short_SKMG: "KICK"<text:line-break/> <text:s text:c="3"/>i18n_description_SKMG: "SEASONAL TRAINING DISTANCE KICK"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2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G135]&amp;CHAR(34)&amp;CHAR(13)&amp;CHAR(10)&amp;&quot;    i18n_description_&quot;&amp;[.$B135]&amp;&quot;: &quot;&amp;CHAR(34)&amp;[.E135]&amp;CHAR(34)" office:value-type="string" office:string-value="    i18n_short_SMDF: &quot;MED FIN&quot;&#13;&#10;    i18n_description_SMDF: &quot;MEDIA PUNTI FIN DI UNA STAGIONE&quot;" calcext:value-type="string">
            <text:p><text:s text:c="4"/>i18n_short_SMDF: "MED FIN"<text:line-break/> <text:s text:c="3"/>i18n_description_SMDF: "MEDIA PUNTI FIN DI UNA STAGIONE"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EVE POINTS&quot;&#13;&#10;    i18n_description_SMDF: &quot;SEASONAL EVERAGE STANDARD POINTS&quot;" calcext:value-type="string">
            <text:p><text:s text:c="4"/>i18n_short_SMDF: "EVE POINTS"<text:line-break/> <text:s text:c="3"/>i18n_description_SMDF: "SEASONAL EVERAGE STANDARD POINTS"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2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G136]&amp;CHAR(34)&amp;CHAR(13)&amp;CHAR(10)&amp;&quot;    i18n_description_&quot;&amp;[.$B136]&amp;&quot;: &quot;&amp;CHAR(34)&amp;[.E136]&amp;CHAR(34)" office:value-type="string" office:string-value="    i18n_short_SPBS: &quot;PB&quot;&#13;&#10;    i18n_description_SPBS: &quot;PERSONAL BESTS REALIZZATI IN UNA STAGIONE&quot;" calcext:value-type="string">
            <text:p><text:s text:c="4"/>i18n_short_SPBS: "PB"<text:line-break/> <text:s text:c="3"/>i18n_description_SPBS: "PERSONAL BESTS REALIZZATI IN UNA STAGIONE"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CHED IN A SEASON&quot;" calcext:value-type="string">
            <text:p><text:s text:c="4"/>i18n_short_SPBS: "PB"<text:line-break/> <text:s text:c="3"/>i18n_description_SPBS: "PERSONAL BESTS REACHED IN A SEAS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day_part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text:line-break/>-- Dump dei dati per la tabella day_part_types<text:line-break/>-- </text:p>
          </table:table-cell>
          <table:table-cell table:style-name="ce21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21" table:formula="of:=&quot;  &quot;&amp;[.$A138]&amp;&quot;:&quot;" office:value-type="string" office:string-value="  day_part_types:" calcext:value-type="string">
            <text:p><text:s text:c="2"/>day_part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G140]&amp;CHAR(34)&amp;CHAR(13)&amp;CHAR(10)&amp;&quot;    i18n_description_&quot;&amp;[.$B140]&amp;&quot;: &quot;&amp;CHAR(34)&amp;[.E140]&amp;CHAR(34)" office:value-type="string" office:string-value="    i18n_short_M: &quot;MAT&quot;&#13;&#10;    i18n_description_M: &quot;MATTINA&quot;" calcext:value-type="string">
            <text:p><text:s text:c="4"/>i18n_short_M: "MAT"<text:line-break/> <text:s text:c="3"/>i18n_description_M: "MATTINA"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NG&quot;&#13;&#10;    i18n_description_M: &quot;MORNING&quot;" calcext:value-type="string">
            <text:p><text:s text:c="4"/>i18n_short_M: "MNG"<text:line-break/> <text:s text:c="3"/>i18n_description_M: "MORNING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G141]&amp;CHAR(34)&amp;CHAR(13)&amp;CHAR(10)&amp;&quot;    i18n_description_&quot;&amp;[.$B141]&amp;&quot;: &quot;&amp;CHAR(34)&amp;[.E141]&amp;CHAR(34)" office:value-type="string" office:string-value="    i18n_short_P: &quot;POM&quot;&#13;&#10;    i18n_description_P: &quot;POMERIGGIO&quot;" calcext:value-type="string">
            <text:p><text:s text:c="4"/>i18n_short_P: "POM"<text:line-break/> <text:s text:c="3"/>i18n_description_P: "POMERIGGIO"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AFT&quot;&#13;&#10;    i18n_description_P: &quot;AFTERNOON&quot;" calcext:value-type="string">
            <text:p><text:s text:c="4"/>i18n_short_P: "AFT"<text:line-break/> <text:s text:c="3"/>i18n_description_P: "AFTERNOO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G142]&amp;CHAR(34)&amp;CHAR(13)&amp;CHAR(10)&amp;&quot;    i18n_description_&quot;&amp;[.$B142]&amp;&quot;: &quot;&amp;CHAR(34)&amp;[.E142]&amp;CHAR(34)" office:value-type="string" office:string-value="    i18n_short_S: &quot;SER&quot;&#13;&#10;    i18n_description_S: &quot;SERA&quot;" calcext:value-type="string">
            <text:p><text:s text:c="4"/>i18n_short_S: "SER"<text:line-break/> <text:s text:c="3"/>i18n_description_S: "SERA"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EVE&quot;&#13;&#10;    i18n_description_S: &quot;EVENING&quot;" calcext:value-type="string">
            <text:p><text:s text:c="4"/>i18n_short_S: "EVE"<text:line-break/> <text:s text:c="3"/>i18n_description_S: "EVENING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G143]&amp;CHAR(34)&amp;CHAR(13)&amp;CHAR(10)&amp;&quot;    i18n_description_&quot;&amp;[.$B143]&amp;&quot;: &quot;&amp;CHAR(34)&amp;[.E143]&amp;CHAR(34)" office:value-type="string" office:string-value="    i18n_short_N: &quot;NOT&quot;&#13;&#10;    i18n_description_N: &quot;NOTTE&quot;" calcext:value-type="string">
            <text:p><text:s text:c="4"/>i18n_short_N: "NOT"<text:line-break/> <text:s text:c="3"/>i18n_description_N: "NOTTE"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GT&quot;&#13;&#10;    i18n_description_N: &quot;NIGHT&quot;" calcext:value-type="string">
            <text:p><text:s text:c="4"/>i18n_short_N: "NGT"<text:line-break/> <text:s text:c="3"/>i18n_description_N: "NIGH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heat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text:line-break/>-- Dump dei dati per la tabella heat_types<text:line-break/>-- </text:p>
          </table:table-cell>
          <table:table-cell table:style-name="ce21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21" table:formula="of:=&quot;  &quot;&amp;[.$A145]&amp;&quot;:&quot;" office:value-type="string" office:string-value="  heat_types:" calcext:value-type="string">
            <text:p><text:s text:c="2"/>heat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G147]&amp;CHAR(34)&amp;CHAR(13)&amp;CHAR(10)&amp;&quot;    i18n_description_&quot;&amp;[.$B147]&amp;&quot;: &quot;&amp;CHAR(34)&amp;[.E147]&amp;CHAR(34)" office:value-type="string" office:string-value="    i18n_short_B: &quot;BT&quot;&#13;&#10;    i18n_description_B: &quot;BATTERIE&quot;" calcext:value-type="string">
            <text:p><text:s text:c="4"/>i18n_short_B: "BT"<text:line-break/> <text:s text:c="3"/>i18n_description_B: "BATTERIE"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HT&quot;&#13;&#10;    i18n_description_B: &quot;HEATS&quot;" calcext:value-type="string">
            <text:p><text:s text:c="4"/>i18n_short_B: "HT"<text:line-break/> <text:s text:c="3"/>i18n_description_B: "HEAT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G148]&amp;CHAR(34)&amp;CHAR(13)&amp;CHAR(10)&amp;&quot;    i18n_description_&quot;&amp;[.$B148]&amp;&quot;: &quot;&amp;CHAR(34)&amp;[.E148]&amp;CHAR(34)" office:value-type="string" office:string-value="    i18n_short_S: &quot;SF&quot;&#13;&#10;    i18n_description_S: &quot;SEMIFINALI&quot;" calcext:value-type="string">
            <text:p><text:s text:c="4"/>i18n_short_S: "SF"<text:line-break/> <text:s text:c="3"/>i18n_description_S: "SEMIFINALI"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S&quot;" calcext:value-type="string">
            <text:p><text:s text:c="4"/>i18n_short_S: "SF"<text:line-break/> <text:s text:c="3"/>i18n_description_S: "SEMIFINAL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G149]&amp;CHAR(34)&amp;CHAR(13)&amp;CHAR(10)&amp;&quot;    i18n_description_&quot;&amp;[.$B149]&amp;&quot;: &quot;&amp;CHAR(34)&amp;[.E149]&amp;CHAR(34)" office:value-type="string" office:string-value="    i18n_short_F: &quot;FI&quot;&#13;&#10;    i18n_description_F: &quot;FINALI&quot;" calcext:value-type="string">
            <text:p><text:s text:c="4"/>i18n_short_F: "FI"<text:line-break/> <text:s text:c="3"/>i18n_description_F: "FINALI"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N&quot;&#13;&#10;    i18n_description_F: &quot;FINALS&quot;" calcext:value-type="string">
            <text:p><text:s text:c="4"/>i18n_short_F: "FN"<text:line-break/> <text:s text:c="3"/>i18n_description_F: "FINAL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G150]&amp;CHAR(34)&amp;CHAR(13)&amp;CHAR(10)&amp;&quot;    i18n_description_&quot;&amp;[.$B150]&amp;&quot;: &quot;&amp;CHAR(34)&amp;[.E150]&amp;CHAR(34)" office:value-type="string" office:string-value="    i18n_short_C: &quot;FB&quot;&#13;&#10;    i18n_description_C: &quot;FINALE B&quot;" calcext:value-type="string">
            <text:p><text:s text:c="4"/>i18n_short_C: "FB"<text:line-break/> <text:s text:c="3"/>i18n_description_C: "FINALE B"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 B&quot;" calcext:value-type="string">
            <text:p><text:s text:c="4"/>i18n_short_C: "FB"<text:line-break/> <text:s text:c="3"/>i18n_description_C: "FINAL B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shower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text:line-break/>-- Dump dei dati per la tabella shower_types<text:line-break/>-- </text:p>
          </table:table-cell>
          <table:table-cell table:style-name="ce21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21" table:formula="of:=&quot;  &quot;&amp;[.$A152]&amp;&quot;:&quot;" office:value-type="string" office:string-value="  shower_types:" calcext:value-type="string">
            <text:p><text:s text:c="2"/>shower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G154]&amp;CHAR(34)&amp;CHAR(13)&amp;CHAR(10)&amp;&quot;    i18n_description_&quot;&amp;[.$B154]&amp;&quot;: &quot;&amp;CHAR(34)&amp;[.E154]&amp;CHAR(34)" office:value-type="string" office:string-value="    i18n_short_G: &quot;GRATUITA&quot;&#13;&#10;    i18n_description_G: &quot;GRATUITA&quot;" calcext:value-type="string">
            <text:p><text:s text:c="4"/>i18n_short_G: "GRATUITA"<text:line-break/> <text:s text:c="3"/>i18n_description_G: "GRATUITA"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FREE&quot;&#13;&#10;    i18n_description_G: &quot;FREE&quot;" calcext:value-type="string">
            <text:p><text:s text:c="4"/>i18n_short_G: "FREE"<text:line-break/> <text:s text:c="3"/>i18n_description_G: "FRE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G155]&amp;CHAR(34)&amp;CHAR(13)&amp;CHAR(10)&amp;&quot;    i18n_description_&quot;&amp;[.$B155]&amp;&quot;: &quot;&amp;CHAR(34)&amp;[.E155]&amp;CHAR(34)" office:value-type="string" office:string-value="    i18n_short_2: &quot;20 CENT.&quot;&#13;&#10;    i18n_description_2: &quot;MONETA DA 20 CENT.&quot;" calcext:value-type="string">
            <text:p><text:s text:c="4"/>i18n_short_2: "20 CENT."<text:line-break/> <text:s text:c="3"/>i18n_description_2: "MONETA DA 20 CENT."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20 CENT COIN&quot;" calcext:value-type="string">
            <text:p><text:s text:c="4"/>i18n_short_2: "20 CENT."<text:line-break/> <text:s text:c="3"/>i18n_description_2: "20 CENT COI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G156]&amp;CHAR(34)&amp;CHAR(13)&amp;CHAR(10)&amp;&quot;    i18n_description_&quot;&amp;[.$B156]&amp;&quot;: &quot;&amp;CHAR(34)&amp;[.E156]&amp;CHAR(34)" office:value-type="string" office:string-value="    i18n_short_C: &quot;CHIAVETTA&quot;&#13;&#10;    i18n_description_C: &quot;CHIAVETTA&quot;" calcext:value-type="string">
            <text:p><text:s text:c="4"/>i18n_short_C: "CHIAVETTA"<text:line-break/> <text:s text:c="3"/>i18n_description_C: "CHIAVETTA"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KEY&quot;&#13;&#10;    i18n_description_C: &quot;KEY&quot;" calcext:value-type="string">
            <text:p><text:s text:c="4"/>i18n_short_C: "KEY"<text:line-break/> <text:s text:c="3"/>i18n_description_C: "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G157]&amp;CHAR(34)&amp;CHAR(13)&amp;CHAR(10)&amp;&quot;    i18n_description_&quot;&amp;[.$B157]&amp;&quot;: &quot;&amp;CHAR(34)&amp;[.E157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hair_dryer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text:line-break/>-- Dump dei dati per la tabella hair_dryer_types<text:line-break/>-- </text:p>
          </table:table-cell>
          <table:table-cell table:style-name="ce21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21" table:formula="of:=&quot;  &quot;&amp;[.$A159]&amp;&quot;:&quot;" office:value-type="string" office:string-value="  hair_dryer_types:" calcext:value-type="string">
            <text:p><text:s text:c="2"/>hair_dryer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G161]&amp;CHAR(34)&amp;CHAR(13)&amp;CHAR(10)&amp;&quot;    i18n_description_&quot;&amp;[.$B161]&amp;&quot;: &quot;&amp;CHAR(34)&amp;[.E161]&amp;CHAR(34)" office:value-type="string" office:string-value="    i18n_short_G: &quot;GRATUITO&quot;&#13;&#10;    i18n_description_G: &quot;GRATUITO&quot;" calcext:value-type="string">
            <text:p><text:s text:c="4"/>i18n_short_G: "GRATUITO"<text:line-break/> <text:s text:c="3"/>i18n_description_G: "GRATUITO"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FREE&quot;&#13;&#10;    i18n_description_G: &quot;FREE&quot;" calcext:value-type="string">
            <text:p><text:s text:c="4"/>i18n_short_G: "FREE"<text:line-break/> <text:s text:c="3"/>i18n_description_G: "FRE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G162]&amp;CHAR(34)&amp;CHAR(13)&amp;CHAR(10)&amp;&quot;    i18n_description_&quot;&amp;[.$B162]&amp;&quot;: &quot;&amp;CHAR(34)&amp;[.E162]&amp;CHAR(34)" office:value-type="string" office:string-value="    i18n_short_2: &quot;20 CENT.&quot;&#13;&#10;    i18n_description_2: &quot;PAGAMENTO MONETA DA 20 CENT.&quot;" calcext:value-type="string">
            <text:p><text:s text:c="4"/>i18n_short_2: "20 CENT."<text:line-break/> <text:s text:c="3"/>i18n_description_2: "PAGAMENTO MONETA DA 20 CENT."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20 CENT COIN&quot;" calcext:value-type="string">
            <text:p><text:s text:c="4"/>i18n_short_2: "20 CENT."<text:line-break/> <text:s text:c="3"/>i18n_description_2: "20 CENT COI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G163]&amp;CHAR(34)&amp;CHAR(13)&amp;CHAR(10)&amp;&quot;    i18n_description_&quot;&amp;[.$B163]&amp;&quot;: &quot;&amp;CHAR(34)&amp;[.E163]&amp;CHAR(34)" office:value-type="string" office:string-value="    i18n_short_C: &quot;CHIAVETTA&quot;&#13;&#10;    i18n_description_C: &quot;CHIAVETTA&quot;" calcext:value-type="string">
            <text:p><text:s text:c="4"/>i18n_short_C: "CHIAVETTA"<text:line-break/> <text:s text:c="3"/>i18n_description_C: "CHIAVETTA"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KEY&quot;&#13;&#10;    i18n_description_C: &quot;KEY&quot;" calcext:value-type="string">
            <text:p><text:s text:c="4"/>i18n_short_C: "KEY"<text:line-break/> <text:s text:c="3"/>i18n_description_C: "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G164]&amp;CHAR(34)&amp;CHAR(13)&amp;CHAR(10)&amp;&quot;    i18n_description_&quot;&amp;[.$B164]&amp;&quot;: &quot;&amp;CHAR(34)&amp;[.E164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G165]&amp;CHAR(34)&amp;CHAR(13)&amp;CHAR(10)&amp;&quot;    i18n_description_&quot;&amp;[.$B165]&amp;&quot;: &quot;&amp;CHAR(34)&amp;[.E165]&amp;CHAR(34)" office:value-type="string" office:string-value="    i18n_short_T: &quot;PRESA SCHUKO TEDESCA&quot;&#13;&#10;    i18n_description_T: &quot;PRESE DI CORRENTE TEDESCHE&quot;" calcext:value-type="string">
            <text:p><text:s text:c="4"/>i18n_short_T: "PRESA SCHUKO TEDESCA"<text:line-break/> <text:s text:c="3"/>i18n_description_T: "PRESE DI CORRENTE TEDESCHE"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GERMAN&quot;&#13;&#10;    i18n_description_T: &quot;GERMAN SCHUKO&quot;" calcext:value-type="string">
            <text:p><text:s text:c="4"/>i18n_short_T: "GERMAN"<text:line-break/> <text:s text:c="3"/>i18n_description_T: "GERMAN SCHUKO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G166]&amp;CHAR(34)&amp;CHAR(13)&amp;CHAR(10)&amp;&quot;    i18n_description_&quot;&amp;[.$B166]&amp;&quot;: &quot;&amp;CHAR(34)&amp;[.E166]&amp;CHAR(34)" office:value-type="string" office:string-value="    i18n_short_P: &quot;PRESA PICCOLA (12A)&quot;&#13;&#10;    i18n_description_P: &quot;PRESE DI CORRENTE PICCOLE 12A&quot;" calcext:value-type="string">
            <text:p><text:s text:c="4"/>i18n_short_P: "PRESA PICCOLA (12A)"<text:line-break/> <text:s text:c="3"/>i18n_description_P: "PRESE DI CORRENTE PICCOLE 12A"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ITA12&quot;&#13;&#10;    i18n_description_P: &quot;ITALIAN 12A&quot;" calcext:value-type="string">
            <text:p><text:s text:c="4"/>i18n_short_P: "ITA12"<text:line-break/> <text:s text:c="3"/>i18n_description_P: "ITALIAN 12A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G167]&amp;CHAR(34)&amp;CHAR(13)&amp;CHAR(10)&amp;&quot;    i18n_description_&quot;&amp;[.$B167]&amp;&quot;: &quot;&amp;CHAR(34)&amp;[.E167]&amp;CHAR(34)" office:value-type="string" office:string-value="    i18n_short_E: &quot;PRESA GRANDE (16A)&quot;&#13;&#10;    i18n_description_E: &quot;PRESE DI CORRENTE GRANDI 16A&quot;" calcext:value-type="string">
            <text:p><text:s text:c="4"/>i18n_short_E: "PRESA GRANDE (16A)"<text:line-break/> <text:s text:c="3"/>i18n_description_E: "PRESE DI CORRENTE GRANDI 16A"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ITA16&quot;&#13;&#10;    i18n_description_E: &quot;ITALIAN 16A&quot;" calcext:value-type="string">
            <text:p><text:s text:c="4"/>i18n_short_E: "ITA16"<text:line-break/> <text:s text:c="3"/>i18n_description_E: "ITALIAN 16A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G168]&amp;CHAR(34)&amp;CHAR(13)&amp;CHAR(10)&amp;&quot;    i18n_description_&quot;&amp;[.$B168]&amp;&quot;: &quot;&amp;CHAR(34)&amp;[.E168]&amp;CHAR(34)" office:value-type="string" office:string-value="    i18n_short_U: &quot;PRESA UNIVERSALE&quot;&#13;&#10;    i18n_description_U: &quot;PRESE DI CORRENTE UNIVERSALI&quot;" calcext:value-type="string">
            <text:p><text:s text:c="4"/>i18n_short_U: "PRESA UNIVERSALE"<text:line-break/> <text:s text:c="3"/>i18n_description_U: "PRESE DI CORRENTE UNIVERSALI"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ITAUNI&quot;&#13;&#10;    i18n_description_U: &quot;ITALIAN UNIVERSAL&quot;" calcext:value-type="string">
            <text:p><text:s text:c="4"/>i18n_short_U: "ITAUNI"<text:line-break/> <text:s text:c="3"/>i18n_description_U: "ITALIAN UNIVERSAL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locker_cabinet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text:line-break/>-- Dump dei dati per la tabella locker_cabinet_types<text:line-break/>-- </text:p>
          </table:table-cell>
          <table:table-cell table:style-name="ce21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21" table:formula="of:=&quot;  &quot;&amp;[.$A170]&amp;&quot;:&quot;" office:value-type="string" office:string-value="  locker_cabinet_types:" calcext:value-type="string">
            <text:p><text:s text:c="2"/>locker_cabinet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G</text:p>
          </table:table-cell>
          <table:table-cell table:style-name="ce19" table:number-columns-repeated="2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G172]&amp;CHAR(34)&amp;CHAR(13)&amp;CHAR(10)&amp;&quot;    i18n_description_&quot;&amp;[.$B172]&amp;&quot;: &quot;&amp;CHAR(34)&amp;[.E172]&amp;CHAR(34)" office:value-type="string" office:string-value="    i18n_short_G: &quot;GRANDE&quot;&#13;&#10;    i18n_description_G: &quot;LUCCHETTO GRANDE&quot;" calcext:value-type="string">
            <text:p><text:s text:c="4"/>i18n_short_G: "GRANDE"<text:line-break/> <text:s text:c="3"/>i18n_description_G: "LUCCHETTO GRANDE"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BIG&quot;&#13;&#10;    i18n_description_G: &quot;LOCKER (big)&quot;" calcext:value-type="string">
            <text:p><text:s text:c="4"/>i18n_short_G: "BIG"<text:line-break/> <text:s text:c="3"/>i18n_description_G: "LOCKER (big)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P</text:p>
          </table:table-cell>
          <table:table-cell table:style-name="ce19" table:number-columns-repeated="2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G173]&amp;CHAR(34)&amp;CHAR(13)&amp;CHAR(10)&amp;&quot;    i18n_description_&quot;&amp;[.$B173]&amp;&quot;: &quot;&amp;CHAR(34)&amp;[.E173]&amp;CHAR(34)" office:value-type="string" office:string-value="    i18n_short_P: &quot;PICCOLO&quot;&#13;&#10;    i18n_description_P: &quot;LUCCHETTO PICCOLO&quot;" calcext:value-type="string">
            <text:p><text:s text:c="4"/>i18n_short_P: "PICCOLO"<text:line-break/> <text:s text:c="3"/>i18n_description_P: "LUCCHETTO PICCOLO"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SMALL&quot;&#13;&#10;    i18n_description_P: &quot;LOCKER (small)&quot;" calcext:value-type="string">
            <text:p><text:s text:c="4"/>i18n_short_P: "SMALL"<text:line-break/> <text:s text:c="3"/>i18n_description_P: "LOCKER (small)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G174]&amp;CHAR(34)&amp;CHAR(13)&amp;CHAR(10)&amp;&quot;    i18n_description_&quot;&amp;[.$B174]&amp;&quot;: &quot;&amp;CHAR(34)&amp;[.E174]&amp;CHAR(34)" office:value-type="string" office:string-value="    i18n_short_C: &quot;CHIAVE&quot;&#13;&#10;    i18n_description_C: &quot;CHIAVE A NOLEGGIO&quot;" calcext:value-type="string">
            <text:p><text:s text:c="4"/>i18n_short_C: "CHIAVE"<text:line-break/> <text:s text:c="3"/>i18n_description_C: "CHIAVE A NOLEGGIO"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KEY&quot;&#13;&#10;    i18n_description_C: &quot;RENT KEY&quot;" calcext:value-type="string">
            <text:p><text:s text:c="4"/>i18n_short_C: "KEY"<text:line-break/> <text:s text:c="3"/>i18n_description_C: "RENT 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2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G175]&amp;CHAR(34)&amp;CHAR(13)&amp;CHAR(10)&amp;&quot;    i18n_description_&quot;&amp;[.$B175]&amp;&quot;: &quot;&amp;CHAR(34)&amp;[.E175]&amp;CHAR(34)" office:value-type="string" office:string-value="    i18n_short_N: &quot;NESSUNO&quot;&#13;&#10;    i18n_description_N: &quot;NESSUNA SICUREZZA&quot;" calcext:value-type="string">
            <text:p><text:s text:c="4"/>i18n_short_N: "NESSUNO"<text:line-break/> <text:s text:c="3"/>i18n_description_N: "NESSUNA SICUREZZA"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O&quot;&#13;&#10;    i18n_description_N: &quot;NO LOCKING&quot;" calcext:value-type="string">
            <text:p><text:s text:c="4"/>i18n_short_N: "NO"<text:line-break/> <text:s text:c="3"/>i18n_description_N: "NO LOCKING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G176]&amp;CHAR(34)&amp;CHAR(13)&amp;CHAR(10)&amp;&quot;    i18n_description_&quot;&amp;[.$B176]&amp;&quot;: &quot;&amp;CHAR(34)&amp;[.E176]&amp;CHAR(34)" office:value-type="string" office:string-value="    i18n_short_2: &quot;20 CENT.&quot;&#13;&#10;    i18n_description_2: &quot;MONETA DA 20 CENT.&quot;" calcext:value-type="string">
            <text:p><text:s text:c="4"/>i18n_short_2: "20 CENT."<text:line-break/> <text:s text:c="3"/>i18n_description_2: "MONETA DA 20 CENT."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20 CENT COIN&quot;" calcext:value-type="string">
            <text:p><text:s text:c="4"/>i18n_short_2: "20 CENT."<text:line-break/> <text:s text:c="3"/>i18n_description_2: "20 CENT COIN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G177]&amp;CHAR(34)&amp;CHAR(13)&amp;CHAR(10)&amp;&quot;    i18n_description_&quot;&amp;[.$B177]&amp;&quot;: &quot;&amp;CHAR(34)&amp;[.E177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G178]&amp;CHAR(34)&amp;CHAR(13)&amp;CHAR(10)&amp;&quot;    i18n_description_&quot;&amp;[.$B178]&amp;&quot;: &quot;&amp;CHAR(34)&amp;[.E178]&amp;CHAR(34)" office:value-type="string" office:string-value="    i18n_short_0: &quot;COMBINAZIONE&quot;&#13;&#10;    i18n_description_0: &quot;COMBINAZIONE (fornita)&quot;" calcext:value-type="string">
            <text:p><text:s text:c="4"/>i18n_short_0: "COMBINAZIONE"<text:line-break/> <text:s text:c="3"/>i18n_description_0: "COMBINAZIONE (fornita)"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TION&quot;&#13;&#10;    i18n_description_0: &quot;COMBINATION LOCK (with a given combination)&quot;" calcext:value-type="string">
            <text:p><text:s text:c="4"/>i18n_short_0: "COMBINATION"<text:line-break/> <text:s text:c="3"/>i18n_description_0: "COMBINATION LOCK (with a given combination)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2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G179]&amp;CHAR(34)&amp;CHAR(13)&amp;CHAR(10)&amp;&quot;    i18n_description_&quot;&amp;[.$B179]&amp;&quot;: &quot;&amp;CHAR(34)&amp;[.E179]&amp;CHAR(34)" office:value-type="string" office:string-value="    i18n_short_5: &quot;50 CENT.&quot;&#13;&#10;    i18n_description_5: &quot;MONETA DA 50 CENT.&quot;" calcext:value-type="string">
            <text:p><text:s text:c="4"/>i18n_short_5: "50 CENT."<text:line-break/> <text:s text:c="3"/>i18n_description_5: "MONETA DA 50 CENT."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50 CENT COIN&quot;" calcext:value-type="string">
            <text:p><text:s text:c="4"/>i18n_short_5: "50 CENT."<text:line-break/> <text:s text:c="3"/>i18n_description_5: "50 CENT COI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edition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text:line-break/>-- Dump dei dati per la tabella edition_types<text:line-break/>-- </text:p>
          </table:table-cell>
          <table:table-cell table:style-name="ce21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21" table:formula="of:=&quot;  &quot;&amp;[.$A181]&amp;&quot;:&quot;" office:value-type="string" office:string-value="  edition_types:" calcext:value-type="string">
            <text:p><text:s text:c="2"/>edition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G183]&amp;CHAR(34)&amp;CHAR(13)&amp;CHAR(10)&amp;&quot;    i18n_description_&quot;&amp;[.$B183]&amp;&quot;: &quot;&amp;CHAR(34)&amp;[.E183]&amp;CHAR(34)" office:value-type="string" office:string-value="    i18n_short_O: &quot;ORD&quot;&#13;&#10;    i18n_description_O: &quot;ORDINALE&quot;" calcext:value-type="string">
            <text:p><text:s text:c="4"/>i18n_short_O: "ORD"<text:line-break/> <text:s text:c="3"/>i18n_description_O: "ORDINALE"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&quot;" calcext:value-type="string">
            <text:p><text:s text:c="4"/>i18n_short_O: "ORD"<text:line-break/> <text:s text:c="3"/>i18n_description_O: "ORDIN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G184]&amp;CHAR(34)&amp;CHAR(13)&amp;CHAR(10)&amp;&quot;    i18n_description_&quot;&amp;[.$B184]&amp;&quot;: &quot;&amp;CHAR(34)&amp;[.E184]&amp;CHAR(34)" office:value-type="string" office:string-value="    i18n_short_R: &quot;ROM&quot;&#13;&#10;    i18n_description_R: &quot;ROMANO&quot;" calcext:value-type="string">
            <text:p><text:s text:c="4"/>i18n_short_R: "ROM"<text:line-break/> <text:s text:c="3"/>i18n_description_R: "ROMANO"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&quot;" calcext:value-type="string">
            <text:p><text:s text:c="4"/>i18n_short_R: "ROM"<text:line-break/> <text:s text:c="3"/>i18n_description_R: "ROMA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G185]&amp;CHAR(34)&amp;CHAR(13)&amp;CHAR(10)&amp;&quot;    i18n_description_&quot;&amp;[.$B185]&amp;&quot;: &quot;&amp;CHAR(34)&amp;[.E185]&amp;CHAR(34)" office:value-type="string" office:string-value="    i18n_short_N: &quot;NO&quot;&#13;&#10;    i18n_description_N: &quot;NESSUNO&quot;" calcext:value-type="string">
            <text:p><text:s text:c="4"/>i18n_short_N: "NO"<text:line-break/> <text:s text:c="3"/>i18n_description_N: "NESSUNO"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ONE&quot;" calcext:value-type="string">
            <text:p><text:s text:c="4"/>i18n_short_N: "NO"<text:line-break/> <text:s text:c="3"/>i18n_description_N: "NONE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G186]&amp;CHAR(34)&amp;CHAR(13)&amp;CHAR(10)&amp;&quot;    i18n_description_&quot;&amp;[.$B186]&amp;&quot;: &quot;&amp;CHAR(34)&amp;[.E186]&amp;CHAR(34)" office:value-type="string" office:string-value="    i18n_short_A: &quot;ANN&quot;&#13;&#10;    i18n_description_A: &quot;ANNO&quot;" calcext:value-type="string">
            <text:p><text:s text:c="4"/>i18n_short_A: "ANN"<text:line-break/> <text:s text:c="3"/>i18n_description_A: "ANNO"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YEA&quot;&#13;&#10;    i18n_description_A: &quot;YEAR&quot;" calcext:value-type="string">
            <text:p><text:s text:c="4"/>i18n_short_A: "YEA"<text:line-break/> <text:s text:c="3"/>i18n_description_A: "YEAR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G187]&amp;CHAR(34)&amp;CHAR(13)&amp;CHAR(10)&amp;&quot;    i18n_description_&quot;&amp;[.$B187]&amp;&quot;: &quot;&amp;CHAR(34)&amp;[.E187]&amp;CHAR(34)" office:value-type="string" office:string-value="    i18n_short_S: &quot;STA&quot;&#13;&#10;    i18n_description_S: &quot;STAGIONE&quot;" calcext:value-type="string">
            <text:p><text:s text:c="4"/>i18n_short_S: "STA"<text:line-break/> <text:s text:c="3"/>i18n_description_S: "STAGIONE"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EA&quot;&#13;&#10;    i18n_description_S: &quot;SEASON&quot;" calcext:value-type="string">
            <text:p><text:s text:c="4"/>i18n_short_S: "SEA"<text:line-break/> <text:s text:c="3"/>i18n_description_S: "SEAS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timing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text:line-break/>-- Dump dei dati per la tabella timing_types<text:line-break/>-- </text:p>
          </table:table-cell>
          <table:table-cell table:style-name="ce21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21" table:formula="of:=&quot;  &quot;&amp;[.$A189]&amp;&quot;:&quot;" office:value-type="string" office:string-value="  timing_types:" calcext:value-type="string">
            <text:p><text:s text:c="2"/>timing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G191]&amp;CHAR(34)&amp;CHAR(13)&amp;CHAR(10)&amp;&quot;    i18n_description_&quot;&amp;[.$B191]&amp;&quot;: &quot;&amp;CHAR(34)&amp;[.E191]&amp;CHAR(34)" office:value-type="string" office:string-value="    i18n_short_M: &quot;MAN&quot;&#13;&#10;    i18n_description_M: &quot;MANUALE&quot;" calcext:value-type="string">
            <text:p><text:s text:c="4"/>i18n_short_M: "MAN"<text:line-break/> <text:s text:c="3"/>i18n_description_M: "MANUALE"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&quot;" calcext:value-type="string">
            <text:p><text:s text:c="4"/>i18n_short_M: "MAN"<text:line-break/> <text:s text:c="3"/>i18n_description_M: "MANU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G192]&amp;CHAR(34)&amp;CHAR(13)&amp;CHAR(10)&amp;&quot;    i18n_description_&quot;&amp;[.$B192]&amp;&quot;: &quot;&amp;CHAR(34)&amp;[.E192]&amp;CHAR(34)" office:value-type="string" office:string-value="    i18n_short_S: &quot;SEM&quot;&#13;&#10;    i18n_description_S: &quot;SEMIAUTOMATICO&quot;" calcext:value-type="string">
            <text:p><text:s text:c="4"/>i18n_short_S: "SEM"<text:line-break/> <text:s text:c="3"/>i18n_description_S: "SEMIAUTOMATICO"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&quot;" calcext:value-type="string">
            <text:p><text:s text:c="4"/>i18n_short_S: "SEM"<text:line-break/> <text:s text:c="3"/>i18n_description_S: "SEMIAUTOMATIC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G193]&amp;CHAR(34)&amp;CHAR(13)&amp;CHAR(10)&amp;&quot;    i18n_description_&quot;&amp;[.$B193]&amp;&quot;: &quot;&amp;CHAR(34)&amp;[.E193]&amp;CHAR(34)" office:value-type="string" office:string-value="    i18n_short_A: &quot;AUT&quot;&#13;&#10;    i18n_description_A: &quot;AUTOMATICO&quot;" calcext:value-type="string">
            <text:p><text:s text:c="4"/>i18n_short_A: "AUT"<text:line-break/> <text:s text:c="3"/>i18n_description_A: "AUTOMATICO"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&quot;" calcext:value-type="string">
            <text:p><text:s text:c="4"/>i18n_short_A: "AUT"<text:line-break/> <text:s text:c="3"/>i18n_description_A: "AUTOMATIC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training_mod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text:line-break/>-- Dump dei dati per la tabella training_mode_types<text:line-break/>-- </text:p>
          </table:table-cell>
          <table:table-cell table:style-name="ce21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21" table:formula="of:=&quot;  &quot;&amp;[.$A195]&amp;&quot;:&quot;" office:value-type="string" office:string-value="  training_mode_types:" calcext:value-type="string">
            <text:p><text:s text:c="2"/>training_mod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 table:style-name="ce18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G197]&amp;CHAR(34)&amp;CHAR(13)&amp;CHAR(10)&amp;&quot;    i18n_description_&quot;&amp;[.$B197]&amp;&quot;: &quot;&amp;CHAR(34)&amp;[.E197]&amp;CHAR(34)&amp;CHAR(13)&amp;CHAR(10)&amp;&quot;    i18n_alternate_&quot;&amp;[.$B197]&amp;&quot;: &quot;&amp;CHAR(34)&amp;[.I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<text:s text:c="4"/>i18n_short_A1: "AEROBICO BLANDO/TECNICA (A1)"<text:line-break/> <text:s text:c="3"/>i18n_description_A1: "Regime aerobico blando (sotto i 125 battiti per un giovane maschio allenato); riscaldamento, defaticamento e parti tecniche; non produce acido lattico"<text:line-break/> <text:s text:c="3"/>i18n_alternate_A1: "sciolto"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<text:s text:c="4"/>i18n_short_A1: "SLOW AEROBIC (A1)"<text:line-break/> <text:s text:c="3"/>i18n_description_A1: "Mild or moderate aerobic training (below ~125 bpm for a young male athlete); warm-up, cool-down, stretching and technical exercises; it doesn't have lactate production"<text:line-break/> <text:s text:c="3"/>i18n_alternate_A1: "slow"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G198]&amp;CHAR(34)&amp;CHAR(13)&amp;CHAR(10)&amp;&quot;    i18n_description_&quot;&amp;[.$B198]&amp;&quot;: &quot;&amp;CHAR(34)&amp;[.E198]&amp;CHAR(34)&amp;CHAR(13)&amp;CHAR(10)&amp;&quot;    i18n_alternate_&quot;&amp;[.$B198]&amp;&quot;: &quot;&amp;CHAR(34)&amp;[.I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<text:s text:c="4"/>i18n_short_A2: "AEROBICO (A2)"<text:line-break/> <text:s text:c="3"/>i18n_description_A2: "Regime aerobico (sotto i 145 battiti per un giovane maschio allenato); non produce acido lattico; riposi brevi, richiede serie molto lunghe"<text:line-break/> <text:s text:c="3"/>i18n_alternate_A2: "passo costante"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<text:s text:c="4"/>i18n_short_A2: "AEROBIC (A2)"<text:line-break/> <text:s text:c="3"/>i18n_description_A2: "Aerobic training (below ~145 bpm for a young male athlete); it doesn't have lactate production; short rests for very long reps"<text:line-break/> <text:s text:c="3"/>i18n_alternate_A2: "constant"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G199]&amp;CHAR(34)&amp;CHAR(13)&amp;CHAR(10)&amp;&quot;    i18n_description_&quot;&amp;[.$B199]&amp;&quot;: &quot;&amp;CHAR(34)&amp;[.E199]&amp;CHAR(34)&amp;CHAR(13)&amp;CHAR(10)&amp;&quot;    i18n_alternate_&quot;&amp;[.$B199]&amp;&quot;: &quot;&amp;CHAR(34)&amp;[.I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<text:s text:c="4"/>i18n_short_B1: "SOGLIA (B1)"<text:line-break/> <text:s text:c="3"/>i18n_description_B1: "Soglia aerobica (tra i 145 e 160 battiti per un giovane maschio allenato); produce poco acido lattico; serie lunghe di intensita media con riposi contenuti"<text:line-break/> <text:s text:c="3"/>i18n_alternate_B1: "allegro"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<text:s text:c="4"/>i18n_short_B1: "AEROBIC THRESHOLD (B1)"<text:line-break/> <text:s text:c="3"/>i18n_description_B1: "Aerobic threshold (between 145~160 bpm for a young male athlete); it has a limited lactate production; long reps of medium intensity with limited resting periods"<text:line-break/> <text:s text:c="3"/>i18n_alternate_B1: "happy"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G200]&amp;CHAR(34)&amp;CHAR(13)&amp;CHAR(10)&amp;&quot;    i18n_description_&quot;&amp;[.$B200]&amp;&quot;: &quot;&amp;CHAR(34)&amp;[.E200]&amp;CHAR(34)&amp;CHAR(13)&amp;CHAR(10)&amp;&quot;    i18n_alternate_&quot;&amp;[.$B200]&amp;&quot;: &quot;&amp;CHAR(34)&amp;[.I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<text:s text:c="4"/>i18n_short_B2: "VO2MAX (B2)"<text:line-break/> <text:s text:c="3"/>i18n_description_B2: "Massimo consumo di ossigeno (attorno ai 165 battiti per un giovane maschio allenato); produce acido lattico in quantità moderate; necessita di riposi più ampi"<text:line-break/> <text:s text:c="3"/>i18n_alternate_B2: "sostenuto"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<text:s text:c="4"/>i18n_short_B2: "VO2max/ANAEROBIC THRESHOLD (B2)"<text:line-break/> <text:s text:c="3"/>i18n_description_B2: "Maximal oxigen consumption (~165 bpm for a young male athlete); it has a moderate lactate production; it needs longer resting periods than a normal anaerobic threshold training"<text:line-break/> <text:s text:c="3"/>i18n_alternate_B2: "substained"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G201]&amp;CHAR(34)&amp;CHAR(13)&amp;CHAR(10)&amp;&quot;    i18n_description_&quot;&amp;[.$B201]&amp;&quot;: &quot;&amp;CHAR(34)&amp;[.E201]&amp;CHAR(34)&amp;CHAR(13)&amp;CHAR(10)&amp;&quot;    i18n_alternate_&quot;&amp;[.$B201]&amp;&quot;: &quot;&amp;CHAR(34)&amp;[.I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<text:s text:c="4"/>i18n_short_C1: "TOLLERANZA (C1)"<text:line-break/> <text:s text:c="3"/>i18n_description_C1: "Regime anaerobico (oltre ai 180 battiti per un giovane maschio allenato); andature massimali o submassimali con riposi sostanziosi; distanze ridotte"<text:line-break/> <text:s text:c="3"/>i18n_alternate_C1: "forte"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<text:s text:c="4"/>i18n_short_C1: "ANAEROBIC TOLERANCE (C1)"<text:line-break/> <text:s text:c="3"/>i18n_description_C1: "Heart rate over anaerobic threshold (&gt; ~180 bpm for a young male athlete); maximal or sub-maximal speed on short distances with long resting periods"<text:line-break/> <text:s text:c="3"/>i18n_alternate_C1: "fast"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G202]&amp;CHAR(34)&amp;CHAR(13)&amp;CHAR(10)&amp;&quot;    i18n_description_&quot;&amp;[.$B202]&amp;&quot;: &quot;&amp;CHAR(34)&amp;[.E202]&amp;CHAR(34)&amp;CHAR(13)&amp;CHAR(10)&amp;&quot;    i18n_alternate_&quot;&amp;[.$B202]&amp;&quot;: &quot;&amp;CHAR(34)&amp;[.I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<text:s text:c="4"/>i18n_short_C2: "PICCO (C2)"<text:line-break/> <text:s text:c="3"/>i18n_description_C2: "Regime anaerobico (oltre 180 battiti per un giovane maschio allenato); velocita massimali; distanze brevi; Recuperi molto ampi"<text:line-break/> <text:s text:c="3"/>i18n_alternate_C2: "fortissimo"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<text:s text:c="4"/>i18n_short_C2: "ANAEROBIC SPIKE (C2)"<text:line-break/> <text:s text:c="3"/>i18n_description_C2: "Heart rate over anaerobic threshold (&gt; ~180 bpm for a young male athlete); maximal speed on short distances; very long resting periods"<text:line-break/> <text:s text:c="3"/>i18n_alternate_C2: "very fast"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G203]&amp;CHAR(34)&amp;CHAR(13)&amp;CHAR(10)&amp;&quot;    i18n_description_&quot;&amp;[.$B203]&amp;&quot;: &quot;&amp;CHAR(34)&amp;[.E203]&amp;CHAR(34)&amp;CHAR(13)&amp;CHAR(10)&amp;&quot;    i18n_alternate_&quot;&amp;[.$B203]&amp;&quot;: &quot;&amp;CHAR(34)&amp;[.I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<text:s text:c="4"/>i18n_short_C3: "RAPIDITÀ (C3)"<text:line-break/> <text:s text:c="3"/>i18n_description_C3: "Regime anaerobico alattacido; frequenza massimale, intensità massimale; durate attorno ai 10\" con recuperi di almeno 45\""<text:line-break/> <text:s text:c="3"/>i18n_alternate_C3: "intensità max"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<text:s text:c="4"/>i18n_short_C3: "SPRINT/SPEED (C3)"<text:line-break/> <text:s text:c="3"/>i18n_description_C3: "Sprint training or speed conditioning; maximal heart rate, maximal intesity; ~10\" reps with rests of about 45\""<text:line-break/> <text:s text:c="3"/>i18n_alternate_C3: "intensity max"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2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G204]&amp;CHAR(34)&amp;CHAR(13)&amp;CHAR(10)&amp;&quot;    i18n_description_&quot;&amp;[.$B204]&amp;&quot;: &quot;&amp;CHAR(34)&amp;[.E204]&amp;CHAR(34)&amp;CHAR(13)&amp;CHAR(10)&amp;&quot;    i18n_alternate_&quot;&amp;[.$B204]&amp;&quot;: &quot;&amp;CHAR(34)&amp;[.I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<text:s text:c="4"/>i18n_short_A1/C3: "PROGR. (A1-C3)"<text:line-break/> <text:s text:c="3"/>i18n_description_A1/C3: "Progressione (da sciolto a massimale)"<text:line-break/> <text:s text:c="3"/>i18n_alternate_A1/C3: "progr."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<text:s text:c="4"/>i18n_short_A1/C3: "PROGR. (A1-C3)"<text:line-break/> <text:s text:c="3"/>i18n_description_A1/C3: "Acceleration (from slow to maximal speed)"<text:line-break/> <text:s text:c="3"/>i18n_alternate_A1/C3: "accel."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2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G205]&amp;CHAR(34)&amp;CHAR(13)&amp;CHAR(10)&amp;&quot;    i18n_description_&quot;&amp;[.$B205]&amp;&quot;: &quot;&amp;CHAR(34)&amp;[.E205]&amp;CHAR(34)&amp;CHAR(13)&amp;CHAR(10)&amp;&quot;    i18n_alternate_&quot;&amp;[.$B205]&amp;&quot;: &quot;&amp;CHAR(34)&amp;[.I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<text:s text:c="4"/>i18n_short_C3/A1: "DECEL. (C3-A1)"<text:line-break/> <text:s text:c="3"/>i18n_description_C3/A1: "Decelerazione (da massimale a sciolto)"<text:line-break/> <text:s text:c="3"/>i18n_alternate_C3/A1: "decel."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<text:s text:c="4"/>i18n_short_C3/A1: "DECEL. (C3-A1)"<text:line-break/> <text:s text:c="3"/>i18n_description_C3/A1: "Deceleration (from maximal speed to slow)"<text:line-break/> <text:s text:c="3"/>i18n_alternate_C3/A1: "decel."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G206]&amp;CHAR(34)&amp;CHAR(13)&amp;CHAR(10)&amp;&quot;    i18n_description_&quot;&amp;[.$B206]&amp;&quot;: &quot;&amp;CHAR(34)&amp;[.E206]&amp;CHAR(34)&amp;CHAR(13)&amp;CHAR(10)&amp;&quot;    i18n_alternate_&quot;&amp;[.$B206]&amp;&quot;: &quot;&amp;CHAR(34)&amp;[.I206]&amp;CHAR(34)" office:value-type="string" office:string-value="    i18n_short_D: &quot;GARA (D)&quot;&#13;&#10;    i18n_description_D: &quot;Passi gara&quot;&#13;&#10;    i18n_alternate_D: &quot;crono&quot;" calcext:value-type="string">
            <text:p><text:s text:c="4"/>i18n_short_D: "GARA (D)"<text:line-break/> <text:s text:c="3"/>i18n_description_D: "Passi gara"<text:line-break/> <text:s text:c="3"/>i18n_alternate_D: "crono"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<text:s text:c="4"/>i18n_short_D: "CHRONO (D)"<text:line-break/> <text:s text:c="3"/>i18n_description_D: "Maximal speed attainable (heat run simulation)"<text:line-break/> <text:s text:c="3"/>i18n_alternate_D: "chrono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training_step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text:line-break/>-- Dump dei dati per la tabella training_step_types<text:line-break/>-- </text:p>
          </table:table-cell>
          <table:table-cell table:style-name="ce21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21" table:formula="of:=&quot;  &quot;&amp;[.$A208]&amp;&quot;:&quot;" office:value-type="string" office:string-value="  training_step_types:" calcext:value-type="string">
            <text:p><text:s text:c="2"/>training_step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step_order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G210]&amp;CHAR(34)&amp;CHAR(13)&amp;CHAR(10)&amp;&quot;    i18n_description_&quot;&amp;[.$B210]&amp;&quot;: &quot;&amp;CHAR(34)&amp;[.E210]&amp;CHAR(34)" office:value-type="string" office:string-value="    i18n_short_R: &quot;RISC&quot;&#13;&#10;    i18n_description_R: &quot;RISCALDAMENTO&quot;" calcext:value-type="string">
            <text:p><text:s text:c="4"/>i18n_short_R: "RISC"<text:line-break/> <text:s text:c="3"/>i18n_description_R: "RISCALDAMENTO"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WARMUP&quot;&#13;&#10;    i18n_description_R: &quot;WARM-UP&quot;" calcext:value-type="string">
            <text:p><text:s text:c="4"/>i18n_short_R: "WARMUP"<text:line-break/> <text:s text:c="3"/>i18n_description_R: "WARM-UP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G211]&amp;CHAR(34)&amp;CHAR(13)&amp;CHAR(10)&amp;&quot;    i18n_description_&quot;&amp;[.$B211]&amp;&quot;: &quot;&amp;CHAR(34)&amp;[.E211]&amp;CHAR(34)" office:value-type="string" office:string-value="    i18n_short_T: &quot;TECNICA&quot;&#13;&#10;    i18n_description_T: &quot;ESERCITAZIONI TECNICHE&quot;" calcext:value-type="string">
            <text:p><text:s text:c="4"/>i18n_short_T: "TECNICA"<text:line-break/> <text:s text:c="3"/>i18n_description_T: "ESERCITAZIONI TECNICHE"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H&quot;&#13;&#10;    i18n_description_T: &quot;TECHNICAL EXERCISES&quot;" calcext:value-type="string">
            <text:p><text:s text:c="4"/>i18n_short_T: "TECH"<text:line-break/> <text:s text:c="3"/>i18n_description_T: "TECHNICAL EXERCISE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G212]&amp;CHAR(34)&amp;CHAR(13)&amp;CHAR(10)&amp;&quot;    i18n_description_&quot;&amp;[.$B212]&amp;&quot;: &quot;&amp;CHAR(34)&amp;[.E212]&amp;CHAR(34)" office:value-type="string" office:string-value="    i18n_short_A: &quot;ATTIVAZIONE&quot;&#13;&#10;    i18n_description_A: &quot;ATTIVAZIONE&quot;" calcext:value-type="string">
            <text:p><text:s text:c="4"/>i18n_short_A: "ATTIVAZIONE"<text:line-break/> <text:s text:c="3"/>i18n_description_A: "ATTIVAZIONE"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CTIV.&quot;&#13;&#10;    i18n_description_A: &quot;ACTIVATION&quot;" calcext:value-type="string">
            <text:p><text:s text:c="4"/>i18n_short_A: "ACTIV."<text:line-break/> <text:s text:c="3"/>i18n_description_A: "ACTIVATION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G213]&amp;CHAR(34)&amp;CHAR(13)&amp;CHAR(10)&amp;&quot;    i18n_description_&quot;&amp;[.$B213]&amp;&quot;: &quot;&amp;CHAR(34)&amp;[.E213]&amp;CHAR(34)" office:value-type="string" office:string-value="    i18n_short_C: &quot;CENTRALE&quot;&#13;&#10;    i18n_description_C: &quot;LAVORO CENTRALE&quot;" calcext:value-type="string">
            <text:p><text:s text:c="4"/>i18n_short_C: "CENTRALE"<text:line-break/> <text:s text:c="3"/>i18n_description_C: "LAVORO CENTRALE"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ORE&quot;&#13;&#10;    i18n_description_C: &quot;TRAINING CORE&quot;" calcext:value-type="string">
            <text:p><text:s text:c="4"/>i18n_short_C: "CORE"<text:line-break/> <text:s text:c="3"/>i18n_description_C: "TRAINING CORE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G214]&amp;CHAR(34)&amp;CHAR(13)&amp;CHAR(10)&amp;&quot;    i18n_description_&quot;&amp;[.$B214]&amp;&quot;: &quot;&amp;CHAR(34)&amp;[.E214]&amp;CHAR(34)" office:value-type="string" office:string-value="    i18n_short_D: &quot;DEF&quot;&#13;&#10;    i18n_description_D: &quot;DEFATICAMENTO&quot;" calcext:value-type="string">
            <text:p><text:s text:c="4"/>i18n_short_D: "DEF"<text:line-break/> <text:s text:c="3"/>i18n_description_D: "DEFATICAMENTO"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OWN&quot;&#13;&#10;    i18n_description_D: &quot;COOL-DOWN&quot;" calcext:value-type="string">
            <text:p><text:s text:c="4"/>i18n_short_D: "DOWN"<text:line-break/> <text:s text:c="3"/>i18n_description_D: "COOL-DOW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movement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text:line-break/>-- Dump dei dati per la tabella movement_types<text:line-break/>-- </text:p>
          </table:table-cell>
          <table:table-cell table:style-name="ce21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21" table:formula="of:=&quot;  &quot;&amp;[.$A216]&amp;&quot;:&quot;" office:value-type="string" office:string-value="  movement_types:" calcext:value-type="string">
            <text:p><text:s text:c="2"/>movement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G218]&amp;CHAR(34)&amp;CHAR(13)&amp;CHAR(10)&amp;&quot;    i18n_description_&quot;&amp;[.$B218]&amp;&quot;: &quot;&amp;CHAR(34)&amp;[.E218]&amp;CHAR(34)" office:value-type="string" office:string-value="    i18n_short_C: &quot;comp.&quot;&#13;&#10;    i18n_description_C: &quot;completo&quot;" calcext:value-type="string">
            <text:p><text:s text:c="4"/>i18n_short_C: "comp."<text:line-break/> <text:s text:c="3"/>i18n_description_C: "completo"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e&quot;" calcext:value-type="string">
            <text:p><text:s text:c="4"/>i18n_short_C: "comp."<text:line-break/> <text:s text:c="3"/>i18n_description_C: "complet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G219]&amp;CHAR(34)&amp;CHAR(13)&amp;CHAR(10)&amp;&quot;    i18n_description_&quot;&amp;[.$B219]&amp;&quot;: &quot;&amp;CHAR(34)&amp;[.E219]&amp;CHAR(34)" office:value-type="string" office:string-value="    i18n_short_G: &quot;gambe&quot;&#13;&#10;    i18n_description_G: &quot;solo gambe&quot;" calcext:value-type="string">
            <text:p><text:s text:c="4"/>i18n_short_G: "gambe"<text:line-break/> <text:s text:c="3"/>i18n_description_G: "solo gambe"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kick&quot;&#13;&#10;    i18n_description_G: &quot;kick only&quot;" calcext:value-type="string">
            <text:p><text:s text:c="4"/>i18n_short_G: "kick"<text:line-break/> <text:s text:c="3"/>i18n_description_G: "kick only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2]&gt;0;&quot;,&quot;;&quot;;&quot;)" office:value-type="string" office:string-value="(3,'B',0,CURDATE(),CURDATE());" calcext:value-type="string">
            <text:p>(3,'B',0,CURDATE(),CURDATE());</text:p>
          </table:table-cell>
          <table:table-cell table:formula="of:=&quot;    i18n_short_&quot;&amp;[.$B220]&amp;&quot;: &quot;&amp;CHAR(34)&amp;[.G220]&amp;CHAR(34)&amp;CHAR(13)&amp;CHAR(10)&amp;&quot;    i18n_description_&quot;&amp;[.$B220]&amp;&quot;: &quot;&amp;CHAR(34)&amp;[.E220]&amp;CHAR(34)" office:value-type="string" office:string-value="    i18n_short_B: &quot;braccia&quot;&#13;&#10;    i18n_description_B: &quot;solo braccia&quot;" calcext:value-type="string">
            <text:p><text:s text:c="4"/>i18n_short_B: "braccia"<text:line-break/> <text:s text:c="3"/>i18n_description_B: "solo braccia"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arm&quot;&#13;&#10;    i18n_description_B: &quot;arm only&quot;" calcext:value-type="string">
            <text:p><text:s text:c="4"/>i18n_short_B: "arm"<text:line-break/> <text:s text:c="3"/>i18n_description_B: "arm onl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3]&gt;0;&quot;,&quot;;&quot;;&quot;)" office:value-type="string" office:string-value="(4,'T',0,CURDATE(),CURDATE())," calcext:value-type="string">
            <text:p>(4,'T',0,CURDATE(),CURDATE()),</text:p>
          </table:table-cell>
          <table:table-cell table:formula="of:=&quot;    i18n_short_&quot;&amp;[.$B221]&amp;&quot;: &quot;&amp;CHAR(34)&amp;[.G221]&amp;CHAR(34)&amp;CHAR(13)&amp;CHAR(10)&amp;&quot;    i18n_description_&quot;&amp;[.$B221]&amp;&quot;: &quot;&amp;CHAR(34)&amp;[.E221]&amp;CHAR(34)" office:value-type="string" office:string-value="    i18n_short_T: &quot;tecnica&quot;&#13;&#10;    i18n_description_T: &quot;esercitazione tecnica&quot;" calcext:value-type="string">
            <text:p><text:s text:c="4"/>i18n_short_T: "tecnica"<text:line-break/> <text:s text:c="3"/>i18n_description_T: "esercitazione tecnica"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exercise&quot;&#13;&#10;    i18n_description_T: &quot;technical exercise&quot;" calcext:value-type="string">
            <text:p><text:s text:c="4"/>i18n_short_T: "exercise"<text:line-break/> <text:s text:c="3"/>i18n_description_T: "technical exercise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movement_scop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text:line-break/>-- Dump dei dati per la tabella movement_scope_types<text:line-break/>-- </text:p>
          </table:table-cell>
          <table:table-cell table:style-name="ce21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21" table:formula="of:=&quot;  &quot;&amp;[.$A223]&amp;&quot;:&quot;" office:value-type="string" office:string-value="  movement_scope_types:" calcext:value-type="string">
            <text:p><text:s text:c="2"/>movement_scop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G225]&amp;CHAR(34)&amp;CHAR(13)&amp;CHAR(10)&amp;&quot;    i18n_description_&quot;&amp;[.$B225]&amp;&quot;: &quot;&amp;CHAR(34)&amp;[.E225]&amp;CHAR(34)" office:value-type="string" office:string-value="    i18n_short_I: &quot;Isolamento&quot;&#13;&#10;    i18n_description_I: &quot;Isolamento o esclusione&quot;" calcext:value-type="string">
            <text:p><text:s text:c="4"/>i18n_short_I: "Isolamento"<text:line-break/> <text:s text:c="3"/>i18n_description_I: "Isolamento o esclusione"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tion&quot;&#13;&#10;    i18n_description_I: &quot;Isolation&quot;" calcext:value-type="string">
            <text:p><text:s text:c="4"/>i18n_short_I: "Isolation"<text:line-break/> <text:s text:c="3"/>i18n_description_I: "Isolation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G226]&amp;CHAR(34)&amp;CHAR(13)&amp;CHAR(10)&amp;&quot;    i18n_description_&quot;&amp;[.$B226]&amp;&quot;: &quot;&amp;CHAR(34)&amp;[.E226]&amp;CHAR(34)" office:value-type="string" office:string-value="    i18n_short_E: &quot;Enfatizzazione&quot;&#13;&#10;    i18n_description_E: &quot;Enfatizzazione (errori)&quot;" calcext:value-type="string">
            <text:p><text:s text:c="4"/>i18n_short_E: "Enfatizzazione"<text:line-break/> <text:s text:c="3"/>i18n_description_E: "Enfatizzazione (errori)"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phasys&quot;&#13;&#10;    i18n_description_E: &quot;Enphasys&quot;" calcext:value-type="string">
            <text:p><text:s text:c="4"/>i18n_short_E: "Enphasys"<text:line-break/> <text:s text:c="3"/>i18n_description_E: "Enphasy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G227]&amp;CHAR(34)&amp;CHAR(13)&amp;CHAR(10)&amp;&quot;    i18n_description_&quot;&amp;[.$B227]&amp;&quot;: &quot;&amp;CHAR(34)&amp;[.E227]&amp;CHAR(34)" office:value-type="string" office:string-value="    i18n_short_N: &quot;Nuotata&quot;&#13;&#10;    i18n_description_N: &quot;Nuotata generale&quot;" calcext:value-type="string">
            <text:p><text:s text:c="4"/>i18n_short_N: "Nuotata"<text:line-break/> <text:s text:c="3"/>i18n_description_N: "Nuotata generale"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General&quot;&#13;&#10;    i18n_description_N: &quot;General swimming&quot;" calcext:value-type="string">
            <text:p><text:s text:c="4"/>i18n_short_N: "General"<text:line-break/> <text:s text:c="3"/>i18n_description_N: "General swimming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G228]&amp;CHAR(34)&amp;CHAR(13)&amp;CHAR(10)&amp;&quot;    i18n_description_&quot;&amp;[.$B228]&amp;&quot;: &quot;&amp;CHAR(34)&amp;[.E228]&amp;CHAR(34)" office:value-type="string" office:string-value="    i18n_short_C: &quot;Coord.&quot;&#13;&#10;    i18n_description_C: &quot;Coordinazione&quot;" calcext:value-type="string">
            <text:p><text:s text:c="4"/>i18n_short_C: "Coord."<text:line-break/> <text:s text:c="3"/>i18n_description_C: "Coordinazione"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tion&quot;" calcext:value-type="string">
            <text:p><text:s text:c="4"/>i18n_short_C: "Coord."<text:line-break/> <text:s text:c="3"/>i18n_description_C: "Coordinati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arm_aux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text:line-break/>-- Dump dei dati per la tabella arm_aux_types<text:line-break/>-- </text:p>
          </table:table-cell>
          <table:table-cell table:style-name="ce21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21" table:formula="of:=&quot;  &quot;&amp;[.$A230]&amp;&quot;:&quot;" office:value-type="string" office:string-value="  arm_aux_types:" calcext:value-type="string">
            <text:p><text:s text:c="2"/>arm_aux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G232]&amp;CHAR(34)&amp;CHAR(13)&amp;CHAR(10)&amp;&quot;    i18n_description_&quot;&amp;[.$B232]&amp;&quot;: &quot;&amp;CHAR(34)&amp;[.E232]&amp;CHAR(34)" office:value-type="string" office:string-value="    i18n_short_P: &quot;Pale&quot;&#13;&#10;    i18n_description_P: &quot;Palette&quot;" calcext:value-type="string">
            <text:p><text:s text:c="4"/>i18n_short_P: "Pale"<text:line-break/> <text:s text:c="3"/>i18n_description_P: "Palette"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d&quot;&#13;&#10;    i18n_description_P: &quot;Paddles&quot;" calcext:value-type="string">
            <text:p><text:s text:c="4"/>i18n_short_P: "Pad"<text:line-break/> <text:s text:c="3"/>i18n_description_P: "Paddle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G233]&amp;CHAR(34)&amp;CHAR(13)&amp;CHAR(10)&amp;&quot;    i18n_description_&quot;&amp;[.$B233]&amp;&quot;: &quot;&amp;CHAR(34)&amp;[.E233]&amp;CHAR(34)" office:value-type="string" office:string-value="    i18n_short_H: &quot;1/2 pale&quot;&#13;&#10;    i18n_description_H: &quot;Mezze palette&quot;" calcext:value-type="string">
            <text:p><text:s text:c="4"/>i18n_short_H: "1/2 pale"<text:line-break/> <text:s text:c="3"/>i18n_description_H: "Mezze palette"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d&quot;&#13;&#10;    i18n_description_H: &quot;Half paddles&quot;" calcext:value-type="string">
            <text:p><text:s text:c="4"/>i18n_short_H: "1/2 pad"<text:line-break/> <text:s text:c="3"/>i18n_description_H: "Half paddle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G234]&amp;CHAR(34)&amp;CHAR(13)&amp;CHAR(10)&amp;&quot;    i18n_description_&quot;&amp;[.$B234]&amp;&quot;: &quot;&amp;CHAR(34)&amp;[.E234]&amp;CHAR(34)" office:value-type="string" office:string-value="    i18n_short_G: &quot;Guanti&quot;&#13;&#10;    i18n_description_G: &quot;Guanti&quot;" calcext:value-type="string">
            <text:p><text:s text:c="4"/>i18n_short_G: "Guanti"<text:line-break/> <text:s text:c="3"/>i18n_description_G: "Guanti"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loves&quot;&#13;&#10;    i18n_description_G: &quot;Gloves&quot;" calcext:value-type="string">
            <text:p><text:s text:c="4"/>i18n_short_G: "Gloves"<text:line-break/> <text:s text:c="3"/>i18n_description_G: "Glove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number-columns-repeated="2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G235]&amp;CHAR(34)&amp;CHAR(13)&amp;CHAR(10)&amp;&quot;    i18n_description_&quot;&amp;[.$B235]&amp;&quot;: &quot;&amp;CHAR(34)&amp;[.E235]&amp;CHAR(34)" office:value-type="string" office:string-value="    i18n_short_8: &quot;Tutore 8&quot;&#13;&#10;    i18n_description_8: &quot;Tutore posizione polso ad 8&quot;" calcext:value-type="string">
            <text:p><text:s text:c="4"/>i18n_short_8: "Tutore 8"<text:line-break/> <text:s text:c="3"/>i18n_description_8: "Tutore posizione polso ad 8"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8 tutor&quot;&#13;&#10;    i18n_description_8: &quot;8-shaped wrist tutor&quot;" calcext:value-type="string">
            <text:p><text:s text:c="4"/>i18n_short_8: "8 tutor"<text:line-break/> <text:s text:c="3"/>i18n_description_8: "8-shaped wrist tutor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kick_aux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text:line-break/>-- Dump dei dati per la tabella kick_aux_types<text:line-break/>-- </text:p>
          </table:table-cell>
          <table:table-cell table:style-name="ce21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21" table:formula="of:=&quot;  &quot;&amp;[.$A237]&amp;&quot;:&quot;" office:value-type="string" office:string-value="  kick_aux_types:" calcext:value-type="string">
            <text:p><text:s text:c="2"/>kick_aux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G239]&amp;CHAR(34)&amp;CHAR(13)&amp;CHAR(10)&amp;&quot;    i18n_description_&quot;&amp;[.$B239]&amp;&quot;: &quot;&amp;CHAR(34)&amp;[.E239]&amp;CHAR(34)" office:value-type="string" office:string-value="    i18n_short_L: &quot;Pinne lunghe&quot;&#13;&#10;    i18n_description_L: &quot;Pinne lunghe&quot;" calcext:value-type="string">
            <text:p><text:s text:c="4"/>i18n_short_L: "Pinne lunghe"<text:line-break/> <text:s text:c="3"/>i18n_description_L: "Pinne lunghe"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Long fins&quot;&#13;&#10;    i18n_description_L: &quot;Long fins&quot;" calcext:value-type="string">
            <text:p><text:s text:c="4"/>i18n_short_L: "Long fins"<text:line-break/> <text:s text:c="3"/>i18n_description_L: "Long fin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G240]&amp;CHAR(34)&amp;CHAR(13)&amp;CHAR(10)&amp;&quot;    i18n_description_&quot;&amp;[.$B240]&amp;&quot;: &quot;&amp;CHAR(34)&amp;[.E240]&amp;CHAR(34)" office:value-type="string" office:string-value="    i18n_short_C: &quot;Pinne&quot;&#13;&#10;    i18n_description_C: &quot;Pinnette corte&quot;" calcext:value-type="string">
            <text:p><text:s text:c="4"/>i18n_short_C: "Pinne"<text:line-break/> <text:s text:c="3"/>i18n_description_C: "Pinnette corte"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Fins&quot;&#13;&#10;    i18n_description_C: &quot;Short fins&quot;" calcext:value-type="string">
            <text:p><text:s text:c="4"/>i18n_short_C: "Fins"<text:line-break/> <text:s text:c="3"/>i18n_description_C: "Short fin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G241]&amp;CHAR(34)&amp;CHAR(13)&amp;CHAR(10)&amp;&quot;    i18n_description_&quot;&amp;[.$B241]&amp;&quot;: &quot;&amp;CHAR(34)&amp;[.E241]&amp;CHAR(34)" office:value-type="string" office:string-value="    i18n_short_M: &quot;Mono&quot;&#13;&#10;    i18n_description_M: &quot;Monopinna&quot;" calcext:value-type="string">
            <text:p><text:s text:c="4"/>i18n_short_M: "Mono"<text:line-break/> <text:s text:c="3"/>i18n_description_M: "Monopinna"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Twin&quot;&#13;&#10;    i18n_description_M: &quot;Twin fins&quot;" calcext:value-type="string">
            <text:p><text:s text:c="4"/>i18n_short_M: "Twin"<text:line-break/> <text:s text:c="3"/>i18n_description_M: "Twin fin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P</text:p>
          </table:table-cell>
          <table:table-cell table:style-name="ce19" table:number-columns-repeated="2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G242]&amp;CHAR(34)&amp;CHAR(13)&amp;CHAR(10)&amp;&quot;    i18n_description_&quot;&amp;[.$B242]&amp;&quot;: &quot;&amp;CHAR(34)&amp;[.E242]&amp;CHAR(34)" office:value-type="string" office:string-value="    i18n_short_P: &quot;Pullbuoy&quot;&#13;&#10;    i18n_description_P: &quot;Pull-buoy&quot;" calcext:value-type="string">
            <text:p><text:s text:c="4"/>i18n_short_P: "Pullbuoy"<text:line-break/> <text:s text:c="3"/>i18n_description_P: "Pull-buoy"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&quot;&#13;&#10;    i18n_description_P: &quot;Pull-buoy&quot;" calcext:value-type="string">
            <text:p><text:s text:c="4"/>i18n_short_P: "Pull"<text:line-break/> <text:s text:c="3"/>i18n_description_P: "Pull-buoy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G243]&amp;CHAR(34)&amp;CHAR(13)&amp;CHAR(10)&amp;&quot;    i18n_description_&quot;&amp;[.$B243]&amp;&quot;: &quot;&amp;CHAR(34)&amp;[.E243]&amp;CHAR(34)" office:value-type="string" office:string-value="    i18n_short_E: &quot;Elastico&quot;&#13;&#10;    i18n_description_E: &quot;Elastico (gambe ferme)&quot;" calcext:value-type="string">
            <text:p><text:s text:c="4"/>i18n_short_E: "Elastico"<text:line-break/> <text:s text:c="3"/>i18n_description_E: "Elastico (gambe ferme)"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&quot;&#13;&#10;    i18n_description_E: &quot;Elastic on legs&quot;" calcext:value-type="string">
            <text:p><text:s text:c="4"/>i18n_short_E: "Elastic"<text:line-break/> <text:s text:c="3"/>i18n_description_E: "Elastic on legs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G244]&amp;CHAR(34)&amp;CHAR(13)&amp;CHAR(10)&amp;&quot;    i18n_description_&quot;&amp;[.$B244]&amp;&quot;: &quot;&amp;CHAR(34)&amp;[.E244]&amp;CHAR(34)" office:value-type="string" office:string-value="    i18n_short_T: &quot;Tavola&quot;&#13;&#10;    i18n_description_T: &quot;Tavoletta&quot;" calcext:value-type="string">
            <text:p><text:s text:c="4"/>i18n_short_T: "Tavola"<text:line-break/> <text:s text:c="3"/>i18n_description_T: "Tavoletta"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Board&quot;&#13;&#10;    i18n_description_T: &quot;Kickboard&quot;" calcext:value-type="string">
            <text:p><text:s text:c="4"/>i18n_short_T: "Board"<text:line-break/> <text:s text:c="3"/>i18n_description_T: "Kickboar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breath_aux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text:line-break/>-- Dump dei dati per la tabella breath_aux_types<text:line-break/>-- </text:p>
          </table:table-cell>
          <table:table-cell table:style-name="ce21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21" table:formula="of:=&quot;  &quot;&amp;[.$A246]&amp;&quot;:&quot;" office:value-type="string" office:string-value="  breath_aux_types:" calcext:value-type="string">
            <text:p><text:s text:c="2"/>breath_aux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G248]&amp;CHAR(34)&amp;CHAR(13)&amp;CHAR(10)&amp;&quot;    i18n_description_&quot;&amp;[.$B248]&amp;&quot;: &quot;&amp;CHAR(34)&amp;[.E248]&amp;CHAR(34)" office:value-type="string" office:string-value="    i18n_short_S: &quot;Snorkel&quot;&#13;&#10;    i18n_description_S: &quot;Snorkel centrale&quot;" calcext:value-type="string">
            <text:p><text:s text:c="4"/>i18n_short_S: "Snorkel"<text:line-break/> <text:s text:c="3"/>i18n_description_S: "Snorkel centrale"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&quot;" calcext:value-type="string">
            <text:p><text:s text:c="4"/>i18n_short_S: "Snorkel"<text:line-break/> <text:s text:c="3"/>i18n_description_S: "Snorke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G249]&amp;CHAR(34)&amp;CHAR(13)&amp;CHAR(10)&amp;&quot;    i18n_description_&quot;&amp;[.$B249]&amp;&quot;: &quot;&amp;CHAR(34)&amp;[.E249]&amp;CHAR(34)" office:value-type="string" office:string-value="    i18n_short_B: &quot;Boccaglio&quot;&#13;&#10;    i18n_description_B: &quot;Boccaglio laterale&quot;" calcext:value-type="string">
            <text:p><text:s text:c="4"/>i18n_short_B: "Boccaglio"<text:line-break/> <text:s text:c="3"/>i18n_description_B: "Boccaglio laterale"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Side snorkel&quot;&#13;&#10;    i18n_description_B: &quot;Side snorkel&quot;" calcext:value-type="string">
            <text:p><text:s text:c="4"/>i18n_short_B: "Side snorkel"<text:line-break/> <text:s text:c="3"/>i18n_description_B: "Side snorkel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body_aux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text:line-break/>-- Dump dei dati per la tabella body_aux_types<text:line-break/>-- </text:p>
          </table:table-cell>
          <table:table-cell table:style-name="ce21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21" table:formula="of:=&quot;  &quot;&amp;[.$A251]&amp;&quot;:&quot;" office:value-type="string" office:string-value="  body_aux_types:" calcext:value-type="string">
            <text:p><text:s text:c="2"/>body_aux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G253]&amp;CHAR(34)&amp;CHAR(13)&amp;CHAR(10)&amp;&quot;    i18n_description_&quot;&amp;[.$B253]&amp;&quot;: &quot;&amp;CHAR(34)&amp;[.E253]&amp;CHAR(34)" office:value-type="string" office:string-value="    i18n_short_M: &quot;Maglia&quot;&#13;&#10;    i18n_description_M: &quot;Maglietta&quot;" calcext:value-type="string">
            <text:p><text:s text:c="4"/>i18n_short_M: "Maglia"<text:line-break/> <text:s text:c="3"/>i18n_description_M: "Maglietta"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T-shirt&quot;&#13;&#10;    i18n_description_M: &quot;T-shirt&quot;" calcext:value-type="string">
            <text:p><text:s text:c="4"/>i18n_short_M: "T-shirt"<text:line-break/> <text:s text:c="3"/>i18n_description_M: "T-shirt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G254]&amp;CHAR(34)&amp;CHAR(13)&amp;CHAR(10)&amp;&quot;    i18n_description_&quot;&amp;[.$B254]&amp;&quot;: &quot;&amp;CHAR(34)&amp;[.E254]&amp;CHAR(34)" office:value-type="string" office:string-value="    i18n_short_C: &quot;Slip freno&quot;&#13;&#10;    i18n_description_C: &quot;Costume frenante&quot;" calcext:value-type="string">
            <text:p><text:s text:c="4"/>i18n_short_C: "Slip freno"<text:line-break/> <text:s text:c="3"/>i18n_description_C: "Costume frenante"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Brakers&quot;&#13;&#10;    i18n_description_C: &quot;Brakeing slip&quot;" calcext:value-type="string">
            <text:p><text:s text:c="4"/>i18n_short_C: "Brakers"<text:line-break/> <text:s text:c="3"/>i18n_description_C: "Brakeing slip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G255]&amp;CHAR(34)&amp;CHAR(13)&amp;CHAR(10)&amp;&quot;    i18n_description_&quot;&amp;[.$B255]&amp;&quot;: &quot;&amp;CHAR(34)&amp;[.E255]&amp;CHAR(34)" office:value-type="string" office:string-value="    i18n_short_S: &quot;Secchio&quot;&#13;&#10;    i18n_description_S: &quot;Secchio&quot;" calcext:value-type="string">
            <text:p><text:s text:c="4"/>i18n_short_S: "Secchio"<text:line-break/> <text:s text:c="3"/>i18n_description_S: "Secchio"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Bin&quot;&#13;&#10;    i18n_description_S: &quot;Bin&quot;" calcext:value-type="string">
            <text:p><text:s text:c="4"/>i18n_short_S: "Bin"<text:line-break/> <text:s text:c="3"/>i18n_description_S: "Bin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G256]&amp;CHAR(34)&amp;CHAR(13)&amp;CHAR(10)&amp;&quot;    i18n_description_&quot;&amp;[.$B256]&amp;&quot;: &quot;&amp;CHAR(34)&amp;[.E256]&amp;CHAR(34)" office:value-type="string" office:string-value="    i18n_short_E: &quot;Elastico&quot;&#13;&#10;    i18n_description_E: &quot;Elastico al bordo&quot;" calcext:value-type="string">
            <text:p><text:s text:c="4"/>i18n_short_E: "Elastico"<text:line-break/> <text:s text:c="3"/>i18n_description_E: "Elastico al bordo"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&quot;&#13;&#10;    i18n_description_E: &quot;Elastic from wall&quot;" calcext:value-type="string">
            <text:p><text:s text:c="4"/>i18n_short_E: "Elastic"<text:line-break/> <text:s text:c="3"/>i18n_description_E: "Elastic from wall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P</text:p>
          </table:table-cell>
          <table:table-cell table:style-name="ce19" table:number-columns-repeated="2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G257]&amp;CHAR(34)&amp;CHAR(13)&amp;CHAR(10)&amp;&quot;    i18n_description_&quot;&amp;[.$B257]&amp;&quot;: &quot;&amp;CHAR(34)&amp;[.E257]&amp;CHAR(34)" office:value-type="string" office:string-value="    i18n_short_P: &quot;Traino&quot;&#13;&#10;    i18n_description_P: &quot;Elastico al traino&quot;" calcext:value-type="string">
            <text:p><text:s text:c="4"/>i18n_short_P: "Traino"<text:line-break/> <text:s text:c="3"/>i18n_description_P: "Elastico al traino"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Aiding el&quot;&#13;&#10;    i18n_description_P: &quot;Aiding elastic&quot;" calcext:value-type="string">
            <text:p><text:s text:c="4"/>i18n_short_P: "Aiding el"<text:line-break/> <text:s text:c="3"/>i18n_description_P: "Aiding elastic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G258]&amp;CHAR(34)&amp;CHAR(13)&amp;CHAR(10)&amp;&quot;    i18n_description_&quot;&amp;[.$B258]&amp;&quot;: &quot;&amp;CHAR(34)&amp;[.E258]&amp;CHAR(34)" office:value-type="string" office:string-value="    i18n_short_T: &quot;Tavola&quot;&#13;&#10;    i18n_description_T: &quot;Tavoletta&quot;" calcext:value-type="string">
            <text:p><text:s text:c="4"/>i18n_short_T: "Tavola"<text:line-break/> <text:s text:c="3"/>i18n_description_T: "Tavoletta"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Board&quot;&#13;&#10;    i18n_description_T: &quot;Kickboard&quot;" calcext:value-type="string">
            <text:p><text:s text:c="4"/>i18n_short_T: "Board"<text:line-break/> <text:s text:c="3"/>i18n_description_T: "Kickboar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execution_not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text:line-break/>-- Dump dei dati per la tabella execution_note_types<text:line-break/>-- </text:p>
          </table:table-cell>
          <table:table-cell table:style-name="ce21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21" table:formula="of:=&quot;  &quot;&amp;[.$A260]&amp;&quot;:&quot;" office:value-type="string" office:string-value="  execution_note_types:" calcext:value-type="string">
            <text:p><text:s text:c="2"/>execution_not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2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G262]&amp;CHAR(34)&amp;CHAR(13)&amp;CHAR(10)&amp;&quot;    i18n_description_&quot;&amp;[.$B262]&amp;&quot;: &quot;&amp;CHAR(34)&amp;[.E262]&amp;CHAR(34)" office:value-type="string" office:string-value="    i18n_short_CBR: &quot;contando bracc.&quot;&#13;&#10;    i18n_description_CBR: &quot;Lungo, contando le bracciate&quot;" calcext:value-type="string">
            <text:p><text:s text:c="4"/>i18n_short_CBR: "contando bracc."<text:line-break/> <text:s text:c="3"/>i18n_description_CBR: "Lungo, contando le bracciate"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unting strokes&quot;&#13;&#10;    i18n_description_CBR: &quot;Long, counting stroke cycles&quot;" calcext:value-type="string">
            <text:p><text:s text:c="4"/>i18n_short_CBR: "counting strokes"<text:line-break/> <text:s text:c="3"/>i18n_description_CBR: "Long, counting stroke cycle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G263]&amp;CHAR(34)&amp;CHAR(13)&amp;CHAR(10)&amp;&quot;    i18n_description_&quot;&amp;[.$B263]&amp;&quot;: &quot;&amp;CHAR(34)&amp;[.E263]&amp;CHAR(34)" office:value-type="string" office:string-value="    i18n_short_LUN: &quot;lungo&quot;&#13;&#10;    i18n_description_LUN: &quot;Lungo&quot;" calcext:value-type="string">
            <text:p><text:s text:c="4"/>i18n_short_LUN: "lungo"<text:line-break/> <text:s text:c="3"/>i18n_description_LUN: "Lungo"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ong&quot;&#13;&#10;    i18n_description_LUN: &quot;Long&quot;" calcext:value-type="string">
            <text:p><text:s text:c="4"/>i18n_short_LUN: "long"<text:line-break/> <text:s text:c="3"/>i18n_description_LUN: "Long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2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G264]&amp;CHAR(34)&amp;CHAR(13)&amp;CHAR(10)&amp;&quot;    i18n_description_&quot;&amp;[.$B264]&amp;&quot;: &quot;&amp;CHAR(34)&amp;[.E264]&amp;CHAR(34)" office:value-type="string" office:string-value="    i18n_short_FMX: &quot;max freq&quot;&#13;&#10;    i18n_description_FMX: &quot;Massima frequenza&quot;" calcext:value-type="string">
            <text:p><text:s text:c="4"/>i18n_short_FMX: "max freq"<text:line-break/> <text:s text:c="3"/>i18n_description_FMX: "Massima frequenza"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ximal frequency&quot;" calcext:value-type="string">
            <text:p><text:s text:c="4"/>i18n_short_FMX: "max freq"<text:line-break/> <text:s text:c="3"/>i18n_description_FMX: "Maximal frequenc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2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G265]&amp;CHAR(34)&amp;CHAR(13)&amp;CHAR(10)&amp;&quot;    i18n_description_&quot;&amp;[.$B265]&amp;&quot;: &quot;&amp;CHAR(34)&amp;[.E265]&amp;CHAR(34)" office:value-type="string" office:string-value="    i18n_short_VLN: &quot;vir lunga&quot;&#13;&#10;    i18n_description_VLN: &quot;Virata lunga&quot;" calcext:value-type="string">
            <text:p><text:s text:c="4"/>i18n_short_VLN: "vir lunga"<text:line-break/> <text:s text:c="3"/>i18n_description_VLN: "Virata lunga"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long turn&quot;&#13;&#10;    i18n_description_VLN: &quot;Long turn&quot;" calcext:value-type="string">
            <text:p><text:s text:c="4"/>i18n_short_VLN: "long turn"<text:line-break/> <text:s text:c="3"/>i18n_description_VLN: "Long tur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2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G266]&amp;CHAR(34)&amp;CHAR(13)&amp;CHAR(10)&amp;&quot;    i18n_description_&quot;&amp;[.$B266]&amp;&quot;: &quot;&amp;CHAR(34)&amp;[.E266]&amp;CHAR(34)" office:value-type="string" office:string-value="    i18n_short_FUO: &quot;partenza&quot;&#13;&#10;    i18n_description_FUO: &quot;Con partenza da fuori&quot;" calcext:value-type="string">
            <text:p><text:s text:c="4"/>i18n_short_FUO: "partenza"<text:line-break/> <text:s text:c="3"/>i18n_description_FUO: "Con partenza da fuori"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start&quot;&#13;&#10;    i18n_description_FUO: &quot;Starting from block&quot;" calcext:value-type="string">
            <text:p><text:s text:c="4"/>i18n_short_FUO: "start"<text:line-break/> <text:s text:c="3"/>i18n_description_FUO: "Starting from block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2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G267]&amp;CHAR(34)&amp;CHAR(13)&amp;CHAR(10)&amp;&quot;    i18n_description_&quot;&amp;[.$B267]&amp;&quot;: &quot;&amp;CHAR(34)&amp;[.E267]&amp;CHAR(34)" office:value-type="string" office:string-value="    i18n_short_GAL: &quot;partenza in galleggiamento&quot;&#13;&#10;    i18n_description_GAL: &quot;Con partenza in galleggiamento&quot;" calcext:value-type="string">
            <text:p><text:s text:c="4"/>i18n_short_GAL: "partenza in galleggiamento"<text:line-break/> <text:s text:c="3"/>i18n_description_GAL: "Con partenza in galleggiamento"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no push at start&quot;&#13;&#10;    i18n_description_GAL: &quot;Starting without border push&quot;" calcext:value-type="string">
            <text:p><text:s text:c="4"/>i18n_short_GAL: "no push at start"<text:line-break/> <text:s text:c="3"/>i18n_description_GAL: "Starting without border push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2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71]&gt;0;&quot;,&quot;;&quot;;&quot;)" office:value-type="string" office:string-value="(7,'VIR',0,CURDATE(),CURDATE());" calcext:value-type="string">
            <text:p>(7,'VIR',0,CURDATE(),CURDATE());</text:p>
          </table:table-cell>
          <table:table-cell table:formula="of:=&quot;    i18n_short_&quot;&amp;[.$B268]&amp;&quot;: &quot;&amp;CHAR(34)&amp;[.G268]&amp;CHAR(34)&amp;CHAR(13)&amp;CHAR(10)&amp;&quot;    i18n_description_&quot;&amp;[.$B268]&amp;&quot;: &quot;&amp;CHAR(34)&amp;[.E268]&amp;CHAR(34)" office:value-type="string" office:string-value="    i18n_short_VIR: &quot;partenza con virata&quot;&#13;&#10;    i18n_description_VIR: &quot;Partenza fronte bordo con virata&quot;" calcext:value-type="string">
            <text:p><text:s text:c="4"/>i18n_short_VIR: "partenza con virata"<text:line-break/> <text:s text:c="3"/>i18n_description_VIR: "Partenza fronte bordo con virata"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turn start&quot;&#13;&#10;    i18n_description_VIR: &quot;Starting locking at the border with turn&quot;" calcext:value-type="string">
            <text:p><text:s text:c="4"/>i18n_short_VIR: "turn start"<text:line-break/> <text:s text:c="3"/>i18n_description_VIR: "Starting locking at the border with turn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2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G269]&amp;CHAR(34)&amp;CHAR(13)&amp;CHAR(10)&amp;&quot;    i18n_description_&quot;&amp;[.$B269]&amp;&quot;: &quot;&amp;CHAR(34)&amp;[.E269]&amp;CHAR(34)" office:value-type="string" office:string-value="    i18n_short_SAL: &quot;A salire&quot;&#13;&#10;    i18n_description_SAL: &quot;A salire&quot;" calcext:value-type="string">
            <text:p><text:s text:c="4"/>i18n_short_SAL: "A salire"<text:line-break/> <text:s text:c="3"/>i18n_description_SAL: "A salire"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From first&quot;&#13;&#10;    i18n_description_SAL: &quot;From first to last&quot;" calcext:value-type="string">
            <text:p><text:s text:c="4"/>i18n_short_SAL: "From first"<text:line-break/> <text:s text:c="3"/>i18n_description_SAL: "From first to last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2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2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G270]&amp;CHAR(34)&amp;CHAR(13)&amp;CHAR(10)&amp;&quot;    i18n_description_&quot;&amp;[.$B270]&amp;&quot;: &quot;&amp;CHAR(34)&amp;[.E270]&amp;CHAR(34)" office:value-type="string" office:string-value="    i18n_short_SCA: &quot;A scalare&quot;&#13;&#10;    i18n_description_SCA: &quot;A scalare&quot;" calcext:value-type="string">
            <text:p><text:s text:c="4"/>i18n_short_SCA: "A scalare"<text:line-break/> <text:s text:c="3"/>i18n_description_SCA: "A scalare"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From last&quot;&#13;&#10;    i18n_description_SCA: &quot;From last to first&quot;" calcext:value-type="string">
            <text:p><text:s text:c="4"/>i18n_short_SCA: "From last"<text:line-break/> <text:s text:c="3"/>i18n_description_SCA: "From last to firs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coach_level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72]&amp;CHAR(13)&amp;CHAR(10)&amp;&quot;-- &quot;" office:value-type="string" office:string-value="--&#13;&#10;-- Dump dei dati per la tabella coach_level_types&#13;&#10;-- " calcext:value-type="string">
            <text:p>--<text:line-break/>-- Dump dei dati per la tabella coach_level_types<text:line-break/>-- </text:p>
          </table:table-cell>
          <table:table-cell table:style-name="ce21" table:formula="of:=&quot;  &quot;&amp;[.$A272]&amp;&quot;:&quot;" office:value-type="string" office:string-value="  coach_level_types:" calcext:value-type="string">
            <text:p><text:s text:c="2"/>coach_level_types:</text:p>
          </table:table-cell>
          <table:table-cell table:style-name="ce21" table:formula="of:=&quot;  &quot;&amp;[.$A272]&amp;&quot;:&quot;" office:value-type="string" office:string-value="  coach_level_types:" calcext:value-type="string">
            <text:p><text:s text:c="2"/>coach_level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evel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72]&amp;&quot; (&quot;&amp;[.$A273]&amp;&quot;,&quot;&amp;[.$B273]&amp;IF(ISBLANK([.$C273]);&quot;&quot;;&quot;,&quot;&amp;[.$C273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74]&amp;&quot;,'&quot;&amp;[.B274]&amp;&quot;',&quot;&amp;[.C274]&amp;&quot;,0,CURDATE(),CURDATE())&quot;&amp;IF([.$A275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74]&amp;&quot;: &quot;&amp;CHAR(34)&amp;[.G274]&amp;CHAR(34)&amp;CHAR(13)&amp;CHAR(10)&amp;&quot;    i18n_description_&quot;&amp;[.$B274]&amp;&quot;: &quot;&amp;CHAR(34)&amp;[.E274]&amp;CHAR(34)" office:value-type="string" office:string-value="    i18n_short_CA: &quot;CAP&quot;&#13;&#10;    i18n_description_CA: &quot;CAPITANO&quot;" calcext:value-type="string">
            <text:p><text:s text:c="4"/>i18n_short_CA: "CAP"<text:line-break/> <text:s text:c="3"/>i18n_description_CA: "CAPITANO"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CA: &quot;CAP&quot;&#13;&#10;    i18n_description_CA: &quot;CAPTAIN&quot;" calcext:value-type="string">
            <text:p><text:s text:c="4"/>i18n_short_CA: "CAP"<text:line-break/> <text:s text:c="3"/>i18n_description_CA: "CAPTAIN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75]&amp;&quot;,'&quot;&amp;[.B275]&amp;&quot;',&quot;&amp;[.C275]&amp;&quot;,0,CURDATE(),CURDATE())&quot;&amp;IF([.$A276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75]&amp;&quot;: &quot;&amp;CHAR(34)&amp;[.G275]&amp;CHAR(34)&amp;CHAR(13)&amp;CHAR(10)&amp;&quot;    i18n_description_&quot;&amp;[.$B275]&amp;&quot;: &quot;&amp;CHAR(34)&amp;[.E275]&amp;CHAR(34)" office:value-type="string" office:string-value="    i18n_short_IS: &quot;IST&quot;&#13;&#10;    i18n_description_IS: &quot;ISTRUTTORE&quot;" calcext:value-type="string">
            <text:p><text:s text:c="4"/>i18n_short_IS: "IST"<text:line-break/> <text:s text:c="3"/>i18n_description_IS: "ISTRUTTORE"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IS: &quot;TEACH&quot;&#13;&#10;    i18n_description_IS: &quot;TEACHER&quot;" calcext:value-type="string">
            <text:p><text:s text:c="4"/>i18n_short_IS: "TEACH"<text:line-break/> <text:s text:c="3"/>i18n_description_IS: "TEACHER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76]&amp;&quot;,'&quot;&amp;[.B276]&amp;&quot;',&quot;&amp;[.C276]&amp;&quot;,0,CURDATE(),CURDATE())&quot;&amp;IF([.$A277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76]&amp;&quot;: &quot;&amp;CHAR(34)&amp;[.G276]&amp;CHAR(34)&amp;CHAR(13)&amp;CHAR(10)&amp;&quot;    i18n_description_&quot;&amp;[.$B276]&amp;&quot;: &quot;&amp;CHAR(34)&amp;[.E276]&amp;CHAR(34)" office:value-type="string" office:string-value="    i18n_short_F1: &quot;IST FIN I&quot;&#13;&#10;    i18n_description_F1: &quot;ISTRUTTORE FEDERALE I LIVELLO&quot;" calcext:value-type="string">
            <text:p><text:s text:c="4"/>i18n_short_F1: "IST FIN I"<text:line-break/> <text:s text:c="3"/>i18n_description_F1: "ISTRUTTORE FEDERALE I LIVELLO"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F1: &quot;FED TEACH I&quot;&#13;&#10;    i18n_description_F1: &quot;1st LEVEL TEACHER&quot;" calcext:value-type="string">
            <text:p><text:s text:c="4"/>i18n_short_F1: "FED TEACH I"<text:line-break/> <text:s text:c="3"/>i18n_description_F1: "1st LEVEL TEACHER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77]&amp;&quot;,'&quot;&amp;[.B277]&amp;&quot;',&quot;&amp;[.C277]&amp;&quot;,0,CURDATE(),CURDATE())&quot;&amp;IF([.$A278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77]&amp;&quot;: &quot;&amp;CHAR(34)&amp;[.G277]&amp;CHAR(34)&amp;CHAR(13)&amp;CHAR(10)&amp;&quot;    i18n_description_&quot;&amp;[.$B277]&amp;&quot;: &quot;&amp;CHAR(34)&amp;[.E277]&amp;CHAR(34)" office:value-type="string" office:string-value="    i18n_short_F2: &quot;IST FIN II&quot;&#13;&#10;    i18n_description_F2: &quot;ISTRUTTORE FEDERALE II LIVELLO&quot;" calcext:value-type="string">
            <text:p><text:s text:c="4"/>i18n_short_F2: "IST FIN II"<text:line-break/> <text:s text:c="3"/>i18n_description_F2: "ISTRUTTORE FEDERALE II LIVELLO"</text:p>
          </table:table-cell>
          <table:table-cell table:formula="of:=&quot;    i18n_short_&quot;&amp;[.$B277]&amp;&quot;: &quot;&amp;CHAR(34)&amp;[.H277]&amp;CHAR(34)&amp;CHAR(13)&amp;CHAR(10)&amp;&quot;    i18n_description_&quot;&amp;[.$B277]&amp;&quot;: &quot;&amp;CHAR(34)&amp;[.F277]&amp;CHAR(34)" office:value-type="string" office:string-value="    i18n_short_F2: &quot;FED TEACH II&quot;&#13;&#10;    i18n_description_F2: &quot;2nd LEVEL TEACHER&quot;" calcext:value-type="string">
            <text:p><text:s text:c="4"/>i18n_short_F2: "FED TEACH II"<text:line-break/> <text:s text:c="3"/>i18n_description_F2: "2nd LEVEL TEACHER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78]&amp;&quot;,'&quot;&amp;[.B278]&amp;&quot;',&quot;&amp;[.C278]&amp;&quot;,0,CURDATE(),CURDATE())&quot;&amp;IF([.$A279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78]&amp;&quot;: &quot;&amp;CHAR(34)&amp;[.G278]&amp;CHAR(34)&amp;CHAR(13)&amp;CHAR(10)&amp;&quot;    i18n_description_&quot;&amp;[.$B278]&amp;&quot;: &quot;&amp;CHAR(34)&amp;[.E278]&amp;CHAR(34)" office:value-type="string" office:string-value="    i18n_short_A1: &quot;ALL I&quot;&#13;&#10;    i18n_description_A1: &quot;ALLENATOR I LIVELLO&quot;" calcext:value-type="string">
            <text:p><text:s text:c="4"/>i18n_short_A1: "ALL I"<text:line-break/> <text:s text:c="3"/>i18n_description_A1: "ALLENATOR I LIVELLO"</text:p>
          </table:table-cell>
          <table:table-cell table:formula="of:=&quot;    i18n_short_&quot;&amp;[.$B278]&amp;&quot;: &quot;&amp;CHAR(34)&amp;[.H278]&amp;CHAR(34)&amp;CHAR(13)&amp;CHAR(10)&amp;&quot;    i18n_description_&quot;&amp;[.$B278]&amp;&quot;: &quot;&amp;CHAR(34)&amp;[.F278]&amp;CHAR(34)" office:value-type="string" office:string-value="    i18n_short_A1: &quot;COACH I&quot;&#13;&#10;    i18n_description_A1: &quot;1st LEVEL COACH&quot;" calcext:value-type="string">
            <text:p><text:s text:c="4"/>i18n_short_A1: "COACH I"<text:line-break/> <text:s text:c="3"/>i18n_description_A1: "1st LEVEL COACH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79]&amp;&quot;,'&quot;&amp;[.B279]&amp;&quot;',&quot;&amp;[.C279]&amp;&quot;,0,CURDATE(),CURDATE())&quot;&amp;IF([.$A280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79]&amp;&quot;: &quot;&amp;CHAR(34)&amp;[.G279]&amp;CHAR(34)&amp;CHAR(13)&amp;CHAR(10)&amp;&quot;    i18n_description_&quot;&amp;[.$B279]&amp;&quot;: &quot;&amp;CHAR(34)&amp;[.E279]&amp;CHAR(34)" office:value-type="string" office:string-value="    i18n_short_A2: &quot;ALL II&quot;&#13;&#10;    i18n_description_A2: &quot;ALLENATORE II LIVELLO&quot;" calcext:value-type="string">
            <text:p><text:s text:c="4"/>i18n_short_A2: "ALL II"<text:line-break/> <text:s text:c="3"/>i18n_description_A2: "ALLENATORE II LIVELLO"</text:p>
          </table:table-cell>
          <table:table-cell table:formula="of:=&quot;    i18n_short_&quot;&amp;[.$B279]&amp;&quot;: &quot;&amp;CHAR(34)&amp;[.H279]&amp;CHAR(34)&amp;CHAR(13)&amp;CHAR(10)&amp;&quot;    i18n_description_&quot;&amp;[.$B279]&amp;&quot;: &quot;&amp;CHAR(34)&amp;[.F279]&amp;CHAR(34)" office:value-type="string" office:string-value="    i18n_short_A2: &quot;COACH II&quot;&#13;&#10;    i18n_description_A2: &quot;2nd LEVEL COACH&quot;" calcext:value-type="string">
            <text:p><text:s text:c="4"/>i18n_short_A2: "COACH II"<text:line-break/> <text:s text:c="3"/>i18n_description_A2: "2nd LEVEL COACH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80]&amp;&quot;,'&quot;&amp;[.B280]&amp;&quot;',&quot;&amp;[.C280]&amp;&quot;,0,CURDATE(),CURDATE())&quot;&amp;IF([.$A281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80]&amp;&quot;: &quot;&amp;CHAR(34)&amp;[.G280]&amp;CHAR(34)&amp;CHAR(13)&amp;CHAR(10)&amp;&quot;    i18n_description_&quot;&amp;[.$B280]&amp;&quot;: &quot;&amp;CHAR(34)&amp;[.E280]&amp;CHAR(34)" office:value-type="string" office:string-value="    i18n_short_AC: &quot;ALL CAPO&quot;&#13;&#10;    i18n_description_AC: &quot;ALLENATORE CAPO&quot;" calcext:value-type="string">
            <text:p><text:s text:c="4"/>i18n_short_AC: "ALL CAPO"<text:line-break/> <text:s text:c="3"/>i18n_description_AC: "ALLENATORE CAPO"</text:p>
          </table:table-cell>
          <table:table-cell table:formula="of:=&quot;    i18n_short_&quot;&amp;[.$B280]&amp;&quot;: &quot;&amp;CHAR(34)&amp;[.H280]&amp;CHAR(34)&amp;CHAR(13)&amp;CHAR(10)&amp;&quot;    i18n_description_&quot;&amp;[.$B280]&amp;&quot;: &quot;&amp;CHAR(34)&amp;[.F280]&amp;CHAR(34)" office:value-type="string" office:string-value="    i18n_short_AC: &quot;HEAD COACH&quot;&#13;&#10;    i18n_description_AC: &quot;HEAD COACH&quot;" calcext:value-type="string">
            <text:p><text:s text:c="4"/>i18n_short_AC: "HEAD COACH"<text:line-break/> <text:s text:c="3"/>i18n_description_AC: "HEAD COACH"</text:p>
          </table:table-cell>
        </table:table-row>
        <table:table-row table:style-name="ro10">
          <table:table-cell table:number-columns-repeated="2"/>
          <table:table-cell table:style-name="ce20" table:number-columns-repeated="2"/>
          <table:table-cell table:number-columns-repeated="12"/>
        </table:table-row>
        <table:table-row table:style-name="ro11">
          <table:table-cell table:style-name="ce17" office:value-type="string" calcext:value-type="string">
            <text:p>medal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82]&amp;CHAR(13)&amp;CHAR(10)&amp;&quot;-- &quot;" office:value-type="string" office:string-value="--&#13;&#10;-- Dump dei dati per la tabella medal_types&#13;&#10;-- " calcext:value-type="string">
            <text:p>--<text:line-break/>-- Dump dei dati per la tabella medal_types<text:line-break/>-- </text:p>
          </table:table-cell>
          <table:table-cell table:style-name="ce21" table:formula="of:=&quot;  &quot;&amp;[.$A282]&amp;&quot;:&quot;" office:value-type="string" office:string-value="  medal_types:" calcext:value-type="string">
            <text:p><text:s text:c="2"/>medal_types:</text:p>
          </table:table-cell>
          <table:table-cell table:style-name="ce21" table:formula="of:=&quot;  &quot;&amp;[.$A282]&amp;&quot;:&quot;" office:value-type="string" office:string-value="  medal_types:" calcext:value-type="string">
            <text:p><text:s text:c="2"/>medal_types:</text:p>
          </table:table-cell>
        </table:table-row>
        <table:table-row table:style-name="ro10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rank</text:p>
          </table:table-cell>
          <table:table-cell table:style-name="ce18" office:value-type="string" calcext:value-type="string">
            <text:p>weigth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 table:style-name="ce18" table:number-columns-repeated="3"/>
          <table:table-cell table:formula="of:=&quot;INSERT INTO &quot;&amp;[.$A282]&amp;&quot; (&quot;&amp;[.$A283]&amp;&quot;,&quot;&amp;[.$B283]&amp;IF(ISBLANK([.$C283]);&quot;&quot;;&quot;,&quot;&amp;[.$C283])&amp;IF(ISBLANK([.$D283]);&quot;&quot;;&quot;,&quot;&amp;[.$D283])&amp;&quot;,lock_version,created_at,updated_at) VALUES &quot;" office:value-type="string" office:string-value="INSERT INTO medal_types (id,code,rank,weigth,lock_version,created_at,updated_at) VALUES " calcext:value-type="string">
            <text:p>INSERT INTO medal_types (id,code,rank,weigth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84]&amp;&quot;,'&quot;&amp;[.B284]&amp;&quot;',&quot;&amp;[.C284]&amp;&quot;,&quot;&amp;[.D284]&amp;&quot;,0,CURDATE(),CURDATE())&quot;&amp;IF([.$A285]&gt;0;&quot;,&quot;;&quot;;&quot;)" office:value-type="string" office:string-value="(1,'O',1,10000,0,CURDATE(),CURDATE())," calcext:value-type="string">
            <text:p>(1,'O',1,10000,0,CURDATE(),CURDATE()),</text:p>
          </table:table-cell>
          <table:table-cell table:formula="of:=&quot;    i18n_short_&quot;&amp;[.$B284]&amp;&quot;: &quot;&amp;CHAR(34)&amp;[.G284]&amp;CHAR(34)&amp;CHAR(13)&amp;CHAR(10)&amp;&quot;    i18n_description_&quot;&amp;[.$B284]&amp;&quot;: &quot;&amp;CHAR(34)&amp;[.E284]&amp;CHAR(34)&amp;CHAR(13)&amp;CHAR(10)&amp;&quot;    i18n_alternate_&quot;&amp;[.$B284]&amp;&quot;: &quot;&amp;CHAR(34)&amp;[.I284]&amp;CHAR(34)" office:value-type="string" office:string-value="    i18n_short_O: &quot;Oro&quot;&#13;&#10;    i18n_description_O: &quot;Oro&quot;&#13;&#10;    i18n_alternate_O: &quot;Medaglia d'oro&quot;" calcext:value-type="string">
            <text:p><text:s text:c="4"/>i18n_short_O: "Oro"<text:line-break/> <text:s text:c="3"/>i18n_description_O: "Oro"<text:line-break/> <text:s text:c="3"/>i18n_alternate_O: "Medaglia d'oro"</text:p>
          </table:table-cell>
          <table:table-cell table:formula="of:=&quot;    i18n_short_&quot;&amp;[.$B284]&amp;&quot;: &quot;&amp;CHAR(34)&amp;[.H284]&amp;CHAR(34)&amp;CHAR(13)&amp;CHAR(10)&amp;&quot;    i18n_description_&quot;&amp;[.$B284]&amp;&quot;: &quot;&amp;CHAR(34)&amp;[.F284]&amp;CHAR(34)&amp;CHAR(13)&amp;CHAR(10)&amp;&quot;    i18n_alternate_&quot;&amp;[.$B284]&amp;&quot;: &quot;&amp;CHAR(34)&amp;[.J284]&amp;CHAR(34)" office:value-type="string" office:string-value="    i18n_short_O: &quot;Gold&quot;&#13;&#10;    i18n_description_O: &quot;Gold&quot;&#13;&#10;    i18n_alternate_O: &quot;Gold medal&quot;" calcext:value-type="string">
            <text:p><text:s text:c="4"/>i18n_short_O: "Gold"<text:line-break/> <text:s text:c="3"/>i18n_description_O: "Gold"<text:line-break/> <text:s text:c="3"/>i18n_alternate_O: "Gold medal"</text:p>
          </table:table-cell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85]&amp;&quot;,'&quot;&amp;[.B285]&amp;&quot;',&quot;&amp;[.C285]&amp;&quot;,&quot;&amp;[.D285]&amp;&quot;,0,CURDATE(),CURDATE())&quot;&amp;IF([.$A286]&gt;0;&quot;,&quot;;&quot;;&quot;)" office:value-type="string" office:string-value="(2,'A',2,100,0,CURDATE(),CURDATE())," calcext:value-type="string">
            <text:p>(2,'A',2,100,0,CURDATE(),CURDATE()),</text:p>
          </table:table-cell>
          <table:table-cell table:formula="of:=&quot;    i18n_short_&quot;&amp;[.$B285]&amp;&quot;: &quot;&amp;CHAR(34)&amp;[.G285]&amp;CHAR(34)&amp;CHAR(13)&amp;CHAR(10)&amp;&quot;    i18n_description_&quot;&amp;[.$B285]&amp;&quot;: &quot;&amp;CHAR(34)&amp;[.E285]&amp;CHAR(34)&amp;CHAR(13)&amp;CHAR(10)&amp;&quot;    i18n_alternate_&quot;&amp;[.$B285]&amp;&quot;: &quot;&amp;CHAR(34)&amp;[.I285]&amp;CHAR(34)" office:value-type="string" office:string-value="    i18n_short_A: &quot;Arg&quot;&#13;&#10;    i18n_description_A: &quot;Argento&quot;&#13;&#10;    i18n_alternate_A: &quot;Medaglia d'argento&quot;" calcext:value-type="string">
            <text:p><text:s text:c="4"/>i18n_short_A: "Arg"<text:line-break/> <text:s text:c="3"/>i18n_description_A: "Argento"<text:line-break/> <text:s text:c="3"/>i18n_alternate_A: "Medaglia d'argento"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&amp;CHAR(13)&amp;CHAR(10)&amp;&quot;    i18n_alternate_&quot;&amp;[.$B285]&amp;&quot;: &quot;&amp;CHAR(34)&amp;[.J285]&amp;CHAR(34)" office:value-type="string" office:string-value="    i18n_short_A: &quot;Silv&quot;&#13;&#10;    i18n_description_A: &quot;Silver&quot;&#13;&#10;    i18n_alternate_A: &quot;Silver medal&quot;" calcext:value-type="string">
            <text:p><text:s text:c="4"/>i18n_short_A: "Silv"<text:line-break/> <text:s text:c="3"/>i18n_description_A: "Silver"<text:line-break/> <text:s text:c="3"/>i18n_alternate_A: "Silver medal"</text:p>
          </table:table-cell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86]&amp;&quot;,'&quot;&amp;[.B286]&amp;&quot;',&quot;&amp;[.C286]&amp;&quot;,&quot;&amp;[.D286]&amp;&quot;,0,CURDATE(),CURDATE())&quot;&amp;IF([.$A287]&gt;0;&quot;,&quot;;&quot;;&quot;)" office:value-type="string" office:string-value="(3,'B',3,1,0,CURDATE(),CURDATE())," calcext:value-type="string">
            <text:p>(3,'B',3,1,0,CURDATE(),CURDATE()),</text:p>
          </table:table-cell>
          <table:table-cell table:formula="of:=&quot;    i18n_short_&quot;&amp;[.$B286]&amp;&quot;: &quot;&amp;CHAR(34)&amp;[.G286]&amp;CHAR(34)&amp;CHAR(13)&amp;CHAR(10)&amp;&quot;    i18n_description_&quot;&amp;[.$B286]&amp;&quot;: &quot;&amp;CHAR(34)&amp;[.E286]&amp;CHAR(34)&amp;CHAR(13)&amp;CHAR(10)&amp;&quot;    i18n_alternate_&quot;&amp;[.$B286]&amp;&quot;: &quot;&amp;CHAR(34)&amp;[.I286]&amp;CHAR(34)" office:value-type="string" office:string-value="    i18n_short_B: &quot;Bro&quot;&#13;&#10;    i18n_description_B: &quot;Bronzo&quot;&#13;&#10;    i18n_alternate_B: &quot;Medaglia di bronzo&quot;" calcext:value-type="string">
            <text:p><text:s text:c="4"/>i18n_short_B: "Bro"<text:line-break/> <text:s text:c="3"/>i18n_description_B: "Bronzo"<text:line-break/> <text:s text:c="3"/>i18n_alternate_B: "Medaglia di bronzo"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&amp;CHAR(13)&amp;CHAR(10)&amp;&quot;    i18n_alternate_&quot;&amp;[.$B286]&amp;&quot;: &quot;&amp;CHAR(34)&amp;[.J286]&amp;CHAR(34)" office:value-type="string" office:string-value="    i18n_short_B: &quot;Bro&quot;&#13;&#10;    i18n_description_B: &quot;Bronze&quot;&#13;&#10;    i18n_alternate_B: &quot;Bronze medal&quot;" calcext:value-type="string">
            <text:p><text:s text:c="4"/>i18n_short_B: "Bro"<text:line-break/> <text:s text:c="3"/>i18n_description_B: "Bronze"<text:line-break/> <text:s text:c="3"/>i18n_alternate_B: "Bronze medal"</text:p>
          </table:table-cell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87]&amp;&quot;,'&quot;&amp;[.B287]&amp;&quot;',&quot;&amp;[.C287]&amp;&quot;,&quot;&amp;[.D287]&amp;&quot;,0,CURDATE(),CURDATE())&quot;&amp;IF([.$A288]&gt;0;&quot;,&quot;;&quot;;&quot;)" office:value-type="string" office:string-value="(4,'L',4,0,0,CURDATE(),CURDATE());" calcext:value-type="string">
            <text:p>(4,'L',4,0,0,CURDATE(),CURDATE());</text:p>
          </table:table-cell>
          <table:table-cell table:formula="of:=&quot;    i18n_short_&quot;&amp;[.$B287]&amp;&quot;: &quot;&amp;CHAR(34)&amp;[.G287]&amp;CHAR(34)&amp;CHAR(13)&amp;CHAR(10)&amp;&quot;    i18n_description_&quot;&amp;[.$B287]&amp;&quot;: &quot;&amp;CHAR(34)&amp;[.E287]&amp;CHAR(34)&amp;CHAR(13)&amp;CHAR(10)&amp;&quot;    i18n_alternate_&quot;&amp;[.$B287]&amp;&quot;: &quot;&amp;CHAR(34)&amp;[.I287]&amp;CHAR(34)" office:value-type="string" office:string-value="    i18n_short_L: &quot;Leg&quot;&#13;&#10;    i18n_description_L: &quot;Legno&quot;&#13;&#10;    i18n_alternate_L: &quot;Medaglia di legno&quot;" calcext:value-type="string">
            <text:p><text:s text:c="4"/>i18n_short_L: "Leg"<text:line-break/> <text:s text:c="3"/>i18n_description_L: "Legno"<text:line-break/> <text:s text:c="3"/>i18n_alternate_L: "Medaglia di legno"</text:p>
          </table:table-cell>
          <table:table-cell table:formula="of:=&quot;    i18n_short_&quot;&amp;[.$B287]&amp;&quot;: &quot;&amp;CHAR(34)&amp;[.H287]&amp;CHAR(34)&amp;CHAR(13)&amp;CHAR(10)&amp;&quot;    i18n_description_&quot;&amp;[.$B287]&amp;&quot;: &quot;&amp;CHAR(34)&amp;[.F287]&amp;CHAR(34)&amp;CHAR(13)&amp;CHAR(10)&amp;&quot;    i18n_alternate_&quot;&amp;[.$B287]&amp;&quot;: &quot;&amp;CHAR(34)&amp;[.J287]&amp;CHAR(34)" office:value-type="string" office:string-value="    i18n_short_L: &quot;Wood&quot;&#13;&#10;    i18n_description_L: &quot;Wooden&quot;&#13;&#10;    i18n_alternate_L: &quot;Wooden medal&quot;" calcext:value-type="string">
            <text:p><text:s text:c="4"/>i18n_short_L: "Wood"<text:line-break/> <text:s text:c="3"/>i18n_description_L: "Wooden"<text:line-break/> <text:s text:c="3"/>i18n_alternate_L: "Wooden medal"</text:p>
          </table:table-cell>
        </table:table-row>
      </table:table>
      <table:table table:name="record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3"/>
          <table:table-cell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record_types</text:p>
          </table:table-cell>
          <table:table-cell table:number-columns-repeated="5"/>
          <table:table-cell table:style-name="Default"/>
          <table:table-cell table:style-name="ce13" table:number-columns-repeated="2"/>
          <table:table-cell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record_types&#13;&#10;-- " calcext:value-type="string">
            <text:p>--</text:p>
            <text:p>-- Dump dei dati per la tabella record_types</text:p>
            <text:p>-- </text:p>
          </table:table-cell>
          <table:table-cell table:style-name="ce12" table:formula="of:=&quot;  &quot;&amp;[.$A$2]&amp;&quot;:&quot;" office:value-type="string" office:string-value="  record_types:" calcext:value-type="string">
            <text:p><text:s text:c="2"/>record_types:</text:p>
          </table:table-cell>
          <table:table-cell table:style-name="ce12" table:formula="of:=&quot;  &quot;&amp;[.$A$2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is_for_swimmers</text:p>
          </table:table-cell>
          <table:table-cell table:style-name="ce9" office:value-type="string" calcext:value-type="string">
            <text:p>is_for_teams</text:p>
          </table:table-cell>
          <table:table-cell table:style-name="ce9" office:value-type="string" calcext:value-type="string">
            <text:p>is_for_seasons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I$3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12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4]&amp;&quot;,'&quot;&amp;[.B4]&amp;&quot;',&quot;&amp;[.G4]&amp;&quot;,&quot;&amp;[.H4]&amp;&quot;,&quot;&amp;[.I4]&amp;&quot;,0,CURDATE(),CURDATE())&quot;&amp;IF(AND(MOD((ROW([.A4]) - 3);100) = 0;INDIRECT(ADDRESS(ROW([.A4]) + 1;1)) &gt; 0); &quot;;&quot;&amp;CHAR(13)&amp;CHAR(10)&amp;CHAR(13)&amp;CHAR(10)&amp;[.AG$3];IF(INDIRECT(ADDRESS(ROW([.A4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5]&amp;&quot;,'&quot;&amp;[.B5]&amp;&quot;',&quot;&amp;[.G5]&amp;&quot;,&quot;&amp;[.H5]&amp;&quot;,&quot;&amp;[.I5]&amp;&quot;,0,CURDATE(),CURDATE())&quot;&amp;IF(AND(MOD((ROW([.A5]) - 3);100) = 0;INDIRECT(ADDRESS(ROW([.A5]) + 1;1)) &gt; 0); &quot;;&quot;&amp;CHAR(13)&amp;CHAR(10)&amp;CHAR(13)&amp;CHAR(10)&amp;[.AG$3];IF(INDIRECT(ADDRESS(ROW([.A5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6]&amp;&quot;,'&quot;&amp;[.B6]&amp;&quot;',&quot;&amp;[.G6]&amp;&quot;,&quot;&amp;[.H6]&amp;&quot;,&quot;&amp;[.I6]&amp;&quot;,0,CURDATE(),CURDATE())&quot;&amp;IF(AND(MOD((ROW([.A6]) - 3);100) = 0;INDIRECT(ADDRESS(ROW([.A6]) + 1;1)) &gt; 0); &quot;;&quot;&amp;CHAR(13)&amp;CHAR(10)&amp;CHAR(13)&amp;CHAR(10)&amp;[.AG$3];IF(INDIRECT(ADDRESS(ROW([.A6]) + 1;1)) &gt; 0;&quot;,&quot;;&quot;;&quot;))" office:value-type="string" office:string-value="(3,'SLP',1,0,0,0,CURDATE(),CURDATE())," calcext:value-type="string">
            <text:p>(3,'SLP',1,0,0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(&quot;&amp;[.A7]&amp;&quot;,'&quot;&amp;[.B7]&amp;&quot;',&quot;&amp;[.G7]&amp;&quot;,&quot;&amp;[.H7]&amp;&quot;,&quot;&amp;[.I7]&amp;&quot;,0,CURDATE(),CURDATE())&quot;&amp;IF(AND(MOD((ROW([.A7]) - 3);100) = 0;INDIRECT(ADDRESS(ROW([.A7]) + 1;1)) &gt; 0); &quot;;&quot;&amp;CHAR(13)&amp;CHAR(10)&amp;CHAR(13)&amp;CHAR(10)&amp;[.AG$3];IF(INDIRECT(ADDRESS(ROW([.A7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(&quot;&amp;[.A8]&amp;&quot;,'&quot;&amp;[.B8]&amp;&quot;',&quot;&amp;[.G8]&amp;&quot;,&quot;&amp;[.H8]&amp;&quot;,&quot;&amp;[.I8]&amp;&quot;,0,CURDATE(),CURDATE())&quot;&amp;IF(AND(MOD((ROW([.A8]) - 3);100) = 0;INDIRECT(ADDRESS(ROW([.A8]) + 1;1)) &gt; 0); &quot;;&quot;&amp;CHAR(13)&amp;CHAR(10)&amp;CHAR(13)&amp;CHAR(10)&amp;[.AG$3];IF(INDIRECT(ADDRESS(ROW([.A8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(&quot;&amp;[.A9]&amp;&quot;,'&quot;&amp;[.B9]&amp;&quot;',&quot;&amp;[.G9]&amp;&quot;,&quot;&amp;[.H9]&amp;&quot;,&quot;&amp;[.I9]&amp;&quot;,0,CURDATE(),CURDATE())&quot;&amp;IF(AND(MOD((ROW([.A9]) - 3);100) = 0;INDIRECT(ADDRESS(ROW([.A9]) + 1;1)) &gt; 0); &quot;;&quot;&amp;CHAR(13)&amp;CHAR(10)&amp;CHAR(13)&amp;CHAR(10)&amp;[.AG$3];IF(INDIRECT(ADDRESS(ROW([.A9]) + 1;1)) &gt; 0;&quot;,&quot;;&quot;;&quot;))" office:value-type="string" office:string-value="(6,'SOR',0,0,1,0,CURDATE(),CURDATE())," calcext:value-type="string">
            <text:p>(6,'SOR',0,0,1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&quot;(&quot;&amp;[.A10]&amp;&quot;,'&quot;&amp;[.B10]&amp;&quot;',&quot;&amp;[.G10]&amp;&quot;,&quot;&amp;[.H10]&amp;&quot;,&quot;&amp;[.I10]&amp;&quot;,0,CURDATE(),CURDATE())&quot;&amp;IF(AND(MOD((ROW([.A10]) - 3);100) = 0;INDIRECT(ADDRESS(ROW([.A10]) + 1;1)) &gt; 0); &quot;;&quot;&amp;CHAR(13)&amp;CHAR(10)&amp;CHAR(13)&amp;CHAR(10)&amp;[.AG$3];IF(INDIRECT(ADDRESS(ROW([.A10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number-columns-repeated="5" table:default-cell-style-name="ce11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6" table:number-columns-repeated="1004" table:default-cell-style-name="Default"/>
        <table:table-row table:style-name="ro7">
          <table:table-cell table:number-columns-repeated="6"/>
          <table:table-cell table:style-name="Default" table:number-columns-repeated="8"/>
          <table:table-cell table:number-columns-repeated="2"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13" office:value-type="string" calcext:value-type="string">
            <text:p>stroke_types</text:p>
          </table:table-cell>
          <table:table-cell table:style-name="Default"/>
          <table:table-cell table:style-name="ce13" table:number-columns-repeated="4"/>
          <table:table-cell table:number-columns-repeated="2"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2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2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style_order</text:p>
          </table:table-cell>
          <table:table-cell table:style-name="ce13" office:value-type="string" calcext:value-type="string">
            <text:p>code</text:p>
          </table:table-cell>
          <table:table-cell table:style-name="ce9" office:value-type="string" calcext:value-type="string">
            <text:p>is_a_relay</text:p>
          </table:table-cell>
          <table:table-cell table:style-name="ce9" office:value-type="string" calcext:value-type="string">
            <text:p>is_mixed_gender</text:p>
          </table:table-cell>
          <table:table-cell table:style-name="ce9" office:value-type="string" calcext:value-type="string">
            <text:p>partecipants</text:p>
          </table:table-cell>
          <table:table-cell table:style-name="ce9" office:value-type="string" calcext:value-type="string">
            <text:p>phases</text:p>
          </table:table-cell>
          <table:table-cell table:style-name="ce9" office:value-type="string" calcext:value-type="string">
            <text:p>phase_length_in_meters</text:p>
          </table:table-cell>
          <table:table-cell table:style-name="ce9" office:value-type="string" calcext:value-type="string">
            <text:p>stroke_type_id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2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I'),0,CURDATE(),CURDATE())," calcext:value-type="string">
            <text:p>(26,'S4X50MI',200,26,1,0,4,4,50,(select t.id from stroke_types t where t.code = 'MI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I'),0,CURDATE(),CURDATE())," calcext:value-type="string">
            <text:p>(28,'S4X100MI',400,28,1,0,4,4,100,(select t.id from stroke_types t where t.code = 'MI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I'),0,CURDATE(),CURDATE())," calcext:value-type="string">
            <text:p>(31,'S8X25MI',200,31,1,0,4,8,25,(select t.id from stroke_types t where t.code = 'MI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I'),0,CURDATE(),CURDATE())," calcext:value-type="string">
            <text:p>(33,'M4X50MI',200,33,1,1,4,4,50,(select t.id from stroke_types t where t.code = 'MI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I'),0,CURDATE(),CURDATE())," calcext:value-type="string">
            <text:p>(35,'M4X100MI',400,35,1,1,4,4,100,(select t.id from stroke_types t where t.code = 'MI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I'),0,CURDATE(),CURDATE())," calcext:value-type="string">
            <text:p>(38,'M8X25MI',200,38,1,1,4,8,25,(select t.id from stroke_types t where t.code = 'MI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I'),0,CURDATE(),CURDATE());" calcext:value-type="string">
            <text:p>(39,'A8X25MI',200,39,1,1,8,8,25,(select t.id from stroke_types t where t.code = 'MI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4" table:default-cell-style-name="ce11"/>
        <table:table-column table:style-name="co35" table:default-cell-style-name="Default"/>
        <table:table-column table:style-name="co35" table:default-cell-style-name="ce11"/>
        <table:table-column table:style-name="co36" table:number-columns-repeated="2" table:default-cell-style-name="Default"/>
        <table:table-column table:style-name="co37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SQL</text:p>
          </table:table-cell>
        </table:table-row>
        <table:table-row table:style-name="ro4">
          <table:table-cell table:style-name="ce8" office:value-type="string" calcext:value-type="string">
            <text:p>events_by_pool_types</text:p>
          </table:table-cell>
          <table:table-cell table:style-name="ce13" office:value-type="string" calcext:value-type="string">
            <text:p>event_types</text:p>
          </table:table-cell>
          <table:table-cell table:style-name="ce13" office:value-type="string" calcext:value-type="string">
            <text:p>pool_types</text:p>
          </table:table-cell>
          <table:table-cell table:number-columns-repeated="3"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number-columns-repeated="2" table:style-name="ce13" office:value-type="string" calcext:value-type="string">
            <text:p>code</text:p>
          </table:table-cell>
          <table:table-cell table:style-name="ce9" office:value-type="string" calcext:value-type="string">
            <text:p>event_type_id</text:p>
          </table:table-cell>
          <table:table-cell table:style-name="ce9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H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ecord_types.A3:record_types.I9">
          <table:sort>
            <table:sort-by table:field-number="0" table:data-type="automatic"/>
          </table:sort>
        </table:database-range>
        <table:database-range table:name="__Anonymous_Sheet_DB__3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4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0000-00-00T09:47:49.58604968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M38S</meta:editing-duration>
    <meta:editing-cycles>126</meta:editing-cycles>
    <meta:generator>LibreOffice/4.1.6.2$Linux_x86 LibreOffice_project/410m0$Build-2</meta:generator>
    <dc:date>2014-09-07T09:52:41.561861131</dc:date>
    <meta:document-statistic meta:table-count="5" meta:cell-count="3800" meta:object-count="0"/>
    <meta:user-defined meta:name="Info 1"/>
    <meta:user-defined meta:name="Info 2"/>
    <meta:user-defined meta:name="Info 3"/>
    <meta:user-defined meta:name="Info 4"/>
  </office:meta>
</office:document-meta>
</file>